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7"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8" style:family="paragraph" style:parent-style-name="Preformatted_20_Text">
      <style:text-properties style:font-name="Times New Roman" fo:font-size="10.5pt" officeooo:rsid="00762403" officeooo:paragraph-rsid="00762403" style:font-size-asian="9.14999961853027pt" style:font-size-complex="10.5pt"/>
    </style:style>
    <style:style style:name="P19"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0"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1"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6"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7"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775acb" officeooo:paragraph-rsid="0079a295"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5"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6"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7"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8"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2"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4"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5"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6"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fo:font-weight="bold" officeooo:rsid="0090f077" officeooo:paragraph-rsid="009a08ad" style:font-size-asian="11pt" style:font-style-asian="normal" style:font-weight-asian="bold" style:font-size-complex="11pt" style:font-style-complex="normal" style:font-weight-complex="bold"/>
    </style:style>
    <style:style style:name="P88"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0"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1"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4"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7"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8"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01"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03"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04"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05" style:family="paragraph" style:parent-style-name="Preformatted_20_Text">
      <style:text-properties style:font-name="Grand Cru" fo:font-size="9pt" officeooo:rsid="00762403" officeooo:paragraph-rsid="00762403" style:font-size-asian="7.84999990463257pt" style:font-size-complex="9pt"/>
    </style:style>
    <style:style style:name="P106"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1"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2"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1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1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1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1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17"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1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19"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2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22"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2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3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137c629"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3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161"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169"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70"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171"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174"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75"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180"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81"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82"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83"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84"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185"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86"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00"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206"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207"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208"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209"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210"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211"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212"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213"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214" style:family="paragraph" style:parent-style-name="Standard">
      <style:paragraph-properties style:line-height-at-least="0.503cm"/>
      <style:text-properties fo:color="#000000" loext:opacity="100%" style:font-name="Coolvetica" fo:font-size="9pt" fo:font-weight="normal" officeooo:paragraph-rsid="0150e41e" fo:background-color="transparent" style:font-size-asian="9pt" style:font-size-complex="9pt"/>
    </style:style>
    <style:style style:name="P215" style:family="paragraph" style:parent-style-name="Standard">
      <style:paragraph-properties style:line-height-at-least="0.503cm"/>
      <style:text-properties fo:color="#000000" loext:opacity="100%" style:font-name="Coolvetica" fo:font-size="9pt" fo:font-weight="normal" officeooo:paragraph-rsid="0155e00c" fo:background-color="transparent" style:font-size-asian="9pt" style:font-size-complex="9pt"/>
    </style:style>
    <style:style style:name="P216"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217"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218"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219"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220"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221" style:family="paragraph" style:parent-style-name="Index_20_1">
      <style:paragraph-properties>
        <style:tab-stops>
          <style:tab-stop style:position="17cm" style:type="right" style:leader-style="dotted" style:leader-text="."/>
        </style:tab-stops>
      </style:paragraph-properties>
    </style:style>
    <style:style style:name="P222" style:family="paragraph" style:parent-style-name="Index_20_2">
      <style:paragraph-properties>
        <style:tab-stops>
          <style:tab-stop style:position="16.501cm" style:type="right" style:leader-style="dotted" style:leader-text="."/>
        </style:tab-stops>
      </style:paragraph-properties>
    </style:style>
    <style:style style:name="P223" style:family="paragraph" style:parent-style-name="Index_20_3">
      <style:paragraph-properties>
        <style:tab-stops>
          <style:tab-stop style:position="16.002cm" style:type="right" style:leader-style="dotted" style:leader-text="."/>
        </style:tab-stops>
      </style:paragraph-properties>
    </style:style>
    <style:style style:name="P224" style:family="paragraph" style:parent-style-name="Index_20_Separator">
      <style:paragraph-properties>
        <style:tab-stops/>
      </style:paragraph-properties>
    </style:style>
    <style:style style:name="P225"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226"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227"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228"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229"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230"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231"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232"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233"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234"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35"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238"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239"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240"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241"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242"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243"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244"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245" style:family="paragraph" style:parent-style-name="Preformatted_20_Text">
      <style:paragraph-properties fo:text-align="justify" style:justify-single-word="false"/>
      <style:text-properties style:font-name="Coolvetica"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246"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247"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248"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251"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252"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253"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258"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fo:text-align="justify" style:justify-single-word="false"/>
      <style:text-properties style:font-name="Coolvetica"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fo:text-align="justify" style:justify-single-word="false"/>
      <style:text-properties style:font-name="Coolvetica"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274"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275"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276"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277"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278"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279"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280"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281" style:family="paragraph" style:parent-style-name="Preformatted_20_Text">
      <style:text-properties style:font-name="Coolvetica" fo:font-size="9pt" officeooo:rsid="007b2164" officeooo:paragraph-rsid="007b2164" style:font-size-asian="9pt" style:font-size-complex="9pt"/>
    </style:style>
    <style:style style:name="P282" style:family="paragraph" style:parent-style-name="Preformatted_20_Text">
      <style:text-properties style:font-name="Coolvetica" fo:font-size="9pt" style:font-size-asian="9pt" style:font-size-complex="9pt"/>
    </style:style>
    <style:style style:name="P283"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284"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285"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286"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287"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88" style:family="paragraph" style:parent-style-name="Preformatted_20_Text">
      <style:paragraph-properties fo:text-align="justify" style:justify-single-word="false"/>
      <style:text-properties style:font-name="Coolvetica" officeooo:paragraph-rsid="008baf01"/>
    </style:style>
    <style:style style:name="P289" style:family="paragraph" style:parent-style-name="Preformatted_20_Text">
      <style:paragraph-properties fo:text-align="justify" style:justify-single-word="false"/>
      <style:text-properties style:font-name="Coolvetica" officeooo:paragraph-rsid="008d2b0b"/>
    </style:style>
    <style:style style:name="P290" style:family="paragraph" style:parent-style-name="Preformatted_20_Text">
      <style:paragraph-properties fo:text-align="justify" style:justify-single-word="false"/>
      <style:text-properties style:font-name="Coolvetica" officeooo:paragraph-rsid="00709a3a"/>
    </style:style>
    <style:style style:name="P291" style:family="paragraph" style:parent-style-name="Preformatted_20_Text">
      <style:paragraph-properties fo:text-align="justify" style:justify-single-word="false"/>
      <style:text-properties style:font-name="Coolvetica" officeooo:paragraph-rsid="0072cd0d"/>
    </style:style>
    <style:style style:name="P292" style:family="paragraph" style:parent-style-name="Preformatted_20_Text">
      <style:paragraph-properties fo:text-align="justify" style:justify-single-word="false"/>
      <style:text-properties style:font-name="Coolvetica" officeooo:paragraph-rsid="007393c0"/>
    </style:style>
    <style:style style:name="P293" style:family="paragraph" style:parent-style-name="Preformatted_20_Text">
      <style:paragraph-properties fo:text-align="justify" style:justify-single-word="false"/>
      <style:text-properties style:font-name="Coolvetica" officeooo:rsid="008d2b0b" officeooo:paragraph-rsid="008d2b0b"/>
    </style:style>
    <style:style style:name="P294" style:family="paragraph" style:parent-style-name="Preformatted_20_Text">
      <style:paragraph-properties fo:text-align="justify" style:justify-single-word="false"/>
      <style:text-properties style:font-name="Coolvetica" officeooo:rsid="007393c0" officeooo:paragraph-rsid="007393c0"/>
    </style:style>
    <style:style style:name="P295" style:family="paragraph" style:parent-style-name="Preformatted_20_Text">
      <style:text-properties style:font-name="Coolvetica"/>
    </style:style>
    <style:style style:name="P296" style:family="paragraph" style:parent-style-name="Preformatted_20_Text">
      <style:text-properties style:font-name="Coolvetica" officeooo:rsid="00762403" officeooo:paragraph-rsid="00762403"/>
    </style:style>
    <style:style style:name="P297" style:family="paragraph" style:parent-style-name="Standard">
      <style:paragraph-properties style:line-height-at-least="0.503cm"/>
      <style:text-properties style:font-name="Coolvetica"/>
    </style:style>
    <style:style style:name="P298" style:family="paragraph" style:parent-style-name="Standard">
      <style:paragraph-properties style:line-height-at-least="0.503cm" fo:text-align="start" style:justify-single-word="false"/>
      <style:text-properties style:font-name="Coolvetica" officeooo:paragraph-rsid="01e9dae7"/>
    </style:style>
    <style:style style:name="P299" style:family="paragraph" style:parent-style-name="Standard">
      <style:paragraph-properties fo:text-align="justify" style:justify-single-word="false"/>
      <style:text-properties fo:color="#800080"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fo:text-align="justify" style:justify-single-word="false"/>
      <style:text-properties fo:color="#800080"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302" style:family="paragraph" style:parent-style-name="Standard">
      <style:paragraph-properties fo:text-align="justify" style:justify-single-word="false"/>
      <style:text-properties fo:color="#800080" loext:opacity="100%" style:font-name="Coolvetica" fo:font-size="9pt" officeooo:rsid="004bf0c6" officeooo:paragraph-rsid="004bf0c6" style:font-size-asian="7.84999990463257pt" style:font-size-complex="9pt"/>
    </style:style>
    <style:style style:name="P303"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304" style:family="paragraph" style:parent-style-name="Standard">
      <style:paragraph-properties fo:text-align="justify" style:justify-single-word="false"/>
      <style:text-properties fo:color="#c9211e"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05" style:family="paragraph" style:parent-style-name="Standard">
      <style:paragraph-properties fo:text-align="justify" style:justify-single-word="false"/>
      <style:text-properties fo:color="#ff000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06"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307"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308" style:family="paragraph" style:parent-style-name="Standard">
      <style:paragraph-properties style:line-height-at-least="0.503cm" fo:text-align="start" style:justify-single-word="false"/>
      <style:text-properties style:font-name="Coolvetica1" officeooo:paragraph-rsid="01c569dd"/>
    </style:style>
    <style:style style:name="P309" style:family="paragraph" style:parent-style-name="Standard">
      <style:paragraph-properties style:line-height-at-least="0.503cm" fo:text-align="justify" style:justify-single-word="false"/>
      <style:text-properties officeooo:paragraph-rsid="01e9dae7"/>
    </style:style>
    <style:style style:name="P310" style:family="paragraph" style:parent-style-name="Footer">
      <style:text-properties officeooo:paragraph-rsid="01eb8b94"/>
    </style:style>
    <style:style style:name="P311" style:family="paragraph" style:parent-style-name="Index_20_Heading">
      <style:paragraph-properties fo:text-align="justify" style:justify-single-word="false"/>
      <style:text-properties officeooo:paragraph-rsid="01eb8b94"/>
    </style:style>
    <style:style style:name="P312"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313"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314"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315"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316"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317"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318"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319"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320"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321"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322"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323"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324"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325"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326"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327"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328"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329"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330"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331"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332"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333"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334"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335"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336"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337"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338"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339"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340"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341"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342"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343"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344"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345" style:family="paragraph" style:parent-style-name="Standard" style:list-style-name="L6">
      <style:paragraph-properties fo:text-align="justify" style:justify-single-word="false"/>
      <style:text-properties officeooo:paragraph-rsid="00f0d9f5"/>
    </style:style>
    <style:style style:name="P346"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347"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348"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349"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350"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351"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352"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353"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3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3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3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3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fo:background-color="transparent" style:font-size-asian="9.60000038146973pt" style:font-style-asian="normal" style:font-weight-asian="normal" style:font-size-complex="11pt" style:font-style-complex="normal" style:font-weight-complex="normal"/>
    </style:style>
    <style:style style:name="P3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3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3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3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3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3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3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365" style:family="paragraph" style:parent-style-name="Standard" style:list-style-name="L20">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36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36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36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36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37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371"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37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37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37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37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3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3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3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3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3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3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3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383"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384"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3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3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387"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P388"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officeooo:rsid="01fad27e" style:font-style-asian="italic" style:font-style-complex="italic"/>
    </style:style>
    <style:style style:name="T28" style:family="text">
      <style:text-properties fo:font-style="italic" officeooo:rsid="01fb33c2" style:font-style-asian="italic" style:font-style-complex="italic"/>
    </style:style>
    <style:style style:name="T29" style:family="text">
      <style:text-properties fo:font-style="italic" officeooo:rsid="01fc6869" style:font-style-asian="italic" style:font-style-complex="italic"/>
    </style:style>
    <style:style style:name="T30" style:family="text">
      <style:text-properties fo:font-style="italic" officeooo:rsid="020498d7" style:font-style-asian="italic" style:font-style-complex="italic"/>
    </style:style>
    <style:style style:name="T31" style:family="text">
      <style:text-properties fo:font-style="italic" style:font-style-asian="italic" style:font-weight-asian="normal" style:font-style-complex="italic" style:font-weight-complex="normal"/>
    </style:style>
    <style:style style:name="T32" style:family="text">
      <style:text-properties fo:font-style="italic" officeooo:rsid="00eccaa2" style:font-style-asian="italic" style:font-weight-asian="normal" style:font-style-complex="italic" style:font-weight-complex="normal"/>
    </style:style>
    <style:style style:name="T33" style:family="text">
      <style:text-properties fo:font-style="italic" officeooo:rsid="00ff0d16" style:font-style-asian="italic" style:font-weight-asian="normal" style:font-style-complex="italic" style:font-weight-complex="normal"/>
    </style:style>
    <style:style style:name="T34" style:family="text">
      <style:text-properties fo:font-style="italic" officeooo:rsid="0105917d" style:font-style-asian="italic" style:font-weight-asian="normal" style:font-style-complex="italic" style:font-weight-complex="normal"/>
    </style:style>
    <style:style style:name="T35" style:family="text">
      <style:text-properties fo:font-style="italic" officeooo:rsid="0105aa54" style:font-style-asian="italic" style:font-weight-asian="normal" style:font-style-complex="italic" style:font-weight-complex="normal"/>
    </style:style>
    <style:style style:name="T36" style:family="text">
      <style:text-properties fo:font-style="italic" officeooo:rsid="010719a8" style:font-style-asian="italic" style:font-weight-asian="normal" style:font-style-complex="italic" style:font-weight-complex="normal"/>
    </style:style>
    <style:style style:name="T37" style:family="text">
      <style:text-properties fo:font-style="italic" officeooo:rsid="0109bb3b" style:font-style-asian="italic" style:font-weight-asian="normal" style:font-style-complex="italic" style:font-weight-complex="normal"/>
    </style:style>
    <style:style style:name="T38" style:family="text">
      <style:text-properties fo:font-style="italic" officeooo:rsid="010a122c" style:font-style-asian="italic" style:font-weight-asian="normal" style:font-style-complex="italic" style:font-weight-complex="normal"/>
    </style:style>
    <style:style style:name="T39" style:family="text">
      <style:text-properties fo:font-style="italic" officeooo:rsid="010bc914" style:font-style-asian="italic" style:font-weight-asian="normal" style:font-style-complex="italic" style:font-weight-complex="normal"/>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4e3502" style:font-style-asian="italic" style:font-weight-asian="normal" style:font-style-complex="italic" style:font-weight-complex="normal"/>
    </style:style>
    <style:style style:name="T42" style:family="text">
      <style:text-properties fo:font-style="italic" fo:font-weight="normal" fo:background-color="transparent" loext:char-shading-value="0" style:font-style-asian="italic" style:font-weight-asian="normal"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78d6d1" style:font-style-asian="italic" style:font-weight-asian="bold" style:font-style-complex="italic" style:font-weight-complex="bold"/>
    </style:style>
    <style:style style:name="T45" style:family="text">
      <style:text-properties fo:font-style="italic" fo:font-weight="bold" officeooo:rsid="00ec984f" style:font-style-asian="italic" style:font-weight-asian="bold" style:font-style-complex="italic" style:font-weight-complex="bold"/>
    </style:style>
    <style:style style:name="T46" style:family="text">
      <style:text-properties fo:font-style="italic" fo:font-weight="bold" officeooo:rsid="00eccaa2" style:font-style-asian="italic" style:font-weight-asian="bold" style:font-style-complex="italic" style:font-weight-complex="bold"/>
    </style:style>
    <style:style style:name="T47" style:family="text">
      <style:text-properties fo:font-style="italic" fo:font-weight="bold" officeooo:rsid="00f32e9f" style:font-style-asian="italic" style:font-weight-asian="bold" style:font-style-complex="italic" style:font-weight-complex="bold"/>
    </style:style>
    <style:style style:name="T48" style:family="text">
      <style:text-properties fo:font-style="italic" fo:font-weight="bold" officeooo:rsid="010719a8" style:font-style-asian="italic" style:font-weight-asian="bold" style:font-style-complex="italic" style:font-weight-complex="bold"/>
    </style:style>
    <style:style style:name="T49" style:family="text">
      <style:text-properties fo:font-style="italic" fo:font-weight="bold" officeooo:rsid="0109bb3b" style:font-style-asian="italic" style:font-weight-asian="bold" style:font-style-complex="italic" style:font-weight-complex="bold"/>
    </style:style>
    <style:style style:name="T50" style:family="text">
      <style:text-properties fo:font-style="italic" fo:font-weight="bold" officeooo:rsid="010bc914" style:font-style-asian="italic" style:font-weight-asian="bold" style:font-style-complex="italic" style:font-weight-complex="bold"/>
    </style:style>
    <style:style style:name="T51" style:family="text">
      <style:text-properties fo:font-style="italic" fo:font-weight="bold" officeooo:rsid="012c16df" style:font-style-asian="italic" style:font-weight-asian="bold" style:font-style-complex="italic" style:font-weight-complex="bold"/>
    </style:style>
    <style:style style:name="T52" style:family="text">
      <style:text-properties fo:font-style="italic" fo:font-weight="bold" officeooo:rsid="012c807a" style:font-style-asian="italic" style:font-weight-asian="bold" style:font-style-complex="italic" style:font-weight-complex="bold"/>
    </style:style>
    <style:style style:name="T53" style:family="text">
      <style:text-properties fo:font-style="italic" fo:font-weight="bold" officeooo:rsid="012d3980" style:font-style-asian="italic" style:font-weight-asian="bold" style:font-style-complex="italic" style:font-weight-complex="bold"/>
    </style:style>
    <style:style style:name="T54" style:family="text">
      <style:text-properties fo:font-style="italic" fo:font-weight="bold" officeooo:rsid="012f3376" style:font-style-asian="italic" style:font-weight-asian="bold" style:font-style-complex="italic" style:font-weight-complex="bold"/>
    </style:style>
    <style:style style:name="T55" style:family="text">
      <style:text-properties fo:font-style="italic" fo:font-weight="bold" officeooo:rsid="014f966c" style:font-style-asian="italic" style:font-weight-asian="bold" style:font-style-complex="italic" style:font-weight-complex="bold"/>
    </style:style>
    <style:style style:name="T56" style:family="text">
      <style:text-properties fo:font-style="italic" fo:font-weight="bold" officeooo:rsid="015e8fe0" style:font-style-asian="italic" style:font-weight-asian="bold" style:font-style-complex="italic" style:font-weight-complex="bold"/>
    </style:style>
    <style:style style:name="T57" style:family="text">
      <style:text-properties fo:font-style="italic" fo:font-weight="bold" officeooo:rsid="01614fee" style:font-style-asian="italic" style:font-weight-asian="bold" style:font-style-complex="italic" style:font-weight-complex="bold"/>
    </style:style>
    <style:style style:name="T58" style:family="text">
      <style:text-properties fo:font-style="italic" fo:font-weight="bold" officeooo:rsid="0165e06d" style:font-style-asian="italic" style:font-weight-asian="bold" style:font-style-complex="italic" style:font-weight-complex="bold"/>
    </style:style>
    <style:style style:name="T59" style:family="text">
      <style:text-properties fo:font-style="italic" fo:font-weight="bold" officeooo:rsid="0167869a" style:font-style-asian="italic" style:font-weight-asian="bold" style:font-style-complex="italic" style:font-weight-complex="bold"/>
    </style:style>
    <style:style style:name="T60" style:family="text">
      <style:text-properties fo:font-style="italic" fo:font-weight="bold" officeooo:rsid="016e5140" style:font-style-asian="italic" style:font-weight-asian="bold" style:font-style-complex="italic" style:font-weight-complex="bold"/>
    </style:style>
    <style:style style:name="T61" style:family="text">
      <style:text-properties fo:font-style="italic" fo:font-weight="bold" officeooo:rsid="01f189fe" style:font-style-asian="italic" style:font-weight-asian="bold" style:font-style-complex="italic" style:font-weight-complex="bold"/>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10719a8" style:font-style-asian="italic" style:font-weight-asian="normal" style:font-style-complex="italic" style:font-weight-complex="normal"/>
    </style:style>
    <style:style style:name="T64" style:family="text">
      <style:text-properties fo:font-style="italic" fo:font-weight="bold" officeooo:rsid="013de40e" fo:background-color="#ffff00" loext:char-shading-value="0" style:font-style-asian="italic" style:font-weight-asian="bold" style:font-style-complex="italic" style:font-weight-complex="bold"/>
    </style:style>
    <style:style style:name="T65" style:family="text">
      <style:text-properties fo:font-style="italic" fo:font-weight="bold" fo:background-color="transparent" loext:char-shading-value="0" style:font-style-asian="italic" style:font-weight-asian="bold" style:font-style-complex="italic" style:font-weight-complex="bold"/>
    </style:style>
    <style:style style:name="T66" style:family="text">
      <style:text-properties fo:font-style="italic" officeooo:rsid="012c16df" fo:background-color="#ffff00" loext:char-shading-value="0" style:font-style-asian="italic" style:font-weight-asian="normal" style:font-style-complex="italic" style:font-weight-complex="normal"/>
    </style:style>
    <style:style style:name="T67" style:family="text">
      <style:text-properties fo:font-style="italic" officeooo:rsid="01f695e3" fo:background-color="#ffff00" loext:char-shading-value="0"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1d471fe" fo:background-color="transparent" loext:char-shading-value="0" style:font-style-asian="italic" style:font-style-complex="italic"/>
    </style:style>
    <style:style style:name="T70" style:family="text">
      <style:text-properties fo:font-style="italic" officeooo:rsid="01d8bbd6" fo:background-color="transparent" loext:char-shading-value="0" style:font-style-asian="italic" style:font-style-complex="italic"/>
    </style:style>
    <style:style style:name="T71" style:family="text">
      <style:text-properties fo:font-style="italic" officeooo:rsid="01e44632" fo:background-color="transparent" loext:char-shading-value="0" style:font-style-asian="italic" style:font-style-complex="italic"/>
    </style:style>
    <style:style style:name="T72" style:family="text">
      <style:text-properties officeooo:rsid="0031933a"/>
    </style:style>
    <style:style style:name="T73" style:family="text">
      <style:text-properties officeooo:rsid="00328709"/>
    </style:style>
    <style:style style:name="T74" style:family="text">
      <style:text-properties officeooo:rsid="00356f85"/>
    </style:style>
    <style:style style:name="T75" style:family="text">
      <style:text-properties officeooo:rsid="00393504"/>
    </style:style>
    <style:style style:name="T76" style:family="text">
      <style:text-properties officeooo:rsid="003ad0c7"/>
    </style:style>
    <style:style style:name="T77" style:family="text">
      <style:text-properties officeooo:rsid="003b6009"/>
    </style:style>
    <style:style style:name="T78" style:family="text">
      <style:text-properties fo:font-weight="bold" style:font-weight-asian="bold" style:font-weight-complex="bold"/>
    </style:style>
    <style:style style:name="T79" style:family="text">
      <style:text-properties fo:font-weight="bold" officeooo:rsid="003b6009" style:font-weight-asian="bold" style:font-weight-complex="bold"/>
    </style:style>
    <style:style style:name="T80" style:family="text">
      <style:text-properties fo:font-weight="bold" officeooo:rsid="0150e41e" style:font-weight-asian="bold" style:font-weight-complex="bold"/>
    </style:style>
    <style:style style:name="T81" style:family="text">
      <style:text-properties fo:font-weight="bold" officeooo:rsid="0152cf45" style:font-weight-asian="bold" style:font-weight-complex="bold"/>
    </style:style>
    <style:style style:name="T82" style:family="text">
      <style:text-properties fo:font-weight="bold" officeooo:rsid="01549bcb" style:font-weight-asian="bold" style:font-weight-complex="bold"/>
    </style:style>
    <style:style style:name="T83" style:family="text">
      <style:text-properties fo:font-weight="bold" officeooo:rsid="015563b7" style:font-weight-asian="bold" style:font-weight-complex="bold"/>
    </style:style>
    <style:style style:name="T84" style:family="text">
      <style:text-properties fo:font-weight="bold" officeooo:rsid="0155e00c" style:font-weight-asian="bold" style:font-weight-complex="bold"/>
    </style:style>
    <style:style style:name="T85" style:family="text">
      <style:text-properties fo:font-weight="bold" officeooo:rsid="01ee1ffe"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officeooo:rsid="01fc7124" style:font-weight-asian="bold" style:font-weight-complex="bold"/>
    </style:style>
    <style:style style:name="T88" style:family="text">
      <style:text-properties fo:font-weight="bold" fo:background-color="transparent" loext:char-shading-value="0" style:font-weight-asian="bold" style:font-weight-complex="bold"/>
    </style:style>
    <style:style style:name="T89" style:family="text">
      <style:text-properties fo:font-weight="bold" officeooo:rsid="01d8bbd6" fo:background-color="transparent" loext:char-shading-value="0" style:font-weight-asian="bold" style:font-weight-complex="bold"/>
    </style:style>
    <style:style style:name="T90" style:family="text">
      <style:text-properties fo:font-weight="normal" style:font-weight-asian="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580ce0" style:font-style-asian="normal" style:font-style-complex="normal"/>
    </style:style>
    <style:style style:name="T93" style:family="text">
      <style:text-properties fo:font-style="normal" officeooo:rsid="00566f10" style:font-style-asian="normal" style:font-style-complex="normal"/>
    </style:style>
    <style:style style:name="T94" style:family="text">
      <style:text-properties fo:font-style="normal" officeooo:rsid="00595f28" style:font-style-asian="normal" style:font-style-complex="normal"/>
    </style:style>
    <style:style style:name="T95" style:family="text">
      <style:text-properties fo:font-style="normal" officeooo:rsid="0078d6d1" style:font-style-asian="normal" style:font-style-complex="normal"/>
    </style:style>
    <style:style style:name="T96" style:family="text">
      <style:text-properties fo:font-style="normal" officeooo:rsid="0090a117" style:font-style-asian="normal" style:font-style-complex="normal"/>
    </style:style>
    <style:style style:name="T97" style:family="text">
      <style:text-properties fo:font-style="normal" officeooo:rsid="0090f077" style:font-style-asian="normal" style:font-style-complex="normal"/>
    </style:style>
    <style:style style:name="T98" style:family="text">
      <style:text-properties fo:font-style="normal" officeooo:rsid="00926129" style:font-style-asian="normal" style:font-style-complex="normal"/>
    </style:style>
    <style:style style:name="T99" style:family="text">
      <style:text-properties fo:font-style="normal" officeooo:rsid="00caa9e3" style:font-style-asian="normal" style:font-style-complex="normal"/>
    </style:style>
    <style:style style:name="T100" style:family="text">
      <style:text-properties fo:font-style="normal" officeooo:rsid="00f18a03" style:font-style-asian="normal" style:font-style-complex="normal"/>
    </style:style>
    <style:style style:name="T101" style:family="text">
      <style:text-properties fo:font-style="normal" officeooo:rsid="00f32e9f" style:font-style-asian="normal" style:font-style-complex="normal"/>
    </style:style>
    <style:style style:name="T102" style:family="text">
      <style:text-properties fo:font-style="normal" style:font-style-asian="normal" style:font-weight-asian="normal" style:font-style-complex="normal" style:font-weight-complex="normal"/>
    </style:style>
    <style:style style:name="T103" style:family="text">
      <style:text-properties fo:font-style="normal" officeooo:rsid="00ec984f" style:font-style-asian="normal" style:font-weight-asian="normal" style:font-style-complex="normal" style:font-weight-complex="normal"/>
    </style:style>
    <style:style style:name="T104" style:family="text">
      <style:text-properties fo:font-style="normal" officeooo:rsid="00eccaa2" style:font-style-asian="normal" style:font-weight-asian="normal" style:font-style-complex="normal" style:font-weight-complex="normal"/>
    </style:style>
    <style:style style:name="T105" style:family="text">
      <style:text-properties fo:font-style="normal" officeooo:rsid="00f61407" style:font-style-asian="normal" style:font-weight-asian="normal" style:font-style-complex="normal" style:font-weight-complex="normal"/>
    </style:style>
    <style:style style:name="T106" style:family="text">
      <style:text-properties fo:font-style="normal" officeooo:rsid="00ff0d16" style:font-style-asian="normal" style:font-weight-asian="normal" style:font-style-complex="normal" style:font-weight-complex="normal"/>
    </style:style>
    <style:style style:name="T107" style:family="text">
      <style:text-properties fo:font-style="normal" officeooo:rsid="01007e32" style:font-style-asian="normal" style:font-weight-asian="normal" style:font-style-complex="normal" style:font-weight-complex="normal"/>
    </style:style>
    <style:style style:name="T108" style:family="text">
      <style:text-properties fo:font-style="normal" officeooo:rsid="01027a80" style:font-style-asian="normal" style:font-weight-asian="normal" style:font-style-complex="normal" style:font-weight-complex="normal"/>
    </style:style>
    <style:style style:name="T109" style:family="text">
      <style:text-properties fo:font-style="normal" officeooo:rsid="0105917d" style:font-style-asian="normal" style:font-weight-asian="normal" style:font-style-complex="normal" style:font-weight-complex="normal"/>
    </style:style>
    <style:style style:name="T110" style:family="text">
      <style:text-properties fo:font-style="normal" officeooo:rsid="0105aa54" style:font-style-asian="normal" style:font-weight-asian="normal" style:font-style-complex="normal" style:font-weight-complex="normal"/>
    </style:style>
    <style:style style:name="T111" style:family="text">
      <style:text-properties fo:font-style="normal" officeooo:rsid="010719a8" style:font-style-asian="normal" style:font-weight-asian="normal" style:font-style-complex="normal" style:font-weight-complex="normal"/>
    </style:style>
    <style:style style:name="T112" style:family="text">
      <style:text-properties fo:font-style="normal" officeooo:rsid="0109bb3b" style:font-style-asian="normal" style:font-weight-asian="normal" style:font-style-complex="normal" style:font-weight-complex="normal"/>
    </style:style>
    <style:style style:name="T113" style:family="text">
      <style:text-properties fo:font-style="normal" officeooo:rsid="010a122c" style:font-style-asian="normal" style:font-weight-asian="normal" style:font-style-complex="normal" style:font-weight-complex="normal"/>
    </style:style>
    <style:style style:name="T114" style:family="text">
      <style:text-properties fo:font-style="normal" officeooo:rsid="010bc914" style:font-style-asian="normal" style:font-weight-asian="normal" style:font-style-complex="normal" style:font-weight-complex="normal"/>
    </style:style>
    <style:style style:name="T115" style:family="text">
      <style:text-properties fo:font-style="normal" officeooo:rsid="010d93ac" style:font-style-asian="normal" style:font-weight-asian="normal" style:font-style-complex="normal" style:font-weight-complex="normal"/>
    </style:style>
    <style:style style:name="T116" style:family="text">
      <style:text-properties fo:font-style="normal" officeooo:rsid="010f6007" style:font-style-asian="normal" style:font-weight-asian="normal" style:font-style-complex="normal" style:font-weight-complex="normal"/>
    </style:style>
    <style:style style:name="T117" style:family="text">
      <style:text-properties fo:font-style="normal" officeooo:rsid="010fd16d" style:font-style-asian="normal" style:font-weight-asian="normal" style:font-style-complex="normal" style:font-weight-complex="normal"/>
    </style:style>
    <style:style style:name="T118" style:family="text">
      <style:text-properties fo:font-style="normal" officeooo:rsid="01232ef7" style:font-style-asian="normal" style:font-weight-asian="normal" style:font-style-complex="normal" style:font-weight-complex="normal"/>
    </style:style>
    <style:style style:name="T119" style:family="text">
      <style:text-properties fo:font-style="normal" officeooo:rsid="01268c6b" style:font-style-asian="normal" style:font-weight-asian="normal" style:font-style-complex="normal" style:font-weight-complex="normal"/>
    </style:style>
    <style:style style:name="T120" style:family="text">
      <style:text-properties fo:font-style="normal" officeooo:rsid="012a4923" style:font-style-asian="normal" style:font-weight-asian="normal" style:font-style-complex="normal" style:font-weight-complex="normal"/>
    </style:style>
    <style:style style:name="T121" style:family="text">
      <style:text-properties fo:font-style="normal" officeooo:rsid="012c16df" style:font-style-asian="normal" style:font-weight-asian="normal" style:font-style-complex="normal" style:font-weight-complex="normal"/>
    </style:style>
    <style:style style:name="T122" style:family="text">
      <style:text-properties fo:font-style="normal" officeooo:rsid="012c807a" style:font-style-asian="normal" style:font-weight-asian="normal" style:font-style-complex="normal" style:font-weight-complex="normal"/>
    </style:style>
    <style:style style:name="T123" style:family="text">
      <style:text-properties fo:font-style="normal" officeooo:rsid="012d3980" style:font-style-asian="normal" style:font-weight-asian="normal" style:font-style-complex="normal" style:font-weight-complex="normal"/>
    </style:style>
    <style:style style:name="T124" style:family="text">
      <style:text-properties fo:font-style="normal" officeooo:rsid="012de91e" style:font-style-asian="normal" style:font-weight-asian="normal" style:font-style-complex="normal" style:font-weight-complex="normal"/>
    </style:style>
    <style:style style:name="T125" style:family="text">
      <style:text-properties fo:font-style="normal" officeooo:rsid="012f3376" style:font-style-asian="normal" style:font-weight-asian="normal" style:font-style-complex="normal" style:font-weight-complex="normal"/>
    </style:style>
    <style:style style:name="T126" style:family="text">
      <style:text-properties fo:font-style="normal" officeooo:rsid="0131f6a0" style:font-style-asian="normal" style:font-weight-asian="normal" style:font-style-complex="normal" style:font-weight-complex="normal"/>
    </style:style>
    <style:style style:name="T127" style:family="text">
      <style:text-properties fo:font-style="normal" officeooo:rsid="013de40e" style:font-style-asian="normal" style:font-weight-asian="normal" style:font-style-complex="normal" style:font-weight-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049b0e3" style:font-style-asian="normal" style:font-weight-asian="bold" style:font-style-complex="normal" style:font-weight-complex="bold"/>
    </style:style>
    <style:style style:name="T130" style:family="text">
      <style:text-properties fo:font-style="normal" fo:font-weight="bold" officeooo:rsid="010719a8" style:font-style-asian="normal" style:font-weight-asian="bold" style:font-style-complex="normal" style:font-weight-complex="bold"/>
    </style:style>
    <style:style style:name="T131"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49b0e3" style:font-style-asian="normal" style:font-weight-asian="normal" style:font-style-complex="normal" style:font-weight-complex="normal"/>
    </style:style>
    <style:style style:name="T134" style:family="text">
      <style:text-properties fo:font-style="normal" fo:font-weight="normal" officeooo:rsid="004ba80c" style:font-style-asian="normal" style:font-weight-asian="normal" style:font-style-complex="normal" style:font-weight-complex="normal"/>
    </style:style>
    <style:style style:name="T135" style:family="text">
      <style:text-properties fo:font-style="normal" fo:font-weight="normal" officeooo:rsid="004bf0c6" style:font-style-asian="normal" style:font-weight-asian="normal" style:font-style-complex="normal" style:font-weight-complex="normal"/>
    </style:style>
    <style:style style:name="T136" style:family="text">
      <style:text-properties fo:font-style="normal" fo:font-weight="normal" officeooo:rsid="004ccff9" style:font-style-asian="normal" style:font-weight-asian="normal" style:font-style-complex="normal" style:font-weight-complex="normal"/>
    </style:style>
    <style:style style:name="T137" style:family="text">
      <style:text-properties fo:font-style="normal" fo:font-weight="normal" officeooo:rsid="004e3502" style:font-style-asian="normal" style:font-weight-asian="normal" style:font-style-complex="normal" style:font-weight-complex="normal"/>
    </style:style>
    <style:style style:name="T138" style:family="text">
      <style:text-properties fo:font-style="normal" fo:font-weight="normal" officeooo:rsid="00502440" style:font-style-asian="normal" style:font-weight-asian="normal" style:font-style-complex="normal" style:font-weight-complex="normal"/>
    </style:style>
    <style:style style:name="T139" style:family="text">
      <style:text-properties fo:font-style="normal" fo:font-weight="normal" officeooo:rsid="0051c9cc" style:font-style-asian="normal" style:font-weight-asian="normal" style:font-style-complex="normal" style:font-weight-complex="normal"/>
    </style:style>
    <style:style style:name="T140" style:family="text">
      <style:text-properties fo:font-style="normal" fo:font-weight="normal" officeooo:rsid="0052ea2b" style:font-style-asian="normal" style:font-weight-asian="normal" style:font-style-complex="normal" style:font-weight-complex="normal"/>
    </style:style>
    <style:style style:name="T141" style:family="text">
      <style:text-properties fo:font-style="normal" fo:font-weight="normal" officeooo:rsid="0053e0bf" style:font-style-asian="normal" style:font-weight-asian="normal" style:font-style-complex="normal" style:font-weight-complex="normal"/>
    </style:style>
    <style:style style:name="T142" style:family="text">
      <style:text-properties fo:font-style="normal" fo:font-weight="normal" officeooo:rsid="006cfa82" style:font-style-asian="normal" style:font-weight-asian="normal" style:font-style-complex="normal" style:font-weight-complex="normal"/>
    </style:style>
    <style:style style:name="T143" style:family="text">
      <style:text-properties fo:font-style="normal" fo:font-weight="normal" officeooo:rsid="006fc966" style:font-style-asian="normal" style:font-weight-asian="normal" style:font-style-complex="normal" style:font-weight-complex="normal"/>
    </style:style>
    <style:style style:name="T144" style:family="text">
      <style:text-properties fo:font-style="normal" fo:font-weight="normal" officeooo:rsid="0078d6d1" style:font-style-asian="normal" style:font-weight-asian="normal" style:font-style-complex="normal" style:font-weight-complex="normal"/>
    </style:style>
    <style:style style:name="T145" style:family="text">
      <style:text-properties fo:font-style="normal" fo:font-weight="normal" officeooo:rsid="00a3c915" style:font-style-asian="normal" style:font-weight-asian="normal" style:font-style-complex="normal" style:font-weight-complex="normal"/>
    </style:style>
    <style:style style:name="T146" style:family="text">
      <style:text-properties fo:font-style="normal" fo:font-weight="normal" officeooo:rsid="00caa9e3" style:font-style-asian="normal" style:font-weight-asian="normal" style:font-style-complex="normal" style:font-weight-complex="normal"/>
    </style:style>
    <style:style style:name="T147" style:family="text">
      <style:text-properties fo:font-style="normal" fo:font-weight="normal" officeooo:rsid="00cd9e43" style:font-style-asian="normal" style:font-weight-asian="normal" style:font-style-complex="normal" style:font-weight-complex="normal"/>
    </style:style>
    <style:style style:name="T148" style:family="text">
      <style:text-properties fo:font-style="normal" fo:font-weight="normal" officeooo:rsid="00ce246a" style:font-style-asian="normal" style:font-weight-asian="normal" style:font-style-complex="normal" style:font-weight-complex="normal"/>
    </style:style>
    <style:style style:name="T149" style:family="text">
      <style:text-properties fo:font-style="normal" fo:font-weight="normal" officeooo:rsid="00cf02e1" style:font-style-asian="normal" style:font-weight-asian="normal" style:font-style-complex="normal" style:font-weight-complex="normal"/>
    </style:style>
    <style:style style:name="T150" style:family="text">
      <style:text-properties fo:font-style="normal" fo:font-weight="normal" officeooo:rsid="00cf9e86" style:font-style-asian="normal" style:font-weight-asian="normal" style:font-style-complex="normal" style:font-weight-complex="normal"/>
    </style:style>
    <style:style style:name="T151" style:family="text">
      <style:text-properties fo:font-style="normal" fo:font-weight="normal" officeooo:rsid="00cfa581" style:font-style-asian="normal" style:font-weight-asian="normal" style:font-style-complex="normal" style:font-weight-complex="normal"/>
    </style:style>
    <style:style style:name="T152" style:family="text">
      <style:text-properties fo:font-style="normal" fo:font-weight="normal" officeooo:rsid="00d19c92" style:font-style-asian="normal" style:font-weight-asian="normal" style:font-style-complex="normal" style:font-weight-complex="normal"/>
    </style:style>
    <style:style style:name="T153" style:family="text">
      <style:text-properties fo:font-style="normal" fo:font-weight="normal" officeooo:rsid="00f18a03" style:font-style-asian="normal" style:font-weight-asian="normal" style:font-style-complex="normal" style:font-weight-complex="normal"/>
    </style:style>
    <style:style style:name="T154" style:family="text">
      <style:text-properties fo:font-style="normal" fo:font-weight="normal" officeooo:rsid="00f32e9f" style:font-style-asian="normal" style:font-weight-asian="normal" style:font-style-complex="normal" style:font-weight-complex="normal"/>
    </style:style>
    <style:style style:name="T155" style:family="text">
      <style:text-properties fo:font-style="normal" fo:font-weight="normal" officeooo:rsid="00f5e4e6" style:font-style-asian="normal" style:font-weight-asian="normal" style:font-style-complex="normal" style:font-weight-complex="normal"/>
    </style:style>
    <style:style style:name="T156" style:family="text">
      <style:text-properties fo:font-style="normal" fo:font-weight="normal" officeooo:rsid="011c475f" style:font-style-asian="normal" style:font-weight-asian="normal" style:font-style-complex="normal" style:font-weight-complex="normal"/>
    </style:style>
    <style:style style:name="T157" style:family="text">
      <style:text-properties fo:font-style="normal" fo:font-weight="normal" officeooo:rsid="006428de" style:font-style-asian="normal" style:font-weight-asian="normal" style:font-style-complex="normal" style:font-weight-complex="normal"/>
    </style:style>
    <style:style style:name="T158" style:family="text">
      <style:text-properties fo:font-style="normal" fo:font-weight="normal" officeooo:rsid="0064e718" style:font-style-asian="normal" style:font-weight-asian="normal" style:font-style-complex="normal" style:font-weight-complex="normal"/>
    </style:style>
    <style:style style:name="T159" style:family="text">
      <style:text-properties fo:font-style="normal" fo:font-weight="normal" officeooo:rsid="00809229" style:font-style-asian="normal" style:font-weight-asian="normal" style:font-style-complex="normal" style:font-weight-complex="normal"/>
    </style:style>
    <style:style style:name="T160" style:family="text">
      <style:text-properties fo:font-style="normal" fo:font-weight="normal" officeooo:rsid="019a1cb6" style:font-style-asian="normal" style:font-weight-asian="normal" style:font-style-complex="normal" style:font-weight-complex="normal"/>
    </style:style>
    <style:style style:name="T161"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62"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63" style:family="text">
      <style:text-properties fo:font-style="normal" fo:font-weight="normal" fo:background-color="#ffff00" loext:char-shading-value="0" style:font-style-asian="normal" style:font-weight-asian="normal" style:font-style-complex="normal" style:font-weight-complex="normal"/>
    </style:style>
    <style:style style:name="T164" style:family="text">
      <style:text-properties fo:font-style="normal" fo:font-weight="normal" fo:background-color="transparent" loext:char-shading-value="0" style:font-style-asian="normal" style:font-weight-asian="normal" style:font-style-complex="normal" style:font-weight-complex="normal"/>
    </style:style>
    <style:style style:name="T165"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166" style:family="text">
      <style:text-properties fo:font-style="normal" officeooo:rsid="00f32e9f" style:font-name-asian="Liberation Mono" style:font-style-asian="normal" style:font-name-complex="Liberation Mono" style:font-style-complex="normal"/>
    </style:style>
    <style:style style:name="T167" style:family="text">
      <style:text-properties fo:font-style="normal" officeooo:rsid="012c16df" fo:background-color="#ffff00" loext:char-shading-value="0" style:font-style-asian="normal" style:font-weight-asian="normal" style:font-style-complex="normal" style:font-weight-complex="normal"/>
    </style:style>
    <style:style style:name="T168" style:family="text">
      <style:text-properties fo:font-style="normal" officeooo:rsid="013de40e" fo:background-color="#ffff00" loext:char-shading-value="0" style:font-style-asian="normal" style:font-weight-asian="normal" style:font-style-complex="normal" style:font-weight-complex="normal"/>
    </style:style>
    <style:style style:name="T169" style:family="text">
      <style:text-properties fo:font-style="normal" officeooo:rsid="013e84e2" fo:background-color="#ffff00" loext:char-shading-value="0" style:font-style-asian="normal" style:font-weight-asian="normal" style:font-style-complex="normal" style:font-weight-complex="normal"/>
    </style:style>
    <style:style style:name="T170" style:family="text">
      <style:text-properties officeooo:rsid="0042f5ab"/>
    </style:style>
    <style:style style:name="T171" style:family="text">
      <style:text-properties officeooo:rsid="004993a6"/>
    </style:style>
    <style:style style:name="T172"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73"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74"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75" style:family="text">
      <style:text-properties style:font-name="Times New Roman" fo:font-style="normal" officeooo:rsid="0075509f" style:font-style-asian="normal" style:font-style-complex="normal"/>
    </style:style>
    <style:style style:name="T176"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177" style:family="text">
      <style:text-properties style:font-name="Times New Roman" fo:font-size="11pt" style:font-size-asian="11pt" style:font-size-complex="11pt"/>
    </style:style>
    <style:style style:name="T178"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179" style:family="text">
      <style:text-properties style:font-name="Times New Roman" officeooo:rsid="0075509f"/>
    </style:style>
    <style:style style:name="T180" style:family="text">
      <style:text-properties style:font-name="Times New Roman" officeooo:rsid="0075509f" style:font-name-asian="Liberation Mono" style:font-name-complex="Liberation Mono"/>
    </style:style>
    <style:style style:name="T181" style:family="text">
      <style:text-properties style:font-name="Times New Roman" fo:font-style="italic" officeooo:rsid="0075509f" style:font-style-asian="italic" style:font-style-complex="italic"/>
    </style:style>
    <style:style style:name="T182" style:family="text">
      <style:text-properties officeooo:rsid="0055d898"/>
    </style:style>
    <style:style style:name="T183" style:family="text">
      <style:text-properties officeooo:rsid="00566f10"/>
    </style:style>
    <style:style style:name="T184" style:family="text">
      <style:text-properties officeooo:rsid="0061d542"/>
    </style:style>
    <style:style style:name="T185" style:family="text">
      <style:text-properties officeooo:rsid="006721a3"/>
    </style:style>
    <style:style style:name="T186" style:family="text">
      <style:text-properties officeooo:rsid="0068fdc9"/>
    </style:style>
    <style:style style:name="T187" style:family="text">
      <style:text-properties fo:color="#2a6099" loext:opacity="100%"/>
    </style:style>
    <style:style style:name="T188" style:family="text">
      <style:text-properties fo:color="#2a6099" loext:opacity="100%" fo:font-weight="bold" style:font-weight-asian="bold" style:font-weight-complex="bold"/>
    </style:style>
    <style:style style:name="T189" style:family="text">
      <style:text-properties fo:color="#2a6099" loext:opacity="100%" fo:font-weight="bold" officeooo:rsid="0068fdc9" style:font-weight-asian="bold" style:font-weight-complex="bold"/>
    </style:style>
    <style:style style:name="T190" style:family="text">
      <style:text-properties fo:color="#2a6099" loext:opacity="100%" fo:font-weight="bold" fo:background-color="transparent" loext:char-shading-value="0" style:font-weight-asian="bold" style:font-weight-complex="bold"/>
    </style:style>
    <style:style style:name="T191" style:family="text">
      <style:text-properties fo:color="#2a6099" loext:opacity="100%" fo:font-style="normal" style:font-style-asian="normal" style:font-style-complex="normal"/>
    </style:style>
    <style:style style:name="T192" style:family="text">
      <style:text-properties fo:color="#2a6099" loext:opacity="100%" fo:font-style="normal" officeooo:rsid="00d19c92" style:font-style-asian="normal" style:font-style-complex="normal"/>
    </style:style>
    <style:style style:name="T193" style:family="text">
      <style:text-properties fo:color="#2a6099" loext:opacity="100%" style:font-name="Times New Roman" fo:font-size="11pt" style:font-size-asian="11pt" style:font-size-complex="11pt"/>
    </style:style>
    <style:style style:name="T194" style:family="text">
      <style:text-properties fo:color="#2a6099" loext:opacity="100%" style:font-name="Times New Roman" fo:font-size="11pt" officeooo:rsid="00f0d9f5" style:font-size-asian="11pt" style:font-size-complex="11pt"/>
    </style:style>
    <style:style style:name="T195" style:family="text">
      <style:text-properties fo:color="#2a6099" loext:opacity="100%" fo:font-style="italic" style:font-style-asian="italic" style:font-style-complex="italic"/>
    </style:style>
    <style:style style:name="T196"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197"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198" style:family="text">
      <style:text-properties fo:color="#2a6099" loext:opacity="100%" fo:background-color="transparent" loext:char-shading-value="0"/>
    </style:style>
    <style:style style:name="T199" style:family="text">
      <style:text-properties fo:color="#2a6099" loext:opacity="100%" officeooo:rsid="01d77cd2" fo:background-color="transparent" loext:char-shading-value="0"/>
    </style:style>
    <style:style style:name="T200" style:family="text">
      <style:text-properties fo:color="#2a6099" loext:opacity="100%" officeooo:rsid="01d66421" fo:background-color="transparent" loext:char-shading-value="0"/>
    </style:style>
    <style:style style:name="T201" style:family="text">
      <style:text-properties fo:color="#2a6099" loext:opacity="100%" officeooo:rsid="01de65c5" fo:background-color="transparent" loext:char-shading-value="0"/>
    </style:style>
    <style:style style:name="T202" style:family="text">
      <style:text-properties fo:color="#2a6099" loext:opacity="100%" officeooo:rsid="01f81929"/>
    </style:style>
    <style:style style:name="T203" style:family="text">
      <style:text-properties fo:color="#2a6099" loext:opacity="100%" officeooo:rsid="01f9d4e6"/>
    </style:style>
    <style:style style:name="T204" style:family="text">
      <style:text-properties fo:color="#2a6099" loext:opacity="100%"/>
    </style:style>
    <style:style style:name="T205" style:family="text">
      <style:text-properties fo:color="#2a6099" loext:opacity="100%" officeooo:rsid="0201496e"/>
    </style:style>
    <style:style style:name="T206" style:family="text">
      <style:text-properties officeooo:rsid="006be253"/>
    </style:style>
    <style:style style:name="T207" style:family="text">
      <style:text-properties officeooo:rsid="006ee013"/>
    </style:style>
    <style:style style:name="T208" style:family="text">
      <style:text-properties style:font-name-asian="Liberation Mono" style:font-name-complex="Liberation Mono"/>
    </style:style>
    <style:style style:name="T209" style:family="text">
      <style:text-properties officeooo:rsid="009c4c77" style:font-name-asian="Liberation Mono" style:font-name-complex="Liberation Mono"/>
    </style:style>
    <style:style style:name="T210" style:family="text">
      <style:text-properties officeooo:rsid="00f32e9f" style:font-name-asian="Liberation Mono" style:font-name-complex="Liberation Mono"/>
    </style:style>
    <style:style style:name="T211" style:family="text">
      <style:text-properties officeooo:rsid="007cb740"/>
    </style:style>
    <style:style style:name="T212" style:family="text">
      <style:text-properties officeooo:rsid="007e1416"/>
    </style:style>
    <style:style style:name="T213" style:family="text">
      <style:text-properties officeooo:rsid="007f0672"/>
    </style:style>
    <style:style style:name="T214" style:family="text">
      <style:text-properties fo:color="#ff0000" loext:opacity="100%"/>
    </style:style>
    <style:style style:name="T215" style:family="text">
      <style:text-properties fo:color="#ff0000" loext:opacity="100%" fo:font-style="normal" fo:font-weight="normal" style:font-style-asian="normal" style:font-weight-asian="normal" style:font-style-complex="normal" style:font-weight-complex="normal"/>
    </style:style>
    <style:style style:name="T216" style:family="text">
      <style:text-properties fo:color="#ff0000" loext:opacity="100%" officeooo:rsid="01da8ef0" fo:background-color="transparent" loext:char-shading-value="0"/>
    </style:style>
    <style:style style:name="T217" style:family="text">
      <style:text-properties fo:color="#ff0000" loext:opacity="100%" officeooo:rsid="01d66421" fo:background-color="transparent" loext:char-shading-value="0"/>
    </style:style>
    <style:style style:name="T218" style:family="text">
      <style:text-properties fo:color="#ff0000" loext:opacity="100%" officeooo:rsid="01de65c5" fo:background-color="transparent" loext:char-shading-value="0"/>
    </style:style>
    <style:style style:name="T219" style:family="text">
      <style:text-properties fo:color="#ff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220" style:family="text">
      <style:text-properties fo:color="#ff000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221" style:family="text">
      <style:text-properties fo:color="#ff0000" loext:opacity="100%" officeooo:rsid="01f81929"/>
    </style:style>
    <style:style style:name="T222" style:family="text">
      <style:text-properties officeooo:rsid="00813f04"/>
    </style:style>
    <style:style style:name="T223" style:family="text">
      <style:text-properties officeooo:rsid="008386da"/>
    </style:style>
    <style:style style:name="T224" style:family="text">
      <style:text-properties officeooo:rsid="0088384e"/>
    </style:style>
    <style:style style:name="T225" style:family="text">
      <style:text-properties officeooo:rsid="0090a117"/>
    </style:style>
    <style:style style:name="T226" style:family="text">
      <style:text-properties fo:font-size="20pt" officeooo:rsid="0064e718" style:font-size-asian="20pt" style:font-size-complex="20pt"/>
    </style:style>
    <style:style style:name="T227" style:family="text">
      <style:text-properties fo:font-size="20pt" officeooo:rsid="005c30c2" style:font-size-asian="20pt" style:font-size-complex="20pt"/>
    </style:style>
    <style:style style:name="T228" style:family="text">
      <style:text-properties fo:font-size="20pt" officeooo:rsid="00639ee6" style:font-size-asian="20pt" style:font-size-complex="20pt"/>
    </style:style>
    <style:style style:name="T229" style:family="text">
      <style:text-properties officeooo:rsid="009bbb64"/>
    </style:style>
    <style:style style:name="T230" style:family="text">
      <style:text-properties officeooo:rsid="009db41d"/>
    </style:style>
    <style:style style:name="T231" style:family="text">
      <style:text-properties officeooo:rsid="009e5be1"/>
    </style:style>
    <style:style style:name="T232" style:family="text">
      <style:text-properties officeooo:rsid="009fddec"/>
    </style:style>
    <style:style style:name="T233" style:family="text">
      <style:text-properties officeooo:rsid="00a1a6f5"/>
    </style:style>
    <style:style style:name="T234" style:family="text">
      <style:text-properties officeooo:rsid="00a765ee"/>
    </style:style>
    <style:style style:name="T235" style:family="text">
      <style:text-properties officeooo:rsid="00abc762"/>
    </style:style>
    <style:style style:name="T236" style:family="text">
      <style:text-properties officeooo:rsid="00ad0679"/>
    </style:style>
    <style:style style:name="T237" style:family="text">
      <style:text-properties fo:color="#000000" loext:opacity="100%"/>
    </style:style>
    <style:style style:name="T238" style:family="text">
      <style:text-properties fo:color="#000000" loext:opacity="100%" fo:font-style="italic" officeooo:rsid="00d8c038" fo:background-color="transparent" loext:char-shading-value="0" style:font-style-asian="italic" style:font-weight-asian="bold" style:font-style-complex="italic" style:font-weight-complex="bold"/>
    </style:style>
    <style:style style:name="T239"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40"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41"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242" style:family="text">
      <style:text-properties fo:color="#000000" loext:opacity="100%" fo:background-color="transparent" loext:char-shading-value="0"/>
    </style:style>
    <style:style style:name="T243" style:family="text">
      <style:text-properties fo:color="#000000" loext:opacity="100%" officeooo:rsid="00d8c038" fo:background-color="transparent" loext:char-shading-value="0"/>
    </style:style>
    <style:style style:name="T244" style:family="text">
      <style:text-properties fo:color="#000000" loext:opacity="100%" officeooo:rsid="00dc4a01" fo:background-color="transparent" loext:char-shading-value="0"/>
    </style:style>
    <style:style style:name="T245" style:family="text">
      <style:text-properties fo:color="#000000" loext:opacity="100%" officeooo:rsid="00dc521f" fo:background-color="transparent" loext:char-shading-value="0"/>
    </style:style>
    <style:style style:name="T246" style:family="text">
      <style:text-properties fo:color="#000000" loext:opacity="100%" officeooo:rsid="00ddb299" fo:background-color="transparent" loext:char-shading-value="0"/>
    </style:style>
    <style:style style:name="T247" style:family="text">
      <style:text-properties fo:color="#000000" loext:opacity="100%" officeooo:rsid="00e4836b" fo:background-color="transparent" loext:char-shading-value="0"/>
    </style:style>
    <style:style style:name="T248" style:family="text">
      <style:text-properties fo:color="#000000" loext:opacity="100%" officeooo:rsid="00e87a31" fo:background-color="transparent" loext:char-shading-value="0"/>
    </style:style>
    <style:style style:name="T249" style:family="text">
      <style:text-properties fo:color="#000000" loext:opacity="100%" officeooo:rsid="00ea8bf3" fo:background-color="transparent" loext:char-shading-value="0"/>
    </style:style>
    <style:style style:name="T250" style:family="text">
      <style:text-properties fo:color="#000000" loext:opacity="100%" officeooo:rsid="00f5e4e6" fo:background-color="transparent" loext:char-shading-value="0"/>
    </style:style>
    <style:style style:name="T251" style:family="text">
      <style:text-properties fo:color="#000000" loext:opacity="100%" style:font-name="Times New Roman" fo:background-color="transparent" loext:char-shading-value="0"/>
    </style:style>
    <style:style style:name="T252" style:family="text">
      <style:text-properties fo:color="#000000" loext:opacity="100%" style:font-name="Times New Roman" officeooo:rsid="010fd16d" fo:background-color="transparent" loext:char-shading-value="0"/>
    </style:style>
    <style:style style:name="T253" style:family="text">
      <style:text-properties fo:color="#000000" loext:opacity="100%" style:font-name="Times New Roman" fo:font-size="11pt" style:font-size-asian="11pt" style:font-size-complex="11pt"/>
    </style:style>
    <style:style style:name="T254" style:family="text">
      <style:text-properties fo:color="#000000" loext:opacity="100%" style:font-name="Times New Roman" fo:font-size="11pt" officeooo:rsid="00f0d9f5" style:font-size-asian="11pt" style:font-size-complex="11pt"/>
    </style:style>
    <style:style style:name="T255"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256"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257"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258"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259" style:family="text">
      <style:text-properties fo:color="#000000" loext:opacity="100%" style:font-name="Times New Roman" fo:font-size="11pt" fo:font-style="italic" fo:font-weight="normal" officeooo:rsid="01eb1689" fo:background-color="transparent" loext:char-shading-value="0" style:font-size-asian="11pt" style:font-style-asian="italic" style:font-weight-asian="normal" style:font-size-complex="11pt" style:font-style-complex="italic" style:font-weight-complex="normal"/>
    </style:style>
    <style:style style:name="T260"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261"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262"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263"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264"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265"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266"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267"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268"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269" style:family="text">
      <style:text-properties fo:font-size="15pt" fo:font-style="italic" fo:font-weight="bold" style:font-size-asian="15pt" style:font-style-asian="italic" style:font-weight-asian="bold" style:font-size-complex="15pt" style:font-style-complex="italic" style:font-weight-complex="bold"/>
    </style:style>
    <style:style style:name="T270"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271"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272" style:family="text">
      <style:text-properties fo:background-color="#ffff00" loext:char-shading-value="0"/>
    </style:style>
    <style:style style:name="T273" style:family="text">
      <style:text-properties officeooo:rsid="01d8bbd6" fo:background-color="#ffff00" loext:char-shading-value="0"/>
    </style:style>
    <style:style style:name="T274" style:family="text">
      <style:text-properties officeooo:rsid="01ee1ffe" fo:background-color="#ffff00" loext:char-shading-value="0"/>
    </style:style>
    <style:style style:name="T275" style:family="text">
      <style:text-properties officeooo:rsid="01f695e3" fo:background-color="#ffff00" loext:char-shading-value="0"/>
    </style:style>
    <style:style style:name="T276" style:family="text">
      <style:text-properties officeooo:rsid="01fc6869" fo:background-color="#ffff00" loext:char-shading-value="0"/>
    </style:style>
    <style:style style:name="T277" style:family="text">
      <style:text-properties officeooo:rsid="00bad8a3"/>
    </style:style>
    <style:style style:name="T278" style:family="text">
      <style:text-properties officeooo:rsid="00bbef09"/>
    </style:style>
    <style:style style:name="T279" style:family="text">
      <style:text-properties officeooo:rsid="00bc6486"/>
    </style:style>
    <style:style style:name="T280" style:family="text">
      <style:text-properties officeooo:rsid="00bca729"/>
    </style:style>
    <style:style style:name="T281" style:family="text">
      <style:text-properties officeooo:rsid="00bfbbc0"/>
    </style:style>
    <style:style style:name="T282" style:family="text">
      <style:text-properties officeooo:rsid="00c16549"/>
    </style:style>
    <style:style style:name="T283" style:family="text">
      <style:text-properties officeooo:rsid="00c37b0b"/>
    </style:style>
    <style:style style:name="T284" style:family="text">
      <style:text-properties officeooo:rsid="00c56e22"/>
    </style:style>
    <style:style style:name="T285" style:family="text">
      <style:text-properties officeooo:rsid="00c586e9"/>
    </style:style>
    <style:style style:name="T286" style:family="text">
      <style:text-properties officeooo:rsid="00c6382d"/>
    </style:style>
    <style:style style:name="T287" style:family="text">
      <style:text-properties officeooo:rsid="00ee6330"/>
    </style:style>
    <style:style style:name="T288" style:family="text">
      <style:text-properties fo:color="#a7074b" loext:opacity="100%"/>
    </style:style>
    <style:style style:name="T289" style:family="text">
      <style:text-properties officeooo:rsid="00ef0985"/>
    </style:style>
    <style:style style:name="T290" style:family="text">
      <style:text-properties officeooo:rsid="00f18a03"/>
    </style:style>
    <style:style style:name="T291" style:family="text">
      <style:text-properties officeooo:rsid="00f32e9f"/>
    </style:style>
    <style:style style:name="T292" style:family="text">
      <style:text-properties officeooo:rsid="00f5e4e6"/>
    </style:style>
    <style:style style:name="T293" style:family="text">
      <style:text-properties officeooo:rsid="00f7e8ea"/>
    </style:style>
    <style:style style:name="T294" style:family="text">
      <style:text-properties officeooo:rsid="01027a80"/>
    </style:style>
    <style:style style:name="T295" style:family="text">
      <style:text-properties officeooo:rsid="01086f7d"/>
    </style:style>
    <style:style style:name="T296" style:family="text">
      <style:text-properties officeooo:rsid="01153c24"/>
    </style:style>
    <style:style style:name="T297" style:family="text">
      <style:text-properties officeooo:rsid="0115b337"/>
    </style:style>
    <style:style style:name="T298" style:family="text">
      <style:text-properties officeooo:rsid="0116ace8"/>
    </style:style>
    <style:style style:name="T299" style:family="text">
      <style:text-properties officeooo:rsid="0117809c"/>
    </style:style>
    <style:style style:name="T300" style:family="text">
      <style:text-properties officeooo:rsid="01195c15"/>
    </style:style>
    <style:style style:name="T301" style:family="text">
      <style:text-properties officeooo:rsid="011b2543"/>
    </style:style>
    <style:style style:name="T302" style:family="text">
      <style:text-properties officeooo:rsid="0124a2d6"/>
    </style:style>
    <style:style style:name="T303" style:family="text">
      <style:text-properties officeooo:rsid="01268c6b"/>
    </style:style>
    <style:style style:name="T304" style:family="text">
      <style:text-properties officeooo:rsid="01341b0c"/>
    </style:style>
    <style:style style:name="T305" style:family="text">
      <style:text-properties officeooo:rsid="0138c9e4"/>
    </style:style>
    <style:style style:name="T306" style:family="text">
      <style:text-properties officeooo:rsid="013de40e"/>
    </style:style>
    <style:style style:name="T307" style:family="text">
      <style:text-properties officeooo:rsid="013ff968"/>
    </style:style>
    <style:style style:name="T308" style:family="text">
      <style:text-properties officeooo:rsid="01461100"/>
    </style:style>
    <style:style style:name="T309" style:family="text">
      <style:text-properties officeooo:rsid="014840c9"/>
    </style:style>
    <style:style style:name="T310" style:family="text">
      <style:text-properties officeooo:rsid="014f966c"/>
    </style:style>
    <style:style style:name="T311" style:family="text">
      <style:text-properties officeooo:rsid="0150e41e"/>
    </style:style>
    <style:style style:name="T312" style:family="text">
      <style:text-properties officeooo:rsid="0152cf45"/>
    </style:style>
    <style:style style:name="T313" style:family="text">
      <style:text-properties officeooo:rsid="015563b7"/>
    </style:style>
    <style:style style:name="T314" style:family="text">
      <style:text-properties officeooo:rsid="0155e00c"/>
    </style:style>
    <style:style style:name="T315" style:family="text">
      <style:text-properties officeooo:rsid="0157db40"/>
    </style:style>
    <style:style style:name="T316" style:family="text">
      <style:text-properties officeooo:rsid="015e8fe0"/>
    </style:style>
    <style:style style:name="T317" style:family="text">
      <style:text-properties officeooo:rsid="015ed952"/>
    </style:style>
    <style:style style:name="T318" style:family="text">
      <style:text-properties officeooo:rsid="01614fee"/>
    </style:style>
    <style:style style:name="T319" style:family="text">
      <style:text-properties officeooo:rsid="0163234f"/>
    </style:style>
    <style:style style:name="T320" style:family="text">
      <style:text-properties officeooo:rsid="0163f986"/>
    </style:style>
    <style:style style:name="T321" style:family="text">
      <style:text-properties officeooo:rsid="0165e06d"/>
    </style:style>
    <style:style style:name="T322" style:family="text">
      <style:text-properties officeooo:rsid="0167869a"/>
    </style:style>
    <style:style style:name="T323" style:family="text">
      <style:text-properties officeooo:rsid="0168f70f"/>
    </style:style>
    <style:style style:name="T324" style:family="text">
      <style:text-properties officeooo:rsid="016a80bd"/>
    </style:style>
    <style:style style:name="T325" style:family="text">
      <style:text-properties officeooo:rsid="016bf436"/>
    </style:style>
    <style:style style:name="T326" style:family="text">
      <style:text-properties fo:font-size="11pt" style:font-size-asian="11pt" style:font-size-complex="11pt"/>
    </style:style>
    <style:style style:name="T327" style:family="text">
      <style:text-properties fo:font-size="11pt" officeooo:rsid="00217f9a" style:font-size-asian="11pt" style:font-size-complex="11pt"/>
    </style:style>
    <style:style style:name="T328" style:family="text">
      <style:text-properties fo:font-size="11pt" officeooo:rsid="0021c4f8" style:font-size-asian="11pt" style:font-size-complex="11pt"/>
    </style:style>
    <style:style style:name="T329" style:family="text">
      <style:text-properties fo:font-size="11pt" officeooo:rsid="00ee6330" style:font-size-asian="11pt" style:font-size-complex="11pt"/>
    </style:style>
    <style:style style:name="T330" style:family="text">
      <style:text-properties fo:font-size="11pt" officeooo:rsid="00224de3" style:font-size-asian="11pt" style:font-size-complex="11pt"/>
    </style:style>
    <style:style style:name="T331" style:family="text">
      <style:text-properties fo:font-size="11pt" officeooo:rsid="00241519" style:font-size-asian="11pt" style:font-size-complex="11pt"/>
    </style:style>
    <style:style style:name="T332" style:family="text">
      <style:text-properties fo:font-size="11pt" officeooo:rsid="00a53610" style:font-size-asian="11pt" style:font-size-complex="11pt"/>
    </style:style>
    <style:style style:name="T333" style:family="text">
      <style:text-properties fo:font-size="11pt" officeooo:rsid="00f32e9f" style:font-size-asian="11pt" style:font-size-complex="11pt"/>
    </style:style>
    <style:style style:name="T334" style:family="text">
      <style:text-properties fo:font-size="11pt" officeooo:rsid="00a69bf2" style:font-size-asian="11pt" style:font-size-complex="11pt"/>
    </style:style>
    <style:style style:name="T335" style:family="text">
      <style:text-properties fo:font-size="11pt" officeooo:rsid="00a765ee" style:font-size-asian="11pt" style:font-size-complex="11pt"/>
    </style:style>
    <style:style style:name="T336" style:family="text">
      <style:text-properties fo:font-size="11pt" officeooo:rsid="00a9d79b" style:font-size-asian="11pt" style:font-size-complex="11pt"/>
    </style:style>
    <style:style style:name="T337" style:family="text">
      <style:text-properties fo:font-size="11pt" officeooo:rsid="00a82150" style:font-size-asian="11pt" style:font-size-complex="11pt"/>
    </style:style>
    <style:style style:name="T33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39"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340"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341"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342"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343"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344"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345"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346" style:family="text">
      <style:text-properties fo:font-size="11pt" fo:font-weight="bold" style:font-size-asian="11pt" style:font-weight-asian="bold" style:font-size-complex="11pt" style:font-weight-complex="bold"/>
    </style:style>
    <style:style style:name="T347" style:family="text">
      <style:text-properties fo:font-size="11pt" fo:font-weight="bold" officeooo:rsid="00a69bf2" style:font-size-asian="11pt" style:font-weight-asian="bold" style:font-size-complex="11pt" style:font-weight-complex="bold"/>
    </style:style>
    <style:style style:name="T348" style:family="text">
      <style:text-properties officeooo:rsid="0176ed2f"/>
    </style:style>
    <style:style style:name="T349"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350"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351"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352"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353"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354" style:family="text">
      <style:text-properties fo:font-size="9pt" style:font-size-asian="9pt" style:font-size-complex="9pt"/>
    </style:style>
    <style:style style:name="T355" style:family="text">
      <style:text-properties fo:font-size="9pt" officeooo:rsid="0071810c" style:font-size-asian="9pt" style:font-size-complex="9pt"/>
    </style:style>
    <style:style style:name="T356" style:family="text">
      <style:text-properties fo:font-size="9pt" officeooo:rsid="007393c0" style:font-size-asian="9pt" style:font-size-complex="9pt"/>
    </style:style>
    <style:style style:name="T357" style:family="text">
      <style:text-properties fo:font-size="9pt" style:font-size-asian="7.84999990463257pt" style:font-size-complex="9pt"/>
    </style:style>
    <style:style style:name="T358" style:family="text">
      <style:text-properties fo:font-size="9pt" officeooo:rsid="0072cd0d" style:font-size-asian="7.84999990463257pt" style:font-size-complex="9pt"/>
    </style:style>
    <style:style style:name="T359" style:family="text">
      <style:text-properties fo:font-size="9pt" officeooo:rsid="007393c0" style:font-size-asian="7.84999990463257pt" style:font-size-complex="9pt"/>
    </style:style>
    <style:style style:name="T360" style:family="text">
      <style:text-properties officeooo:rsid="00762403"/>
    </style:style>
    <style:style style:name="T361" style:family="text">
      <style:text-properties officeooo:rsid="01a36313"/>
    </style:style>
    <style:style style:name="T362" style:family="text">
      <style:text-properties officeooo:rsid="01a54e25"/>
    </style:style>
    <style:style style:name="T363" style:family="text">
      <style:text-properties officeooo:rsid="01a73657"/>
    </style:style>
    <style:style style:name="T364" style:family="text">
      <style:text-properties style:font-name="Coolvetica"/>
    </style:style>
    <style:style style:name="T365" style:family="text">
      <style:text-properties style:font-name="Coolvetica" officeooo:rsid="01a82c9b"/>
    </style:style>
    <style:style style:name="T366" style:family="text">
      <style:text-properties style:font-name="Coolvetica" officeooo:rsid="01ab6cc3"/>
    </style:style>
    <style:style style:name="T367" style:family="text">
      <style:text-properties officeooo:rsid="01a89d92"/>
    </style:style>
    <style:style style:name="T368" style:family="text">
      <style:text-properties officeooo:rsid="01acf797"/>
    </style:style>
    <style:style style:name="T369" style:family="text">
      <style:text-properties officeooo:rsid="01ae1614"/>
    </style:style>
    <style:style style:name="T370" style:family="text">
      <style:text-properties officeooo:rsid="01ae2411"/>
    </style:style>
    <style:style style:name="T371" style:family="text">
      <style:text-properties officeooo:rsid="01ae4724"/>
    </style:style>
    <style:style style:name="T372" style:family="text">
      <style:text-properties officeooo:rsid="01ae99c4"/>
    </style:style>
    <style:style style:name="T373" style:family="text">
      <style:text-properties officeooo:rsid="01af1a4b"/>
    </style:style>
    <style:style style:name="T374" style:family="text">
      <style:text-properties officeooo:rsid="01b10d94"/>
    </style:style>
    <style:style style:name="T375" style:family="text">
      <style:text-properties officeooo:rsid="01b5643c"/>
    </style:style>
    <style:style style:name="T376" style:family="text">
      <style:text-properties officeooo:rsid="01b70967"/>
    </style:style>
    <style:style style:name="T377" style:family="text">
      <style:text-properties officeooo:rsid="01b842e8"/>
    </style:style>
    <style:style style:name="T378" style:family="text">
      <style:text-properties officeooo:rsid="01bb0684"/>
    </style:style>
    <style:style style:name="T379" style:family="text">
      <style:text-properties officeooo:rsid="01c07edc"/>
    </style:style>
    <style:style style:name="T380" style:family="text">
      <style:text-properties officeooo:rsid="01c44599"/>
    </style:style>
    <style:style style:name="T381" style:family="text">
      <style:text-properties officeooo:rsid="01c7e446"/>
    </style:style>
    <style:style style:name="T382" style:family="text">
      <style:text-properties officeooo:rsid="01ca06e4"/>
    </style:style>
    <style:style style:name="T383" style:family="text">
      <style:text-properties fo:background-color="transparent" loext:char-shading-value="0"/>
    </style:style>
    <style:style style:name="T384" style:family="text">
      <style:text-properties officeooo:rsid="01d471fe" fo:background-color="transparent" loext:char-shading-value="0"/>
    </style:style>
    <style:style style:name="T385" style:family="text">
      <style:text-properties officeooo:rsid="01d4e8f6" fo:background-color="transparent" loext:char-shading-value="0"/>
    </style:style>
    <style:style style:name="T386" style:family="text">
      <style:text-properties officeooo:rsid="01d66421" fo:background-color="transparent" loext:char-shading-value="0"/>
    </style:style>
    <style:style style:name="T387" style:family="text">
      <style:text-properties officeooo:rsid="01d77cd2" fo:background-color="transparent" loext:char-shading-value="0"/>
    </style:style>
    <style:style style:name="T388" style:family="text">
      <style:text-properties officeooo:rsid="01d8bbd6" fo:background-color="transparent" loext:char-shading-value="0"/>
    </style:style>
    <style:style style:name="T389" style:family="text">
      <style:text-properties officeooo:rsid="01da8ef0" fo:background-color="transparent" loext:char-shading-value="0"/>
    </style:style>
    <style:style style:name="T390" style:family="text">
      <style:text-properties officeooo:rsid="01de65c5" fo:background-color="transparent" loext:char-shading-value="0"/>
    </style:style>
    <style:style style:name="T391" style:family="text">
      <style:text-properties officeooo:rsid="01e31131" fo:background-color="transparent" loext:char-shading-value="0"/>
    </style:style>
    <style:style style:name="T392" style:family="text">
      <style:text-properties officeooo:rsid="01e36222" fo:background-color="transparent" loext:char-shading-value="0"/>
    </style:style>
    <style:style style:name="T393" style:family="text">
      <style:text-properties officeooo:rsid="01e44632" fo:background-color="transparent" loext:char-shading-value="0"/>
    </style:style>
    <style:style style:name="T394" style:family="text">
      <style:text-properties officeooo:rsid="01e56169" fo:background-color="transparent" loext:char-shading-value="0"/>
    </style:style>
    <style:style style:name="T395" style:family="text">
      <style:text-properties officeooo:rsid="01e6e94c" fo:background-color="transparent" loext:char-shading-value="0"/>
    </style:style>
    <style:style style:name="T396" style:family="text">
      <style:text-properties officeooo:rsid="01e8690e" fo:background-color="transparent" loext:char-shading-value="0"/>
    </style:style>
    <style:style style:name="T397" style:family="text">
      <style:text-properties officeooo:rsid="01e964cc" fo:background-color="transparent" loext:char-shading-value="0"/>
    </style:style>
    <style:style style:name="T398" style:family="text">
      <style:text-properties officeooo:rsid="01d2bf27"/>
    </style:style>
    <style:style style:name="T399" style:family="text">
      <style:text-properties officeooo:rsid="01eb8b94"/>
    </style:style>
    <style:style style:name="T400" style:family="text">
      <style:text-properties officeooo:rsid="01ee1ffe"/>
    </style:style>
    <style:style style:name="T401" style:family="text"/>
    <style:style style:name="T402" style:family="text">
      <style:text-properties fo:color="#c9211e" loext:opacity="100%"/>
    </style:style>
    <style:style style:name="T403" style:family="text">
      <style:text-properties officeooo:rsid="01f189fe"/>
    </style:style>
    <style:style style:name="T404" style:family="text">
      <style:text-properties officeooo:rsid="01f2837b"/>
    </style:style>
    <style:style style:name="T405" style:family="text">
      <style:text-properties officeooo:rsid="01f2db36"/>
    </style:style>
    <style:style style:name="T406" style:family="text">
      <style:text-properties officeooo:rsid="01f695e3"/>
    </style:style>
    <style:style style:name="T407" style:family="text">
      <style:text-properties officeooo:rsid="01f81929"/>
    </style:style>
    <style:style style:name="T408" style:family="text">
      <style:text-properties officeooo:rsid="01f9d4e6"/>
    </style:style>
    <style:style style:name="T409" style:family="text">
      <style:text-properties officeooo:rsid="01fad27e"/>
    </style:style>
    <style:style style:name="T410" style:family="text">
      <style:text-properties officeooo:rsid="01fb33c2"/>
    </style:style>
    <style:style style:name="T411" style:family="text">
      <style:text-properties officeooo:rsid="01fc6869"/>
    </style:style>
    <style:style style:name="T412" style:family="text">
      <style:text-properties officeooo:rsid="01fc7124"/>
    </style:style>
    <style:style style:name="T413" style:family="text">
      <style:text-properties officeooo:rsid="01fd5553"/>
    </style:style>
    <style:style style:name="T414" style:family="text">
      <style:text-properties officeooo:rsid="01ff22de"/>
    </style:style>
    <style:style style:name="T415" style:family="text">
      <style:text-properties fo:color="#800080" loext:opacity="100%"/>
    </style:style>
    <style:style style:name="T416" style:family="text">
      <style:text-properties fo:color="#800080" loext:opacity="100%" officeooo:rsid="01ffe9b0"/>
    </style:style>
    <style:style style:name="T417" style:family="text">
      <style:text-properties fo:color="#800080" loext:opacity="100%" fo:font-style="italic" officeooo:rsid="01ffe9b0" style:font-style-asian="italic" style:font-style-complex="italic"/>
    </style:style>
    <style:style style:name="T418" style:family="text">
      <style:text-properties officeooo:rsid="020498d7"/>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4">Prefazione.<text:span text:style-name="T348">(V0.</text:span><text:span text:style-name="T399">3</text:span><text:span text:style-name="T348">.</text:span><text:span text:style-name="T382">0</text:span><text:span text:style-name="T348">)</text:span></text:p>
      <text:p text:style-name="P34"/>
      <text:p text:style-name="P24"><text:s/><text:span text:style-name="T1">Perchè Questo Libro?</text:span></text:p>
      <text:p text:style-name="P48">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1"/>
      <text:p text:style-name="P1"/>
      <text:p text:style-name="P1"/>
      <text:p text:style-name="P25">Cosa ci Occorre per Cominciare?</text:p>
      <text:p text:style-name="P49">Per iniziare a creare i <text:span text:style-name="T296">tuoi</text:span> programmi in Nim, basta davvero poco: </text:p>
      <text:p text:style-name="P49"/>
      <text:list xml:id="list3242000763" text:style-name="L1">
        <text:list-item>
          <text:p text:style-name="P312">Il compilatore Nim.</text:p>
        </text:list-item>
        <text:list-item>
          <text:p text:style-name="P312">Il co<text:span text:style-name="T4">m</text:span>pilatore C tipo GCC.</text:p>
        </text:list-item>
        <text:list-item>
          <text:p text:style-name="P312">Un editor qualunque.</text:p>
        </text:list-item>
      </text:list>
      <text:p text:style-name="P49"/>
      <text:p text:style-name="P2"><text:span text:style-name="T326">Il compilatore Nim possiamo trovarlo al seguente indirizzo scaricabile gratuitamente: </text:span><text:a xlink:type="simple" xlink:href="https://nim-lang.org/install.html" text:style-name="Internet_20_link" text:visited-style-name="Visited_20_Internet_20_Link"><text:span text:style-name="T326">https://nim-lang.org/install.html</text:span></text:a><text:span text:style-name="T326">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327">ecco un esempio</text:span><text:span text:style-name="T326"> in .bashrc → export PATH=/home/</text:span><text:span text:style-name="T327">tuoUtente</text:span><text:span text:style-name="T326">/bin/nim/bin:$PATH </text:span><text:span text:style-name="T327">e export PATH=/home/tuoUtente/.nimble/bin:$PATH). </text:span><text:span text:style-name="T328">Ora devi installare il compilatore GCC che sicuramente è nei repositories del tuo sistema oppure MINGW per Windows che lo trovi sempre nella sezione download </text:span><text:span text:style-name="T329">di Nim</text:span><text:span text:style-name="T328">.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330">Quando abbiamo queste cose siamo praticamente apposto. </text:span><text:span text:style-name="T331">In alternativa per provare il linguaggio lo si può fare comodamente in rete senza dover installare nulla ( </text:span><text:a xlink:type="simple" xlink:href="https://play.nim-lang.org/" text:style-name="Internet_20_link" text:visited-style-name="Visited_20_Internet_20_Link"><text:span text:style-name="T331">https://play.nim-lang.org/</text:span></text:a><text:span text:style-name="T331"> ).</text:span></text:p>
      <text:p text:style-name="P48"/>
      <text:p text:style-name="P1"/>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6">1 - </text:span>Caratteristiche Generali di Nim.</text:p>
      <text:p text:style-name="P50">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87">t</text:span>i fornisce già un gran numero di librerie che torneranno molto comode ed utili nel<text:span text:style-name="T7">le</text:span> lunghe notti davanti al pc. <text:span text:style-name="T7">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75">e</text:span><text:span text:style-name="T8">r </text:span><text:span text:style-name="T287">te</text:span><text:span text:style-name="T8"> il Garbage Collector (GC) sollevando</text:span><text:span text:style-name="T287">ti</text:span><text:span text:style-name="T8"> cosi da un bel problema, in più Nim offre diversi sistemi di gestione, GC classico, ARC ed il nuovissimo ORC (che dovrebbe diventare di default in Nim 2.0), oppure lo si può totalmente </text:span><text:span text:style-name="T287">disabilitare</text:span><text:span text:style-name="T8"> ma se non strettamente necessario viene sconsigliato. In Nim ce anche la metaprogrammazione (generi</text:span><text:span text:style-name="T11">cs</text:span><text:span text:style-name="T8">, template, macro) che noi vedremo solo in parte in quanto argomento avanzato. </text:span><text:span text:style-name="T9">Nim usa la tipiz</text:span><text:span text:style-name="T73">z</text:span><text:span text:style-name="T9">azione statica che aiuta a prevenire diversi errori/bug, ma in questo linguaggio non sempre si deve dichiarare esplicitamente il tipo di dato ad u</text:span><text:span text:style-name="T72">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74">distinguere</text:span><text:span text:style-name="T12"> s</text:span><text:span text:style-name="T74">e</text:span><text:span text:style-name="T12"> la variabile è un tipo definito dall’utente o una variabile generica.</text:span></text:p>
      <text:p text:style-name="P3"/>
      <text:p text:style-name="P3"/>
      <text:p text:style-name="P3"/>
      <text:p text:style-name="P27">1.1 – Lo Stile di Nim.</text:p>
      <text:p text:style-name="P51">Nella sezione “1” cercherò di scrivere tutti i preamboli e la parte più noiosa, cosi che si possa saltare a diedi pari per andare direttamente al sodo, o per recuperarle velocemente in caso di panico. <text:span text:style-name="T76">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79">Cominciamo vedendo la convenzione sulle righe</text:span><text:span text:style-name="T77">:</text:span></text:p>
      <text:p text:style-name="P51"/>
      <text:list xml:id="list1470227675" text:style-name="L2">
        <text:list-item>
          <text:p text:style-name="P313">Le righe non dovrebbero mai superare gli ottanta caratteri per rendere il codice più leggibile.</text:p>
        </text:list-item>
        <text:list-item>
          <text:p text:style-name="P313">I rientri dei blocchi devono essere fatti con due spazzi bianchi (non è consentito l’uso del Tab!)</text:p>
        </text:list-item>
        <text:list-item>
          <text:p text:style-name="P313">Riflettere ben<text:span text:style-name="T287">e</text:span> sull’uso degli spazzi bianchi (tranne quello detto sopra) perché alcuni editor potrebbero poi fare dei pasticci. </text:p>
        </text:list-item>
      </text:list>
      <text:p text:style-name="P52"/>
      <text:p text:style-name="P53"><text:span text:style-name="T78">Vediamo qui la convenzione sui nomi dei tipi e delle variabili</text:span>:</text:p>
      <text:p text:style-name="P53"/>
      <text:list xml:id="list2245227756" text:style-name="L3">
        <text:list-item>
          <text:p text:style-name="P314">Gli identificatori di tipo devono usare il <text:span text:style-name="T288">P</text:span>ascal<text:span text:style-name="T288">C</text:span>ase (<text:span text:style-name="T13">type MioTipo</text:span>).</text:p>
        </text:list-item>
        <text:list-item>
          <text:p text:style-name="P315">Gli identificatori di variabili devono usare il camel<text:span text:style-name="T288">C</text:span>ase (<text:span text:style-name="T13">var miaVariabile</text:span>).</text:p>
        </text:list-item>
        <text:list-item>
          <text:p text:style-name="P315">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316">Le costanti che provengono da wrapper C/C++ il modo TUTTO_GRANDE è consentito ma è davvero brutto (meglio comunque usare il camelCase prima visto).</text:p>
        </text:list-item>
        <text:list-item>
          <text:p text:style-name="P316">Quando usiamo tipi “puntatori, al nome aggiungiamo il suffisso “Obj” o “Ref” o “Prt” rende più evidente cosa abbiamo tra le mani (<text:span text:style-name="T13">type NuovotipoRef = ref qualcosa</text:span>).</text:p>
        </text:list-item>
        <text:list-item>
          <text:p text:style-name="P316">Le varie eccezioni (exception) ed errori vari, dovrebbero avere il suffisso “Error” o “Defect” .</text:p>
        </text:list-item>
      </text:list>
      <text:p text:style-name="P54"/>
      <text:p text:style-name="P83"/>
      <text:p text:style-name="P83"><text:soft-page-break/>Convenzione di codifica:</text:p>
      <text:p text:style-name="P55"/>
      <text:list xml:id="list2641218485" text:style-name="L4">
        <text:list-item>
          <text:p text:style-name="P317">L’istruzione <text:alphabetical-index-mark-start text:id="IMark94051494705944"/><text:span text:style-name="T13">return</text:span><text:alphabetical-index-mark-end text:id="IMark94051494705944"/> dovrebbe essere utilizzata solo quando serve per controllare il flusso <text:span text:style-name="T170">ad esempio quando ci son più possibilità di ritornare un valore magari a seguito degli </text:span><text:span text:style-name="T15">if</text:span><text:span text:style-name="T170"> ma normalmente è meglio usare </text:span><text:alphabetical-index-mark-start text:id="IMark94051548758728"/><text:span text:style-name="T15">result</text:span><text:alphabetical-index-mark-end text:id="IMark94051548758728"/><text:span text:style-name="T170"> che vedremo meglio in seguito.</text:span></text:p>
        </text:list-item>
        <text:list-item>
          <text:p text:style-name="P318">Cerca di usare il più possibile <text:span text:style-name="T13">prc</text:span> usando le funzionalità avanzate come le macro, template solo <text:span text:style-name="T289">quando</text:span> necessario.</text:p>
        </text:list-item>
        <text:list-item>
          <text:p text:style-name="P318">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56"/>
      <text:p text:style-name="P84">Convenzione su istruzioni a più righe:</text:p>
      <text:p text:style-name="P57"/>
      <text:list xml:id="list3206218828" text:style-name="L5">
        <text:list-item>
          <text:p text:style-name="P319">Le tuple su più linee dovrebbero avere i parametri allineati sulle righe.</text:p>
        </text:list-item>
        <text:list-item>
          <text:p text:style-name="P319">Allo stesso modo i parametri delle procedure dovrebbero stare allineati sulle righe.</text:p>
        </text:list-item>
      </text:list>
      <text:p text:style-name="P58"/>
      <text:p text:style-name="P85">Punteggiatura:</text:p>
      <text:p text:style-name="P59"/>
      <text:list xml:id="list1852956863" text:style-name="L6">
        <text:list-item>
          <text:p text:style-name="P345"><text:span text:style-name="T176">dopo gli operatori </text:span><text:span text:style-name="Source_20_Text"><text:span text:style-name="T193">:</text:span></text:span><text:span text:style-name="T177">, </text:span><text:span text:style-name="Source_20_Text"><text:span text:style-name="T193">,</text:span></text:span><text:span text:style-name="T177">, </text:span><text:span text:style-name="Source_20_Text"><text:span text:style-name="T193">=</text:span></text:span><text:span text:style-name="Source_20_Text"><text:span text:style-name="T253"> </text:span></text:span><text:span text:style-name="Source_20_Text"><text:span text:style-name="T254">ci va uno spazio esempio: proc test(a</text:span></text:span><text:span text:style-name="Source_20_Text"><text:span text:style-name="T194">:</text:span></text:span><text:span text:style-name="Source_20_Text"><text:span text:style-name="T254"> int</text:span></text:span><text:span text:style-name="Source_20_Text"><text:span text:style-name="T194">,</text:span></text:span><text:span text:style-name="Source_20_Text"><text:span text:style-name="T254"> b</text:span></text:span><text:span text:style-name="Source_20_Text"><text:span text:style-name="T194">:</text:span></text:span><text:span text:style-name="Source_20_Text"><text:span text:style-name="T254"> float) </text:span></text:span><text:span text:style-name="Source_20_Text"><text:span text:style-name="T194">=</text:span></text:span><text:span text:style-name="Source_20_Text"><text:span text:style-name="T254">.</text:span></text:span></text:p>
        </text:list-item>
        <text:list-item>
          <text:p text:style-name="P345"><text:span text:style-name="Source_20_Text"><text:span text:style-name="T254">Non occorre invece dopo l’operatore $ esempio: echo(“scrivo..” , $refVar).</text:spa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
      <text:p text:style-name="P35"><text:soft-page-break/>2 – Si Comincia.</text:p>
      <text:p text:style-name="P60">Lasciata all<text:span text:style-name="T290">e</text:span> spalle la parte noiosa, ora possiamo cominciare a divertirci un po' e come iniziare se non in modo classico con il solito programmino “Ciao Mondo!!” che però ci darà <text:span text:style-name="T171">già </text:span>mol<text:span text:style-name="T171">te cose da vedere. Cominciamo creando un file “</text:span><text:span text:style-name="T16">ciao.nim</text:span><text:span text:style-name="T171">” sul nostro pc, poi lo apriamo con il nostro editor preferito e ci scriviamo:</text:span></text:p>
      <text:p text:style-name="P226"/>
      <text:p text:style-name="P228">echo(“Ciao Mondo!!”)</text:p>
      <text:p text:style-name="P273"/>
      <text:p text:style-name="P45">L’istruzione <text:alphabetical-index-mark-start text:id="IMark94051496318408"/><text:span text:style-name="T13">echo</text:span><text:alphabetical-index-mark-end text:id="IMark94051496318408"/><text:span text:style-name="T91"> fa si che quanto scritto di seguito venga stampato a video, ma per poterlo eseguire bisogna compilarlo, quindi apriamo un terminale e scriviamo </text:span><text:span text:style-name="T128">nim c -r ciao.nim</text:span><text:span text:style-name="T132">. </text:span><text:span text:style-name="T133">Il parametro </text:span><text:span text:style-name="T129">c</text:span><text:span text:style-name="T133"> dice di usare il co</text:span><text:span text:style-name="T153">m</text:span><text:span text:style-name="T133">pilatore C (quindi il codice Nim verrà prima compilato in C) mentre il parametro </text:span><text:span text:style-name="T129">-r</text:span><text:span text:style-name="T133"> dice di lanciare subito il nostro programma, altrimenti bisogna lanciarlo a mano. </text:span><text:span text:style-name="T134">Ora prov</text:span><text:span text:style-name="T137">a</text:span><text:span text:style-name="T134"> ad aggiungere al </text:span><text:span text:style-name="T137">tuo</text:span><text:span text:style-name="T134"> file le seguenti linee </text:span><text:span text:style-name="T135">(in viola le aggiunte)</text:span><text:span text:style-name="T134">:</text:span></text:p>
      <text:p text:style-name="P230"/>
      <text:p text:style-name="P231">echo(“Ciao Mondo!!”)</text:p>
      <text:p text:style-name="P299">echo “Ciao Mondo!!”</text:p>
      <text:p text:style-name="P300">eChO(“Ciao Mondo!!)</text:p>
      <text:p text:style-name="P302"><text:alphabetical-index-mark-start text:id="IMark94051494705944"/><text:span text:style-name="T132">st</text:span><text:span text:style-name="T136">dout.write</text:span><text:alphabetical-index-mark-end text:id="IMark94051494705944"/><text:span text:style-name="T136">(“Ciao Mondo!!)</text:span></text:p>
      <text:p text:style-name="P231"/>
      <text:p text:style-name="P61">Compiliamo nuovamente il codice ed eseguiamolo, possiamo subito osservare almeno tre cose:</text:p>
      <text:p text:style-name="P61"/>
      <text:list xml:id="list2809914433" text:style-name="L7">
        <text:list-item>
          <text:p text:style-name="P320">In Nim le parentesi nelle funzioni possono essere omesse.</text:p>
        </text:list-item>
        <text:list-item>
          <text:p text:style-name="P330"><text:span text:style-name="T132">Il nome della funzione non è sensibile allo stile di scrittura (</text:span><text:span text:style-name="T128">prima lettera esclusa!!</text:span><text:span text:style-name="T132">).</text:span></text:p>
        </text:list-item>
        <text:list-item>
          <text:p text:style-name="P330"><text:span text:style-name="T132">La funzione </text:span><text:span text:style-name="T40">stdout.write()</text:span><text:span text:style-name="T132"> è simile ad </text:span><text:span text:style-name="T40">echo</text:span><text:span text:style-name="T132"> stampa a video una stringa, ma non va alla riga successiva automaticamente.</text:span></text:p>
        </text:list-item>
      </text:list>
      <text:p text:style-name="P5"/>
      <text:p text:style-name="P46"><text:span text:style-name="T132">Un’altra funzione interessante per iniziare, imparentata con </text:span><text:span text:style-name="T40">echo</text:span><text:span text:style-name="T132">, è quella che consente di inserire i dati da tastiera ovvero </text:span><text:alphabetical-index-mark-start text:id="IMark94051494705944"/><text:span text:style-name="T40">read</text:span><text:span text:style-name="T41">L</text:span><text:span text:style-name="T40">ine</text:span><text:alphabetical-index-mark-end text:id="IMark94051494705944"/><text:span text:style-name="T132">, un input insomma (perche in Nim per ora non ce l’apposita parla?? mah!), vediamo un esempio </text:span><text:span text:style-name="T137">creiamo un file di nome “</text:span><text:span text:style-name="T41">input.nim</text:span><text:span text:style-name="T137">” e scriviamo</text:span><text:span text:style-name="T132">:</text:span></text:p>
      <text:p text:style-name="P232"/>
      <text:p text:style-name="P233">stdout.write(“Inserisci Una Stringa: ”)</text:p>
      <text:p text:style-name="P233">let str = stdin.readLine()</text:p>
      <text:p text:style-name="P233">echo(“Hai inserito: “ ,str)</text:p>
      <text:p text:style-name="P233"/>
      <text:p text:style-name="P47"><text:span text:style-name="T132">Compil</text:span><text:span text:style-name="T153">alo</text:span><text:span text:style-name="T132"> al solito modo </text:span><text:span text:style-name="T128">nim c -r input.nim</text:span><text:span text:style-name="T132"> e vedr</text:span><text:span text:style-name="T153">ai</text:span><text:span text:style-name="T132"> sulla console una stringa e di fianco </text:span><text:span text:style-name="T153">potrai </text:span><text:span text:style-name="T132">(ecco perchè ora abbiamo usato </text:span><text:span text:style-name="T40">readLine</text:span><text:span text:style-name="T132">) inserire una stringa, fatto questo e premuto invio apparirà quanto inserito. Per ora non preoccuparti se non è tutto chiaro, perché verrà ripreso e spiegato tutto più avanti </text:span><text:span text:style-name="T138">ora è solo per prendere un po' di confidenza con la compilazione, come scrivere </text:span><text:span text:style-name="T139">e rompere un po' il ghiaccio</text:span><text:span text:style-name="T138">.</text:span></text:p>
      <text:p text:style-name="P6"/>
      <text:p text:style-name="P6"/>
      <text:p text:style-name="P28">2.1 – Assegnazione Delle Variabili.</text:p>
      <text:p text:style-name="P62">In un linguaggio fortemente tipizzato come Nim, l’assegnazione delle variabili è fondamentale, ma prima di indicare il tipo di variabile (char, int, string…) bisogna dire al compilatore se quella variabile è mutabile o altro, ci sono tre grosse distinzioni:</text:p>
      <text:p text:style-name="P62"/>
      <text:p text:style-name="P91"><text:alphabetical-index-mark-start text:id="IMark94051494705944" text:key1="Variabili"/>var<text:alphabetical-index-mark-end text:id="IMark94051494705944"/><text:span text:style-name="T90">:</text:span><text:span text:style-name="T132"> una variabile dichiarata come </text:span><text:span text:style-name="T90">var</text:span><text:span text:style-name="T132"> può variare il suo valore (ma non il tipo di valore, se è int deve rimanere int) esempio: </text:span><text:span text:style-name="T90">var numero = 3</text:span><text:span text:style-name="T132"> in questo caso la variabile va</text:span><text:span text:style-name="T153">l</text:span><text:span text:style-name="T132">e inizialmente 3 (intero) ma le si può riassegnare un valore: </text:span><text:span text:style-name="T90">numero = 7</text:span><text:span text:style-name="T132"> e sarà un operazione lecita.</text:span></text:p>
      <text:p text:style-name="P91"><text:alphabetical-index-mark-start text:id="IMark94051496318408" text:key1="Variabili"/>let<text:alphabetical-index-mark-end text:id="IMark94051496318408"/><text:span text:style-name="T132">: una variabile dichiarata come </text:span><text:span text:style-name="T90">let</text:span><text:span text:style-name="T132"> non può piu variare il suo valore durante l’esecuzione, se lo si tenta di fare il compilatore darà un errore: </text:span><text:span text:style-name="T90">let numero = 3</text:span><text:span text:style-name="T132"> se ora tentiamo di fare </text:span><text:span text:style-name="T90">numero = 5</text:span><text:span text:style-name="T132"> la compilazione fallirà </text:span><text:span text:style-name="T140">(cannot be assigned to).</text:span></text:p>
      <text:p text:style-name="P92"><text:alphabetical-index-mark-start text:id="IMark94051494705944" text:key1="Variabili"/>const<text:alphabetical-index-mark-end text:id="IMark94051494705944"/><text:span text:style-name="T132">: una variabile dichiarata come </text:span><text:span text:style-name="T90">const</text:span><text:span text:style-name="T132"> sarà pure lei immutabile, ma ha una particolarità; il suo valore deve essere calcolabile in fase di compilazione, </text:span><text:span text:style-name="T141">vediamo un esempio:</text:span></text:p>
      <text:p text:style-name="P102"/>
      <text:p text:style-name="P102"/>
      <text:p text:style-name="P102"/>
      <text:p text:style-name="P234"><text:soft-page-break/>proc summ():int=</text:p>
      <text:p text:style-name="P234"><text:s text:c="2"/>for a in 1..10:</text:p>
      <text:p text:style-name="P234"><text:s text:c="4"/>result = result+a</text:p>
      <text:p text:style-name="P234"/>
      <text:p text:style-name="P234">const somma = summ()</text:p>
      <text:p text:style-name="P303"/>
      <text:p text:style-name="P63">Anche se per ora non sappiano come funzionano le procedure ed il resto, l’importante è capire che a <text:span text:style-name="T13">somma</text:span> verrà assegnato in fase di compilazione il numero 55 perché gia in quella fase è possibile calcolarlo. <text:span text:style-name="T182">Una volta deciso se una variabile è mutabile o altro, va assegnato il tipo a cui fa capo. I tipi base di Nim sono i seguenti:</text:span></text:p>
      <text:p text:style-name="P63"/>
      <text:list xml:id="list3832957671" text:style-name="L8">
        <text:list-item>
          <text:p text:style-name="P321">Booleni, <text:alphabetical-index-mark-start text:id="IMark94051494705944" text:key1="Variabili" text:key2="Tipi"/><text:span text:style-name="T13">bool</text:span> <text:alphabetical-index-mark-end text:id="IMark94051494705944"/>che possono avere solo due valori: <text:span text:style-name="T13">true</text:span> e <text:span text:style-name="T13">false</text:span>.</text:p>
        </text:list-item>
        <text:list-item>
          <text:p text:style-name="P321">Carattere, <text:alphabetical-index-mark-start text:id="IMark94051496318408" text:key1="Variabili" text:key2="Tipi"/><text:span text:style-name="T13">char</text:span> <text:alphabetical-index-mark-end text:id="IMark94051496318408"/>sono dei caratteri in formato ascii: `a` (notare l’accento capovolto).</text:p>
        </text:list-item>
        <text:list-item>
          <text:p text:style-name="P322">Stringa, <text:alphabetical-index-mark-start text:id="IMark94051494705944" text:key1="Variabili" text:key2="Tipi"/><text:span text:style-name="T13">string</text:span><text:alphabetical-index-mark-end text:id="IMark94051494705944"/> sono una serie di caratteri solitamente in formato unicode: “Ciao Mondo!!”.</text:p>
        </text:list-item>
        <text:list-item>
          <text:p text:style-name="P323">Interi, <text:alphabetical-index-mark-start text:id="IMark94051496318408" text:key1="Variabili" text:key2="Tipi"/><text:span text:style-name="T13">int</text:span><text:alphabetical-index-mark-end text:id="IMark94051496318408"/> sono i numeri senza decimali, però qui ci sono diverse sotto tiplogie:</text:p>
          <text:list>
            <text:list-item>
              <text:p text:style-name="P331">int<text:span text:style-name="T91"> </text:span><text:span text:style-name="T92">numero intero con numero di bit variabile dalla piattaforma con segno <text:s/></text:span><text:span text:style-name="T94">(default)</text:span><text:span text:style-name="T91">.</text:span></text:p>
            </text:list-item>
            <text:list-item>
              <text:p text:style-name="P331"><text:alphabetical-index-mark-start text:id="IMark94051496318408" text:key1="Variabili" text:key2="Tipi"/>int8<text:alphabetical-index-mark-end text:id="IMark94051496318408"/> <text:span text:style-name="T91">numero intero ad 8bit con segno.</text:span></text:p>
            </text:list-item>
            <text:list-item>
              <text:p text:style-name="P331"><text:alphabetical-index-mark-start text:id="IMark94051494705944" text:key1="Variabili" text:key2="Tipi"/>int16<text:alphabetical-index-mark-end text:id="IMark94051494705944"/><text:span text:style-name="T91"> numero intero a 16bit con segno.</text:span></text:p>
            </text:list-item>
            <text:list-item>
              <text:p text:style-name="P331"><text:alphabetical-index-mark-start text:id="IMark94051496318408" text:key1="Variabili" text:key2="Tipi"/>int32<text:alphabetical-index-mark-end text:id="IMark94051496318408"/><text:span text:style-name="T91"> numero intero a 32bit con segno.</text:span></text:p>
            </text:list-item>
            <text:list-item>
              <text:p text:style-name="P331"><text:alphabetical-index-mark-start text:id="IMark94051494705944" text:key1="Variabili" text:key2="Tipi"/>int64<text:alphabetical-index-mark-end text:id="IMark94051494705944"/> <text:span text:style-name="T91">numero intero a 64bit con segno</text:span>.</text:p>
            </text:list-item>
            <text:list-item>
              <text:p text:style-name="P324"><text:alphabetical-index-mark-start text:id="IMark94051496318408" text:key1="Variabili" text:key2="Tipi"/><text:span text:style-name="T13">uint </text:span><text:alphabetical-index-mark-end text:id="IMark94051496318408"/>numero intero con numero di bit variabile dalla piattaforma con segno<text:span text:style-name="T183">.</text:span></text:p>
            </text:list-item>
            <text:list-item>
              <text:p text:style-name="P332"><text:alphabetical-index-mark-start text:id="IMark94051494705944" text:key1="Variabili" text:key2="Tipi"/>uint8<text:alphabetical-index-mark-end text:id="IMark94051494705944"/> <text:span text:style-name="T93">numero intero ad 8bit </text:span><text:span text:style-name="T91">senza</text:span><text:span text:style-name="T93"> segno.</text:span></text:p>
            </text:list-item>
            <text:list-item>
              <text:p text:style-name="P332"><text:alphabetical-index-mark-start text:id="IMark94051496318408" text:key1="Variabili" text:key2="Tipi"/>uint16<text:alphabetical-index-mark-end text:id="IMark94051496318408"/> <text:span text:style-name="T93">numero intero a 16bit </text:span><text:span text:style-name="T91">senza</text:span><text:span text:style-name="T93"> segno.</text:span></text:p>
            </text:list-item>
            <text:list-item>
              <text:p text:style-name="P332"><text:alphabetical-index-mark-start text:id="IMark94051494705944" text:key1="Variabili" text:key2="Tipi"/>uint32<text:alphabetical-index-mark-end text:id="IMark94051494705944"/> <text:span text:style-name="T93">numero intero a 32bit </text:span><text:span text:style-name="T91">senza</text:span><text:span text:style-name="T93"> segno.</text:span></text:p>
            </text:list-item>
            <text:list-item>
              <text:p text:style-name="P332"><text:alphabetical-index-mark-start text:id="IMark94051496318408" text:key1="Variabili" text:key2="Tipi"/>uint64<text:alphabetical-index-mark-end text:id="IMark94051496318408"/> <text:span text:style-name="T93">numero intero a 64bit </text:span><text:span text:style-name="T91">senza</text:span><text:span text:style-name="T93"> segno</text:span><text:span text:style-name="T183">.</text:span></text:p>
            </text:list-item>
          </text:list>
        </text:list-item>
      </text:list>
      <text:list xml:id="list3875926419" text:style-name="L9">
        <text:list-item>
          <text:p text:style-name="P325">Decimali, <text:alphabetical-index-mark-start text:id="IMark94051494705944" text:key1="Variabili" text:key2="Tipi"/><text:span text:style-name="T13">float</text:span><text:alphabetical-index-mark-end text:id="IMark94051494705944"/> sono i num<text:span text:style-name="T184">e</text:span>ri con la parte decimale, anche essi hanno varie tipologie:</text:p>
          <text:list>
            <text:list-item>
              <text:p text:style-name="P333">float<text:span text:style-name="T91"> numero decimale con numero di bit di default a 64bit.</text:span></text:p>
            </text:list-item>
            <text:list-item>
              <text:p text:style-name="P333"><text:alphabetical-index-mark-start text:id="IMark94051494705944" text:key1="Variabili" text:key2="Tipi"/>float32<text:alphabetical-index-mark-end text:id="IMark94051494705944"/><text:span text:style-name="T91"> numero decimale con 32bit.</text:span></text:p>
            </text:list-item>
            <text:list-item>
              <text:p text:style-name="P333"><text:alphabetical-index-mark-start text:id="IMark94051496318408" text:key1="Variabili" text:key2="Tipi"/>float64<text:alphabetical-index-mark-end text:id="IMark94051496318408"/><text:span text:style-name="T91"> numero decimale con 64bit (dichiarato).</text:span></text:p>
            </text:list-item>
          </text:list>
        </text:list-item>
      </text:list>
      <text:p text:style-name="P64"/>
      <text:p text:style-name="P65">Potrebbe tornar<text:span text:style-name="T290">ti</text:span> utile, specie se lavori su microcontrollori poter ad esempio variare il tipo da <text:span text:style-name="T13">int</text:span> a <text:span text:style-name="T13">int16</text:span> ovviamente questo è possibile farlo e vedrai ora due sistemi per farlo:</text:p>
      <text:p text:style-name="P235"/>
      <text:p text:style-name="P235">let variabile: int = 75<text:tab/><text:tab/><text:tab/>→ type(variabile) = int</text:p>
      <text:p text:style-name="P235">let cambio = int16(variabile)<text:tab/><text:tab/><text:tab/>→ type(cambio) = int16</text:p>
      <text:p text:style-name="P304">let cambioUnsafe = <text:alphabetical-index-mark-start text:id="IMark94051496318408"/>cast<text:alphabetical-index-mark-end text:id="IMark94051496318408"/>[int16](variabile)<text:tab/>→ type(cambioUnsafe) = int16 metodo unsafe PERICOLO!!</text:p>
      <text:p text:style-name="P235"/>
      <text:p text:style-name="P66">Vediamo ora degli esempi di assegnazione di vario genere:</text:p>
      <text:p text:style-name="P236"/>
      <text:p text:style-name="P236">let intero = 75</text:p>
      <text:p text:style-name="P236">let esadecimale = 0x75</text:p>
      <text:p text:style-name="P236">let ottale = 0o75</text:p>
      <text:p text:style-name="P237">let binario = 0b1001011</text:p>
      <text:p text:style-name="P280"><text:span text:style-name="T96">echo(type(intero)) <text:tab/><text:tab/><text:tab/>→ int</text:span><text:span text:style-name="T91"><text:tab/></text:span></text:p>
      <text:p text:style-name="P236"/>
      <text:p text:style-name="P95"><text:span text:style-name="T91">Come di certo avrai notato, il tipo non è esplicitamente dichiarato, questo perchè il compilatore Nim riesce a dedurlo da solo in base a la valore specificato, chiaramente se non assegn</text:span><text:span text:style-name="T96">i</text:span><text:span text:style-name="T91"> nessun valore alla variabile il compilatore non potrà indovinarlo e quindi va esplicitamente dichiarato. </text:span><text:span text:style-name="T100">In questi</text:span><text:span text:style-name="T96"> cas</text:span><text:span text:style-name="T100">i</text:span><text:span text:style-name="T96"> </text:span><text:span text:style-name="T100">verrà</text:span><text:span text:style-name="T96"> assegnato il tipo </text:span><text:span text:style-name="T225">int </text:span><text:span text:style-name="T96">nel caso in cui volessimo dichiararlo noi quindi scegliendo noi che tipo di intero usare dovremmo fare:</text:span></text:p>
      <text:p text:style-name="P287"/>
      <text:p text:style-name="P229">let intero:int16 = 75</text:p>
      <text:p text:style-name="P229">let intero = 75 ‘i16</text:p>
      <text:p text:style-name="P229">type(intero)<text:tab/><text:tab/><text:tab/><text:tab/>→ int16</text:p>
      <text:p text:style-name="P227"/>
      <text:p text:style-name="P67">Puoi usare entrambe le diciture per dichiarare la variabile ma la prima è di certo la più chiara e semplice da ricordare. </text:p>
      <text:p text:style-name="P10"/>
      <text:p text:style-name="P93"><text:soft-page-break/><text:alphabetical-index-mark text:string-value="type"/><text:alphabetical-index-mark text:string-value="type"/><text:span text:style-name="T91">type(): </text:span><text:span text:style-name="T97">la procedura type ti salverà molte volte, perché se non sai che </text:span><text:span text:style-name="T98">tipo</text:span><text:span text:style-name="T97"> ritorna una funzione o ti che tipo è una variabile, con la procedura type() viene presto svelata.</text:span></text:p>
      <text:p text:style-name="P87"/>
      <text:p text:style-name="P87"/>
      <text:p text:style-name="P87"/>
      <text:p text:style-name="P23"><text:span text:style-name="T226">3</text:span><text:span text:style-name="T227"> – </text:span><text:span text:style-name="T228">I Tipi di Dati.</text:span></text:p>
      <text:p text:style-name="P94"><text:span text:style-name="T157">Ora che </text:span><text:span text:style-name="T153">hai</text:span><text:span text:style-name="T157"> visto come dichiarare le variabili ed i tipi base di Nim, credo si giunta l’ora di vedere le strutture dati presenti, sia nella libreria standard che in alcune librerie presenti di default </text:span><text:span text:style-name="T158">e magari le procedure che ci aiutano a gestirle al meglio</text:span><text:span text:style-name="T157">, ricor</text:span><text:span text:style-name="T159">do</text:span><text:span text:style-name="T157"> che Nim segue la filosofia “batterie incluse” quindi moltissime cose son già lì a nostra disposizione.</text:span></text:p>
      <text:p text:style-name="P7"/>
      <text:p text:style-name="P7"/>
      <text:p text:style-name="P32">3.1 – I Numeri.</text:p>
      <text:p text:style-name="P68">Iniziamo <text:span text:style-name="T222">dai numeri che si useranno spesso e volentieri</text:span>. Di default gli operatori sui numeri son <text:span text:style-name="T222">grassomodo quelli classici usati in tutti i linguaggi:</text:span></text:p>
      <text:p text:style-name="P239"/>
      <text:p text:style-name="P240">echo(5 <text:span text:style-name="T188">/ </text:span>2) <text:tab/><text:tab/>→ <text:s/><text:span text:style-name="T223">2.5</text:span></text:p>
      <text:p text:style-name="P240">echo(5 <text:span text:style-name="T188">div </text:span>2)<text:tab/><text:tab/>→ <text:s/><text:span text:style-name="T223">2</text:span></text:p>
      <text:p text:style-name="P240">echo(2 <text:span text:style-name="T188">mod</text:span> 2)<text:tab/><text:tab/>→ <text:span text:style-name="T223">0</text:span></text:p>
      <text:p text:style-name="P240">echo(5 <text:span text:style-name="T188">+</text:span> 2)<text:tab/><text:tab/>→ <text:span text:style-name="T223">7</text:span></text:p>
      <text:p text:style-name="P240">echo(5 <text:span text:style-name="T188">-</text:span> 2)<text:tab/><text:tab/>→ <text:span text:style-name="T223">3</text:span></text:p>
      <text:p text:style-name="P241">echo(16 <text:span text:style-name="T188">shr</text:span> 2)<text:tab/><text:tab/>→ 4 <text:s/>o in altre parole 00010000b sposto il bit che vale 16 di 2 <text:tab/><text:tab/><text:tab/><text:tab/> <text:s/><text:tab/><text:tab/><text:tab/> <text:s text:c="4"/>posizioni 00000100b.</text:p>
      <text:p text:style-name="P241"><text:span text:style-name="T224">e</text:span>cho(4 <text:span text:style-name="T188">shl</text:span> 2) <text:tab/><text:tab/>→ 16</text:p>
      <text:p text:style-name="P242">echo(<text:span text:style-name="T188">toInt</text:span>(0.6))<text:tab/><text:tab/>→ 1</text:p>
      <text:p text:style-name="P242">echo(<text:span text:style-name="T188">toInt</text:span>(1.4))<text:tab/><text:tab/>→ 1</text:p>
      <text:p text:style-name="P242">echo(<text:span text:style-name="T188">toFloat</text:span>(2))<text:tab/><text:tab/>→ 2.0</text:p>
      <text:p text:style-name="P243">echo(0b0111 <text:span text:style-name="T188">and</text:span> 0b0101) <text:tab/>→ 5 <text:s/>ovvero 0b0101 che è l’and logico.</text:p>
      <text:p text:style-name="P240"/>
      <text:p text:style-name="P69">Come puoi vedere non son complessi e dall’esempio sopra risulta chiara la loro funzione, ma andrò a spiegarli comunque:</text:p>
      <text:p text:style-name="P69"/>
      <text:list xml:id="list252885662" text:style-name="L10">
        <text:list-item>
          <text:p text:style-name="P334"><text:alphabetical-index-mark-start text:id="IMark94051496318408" text:key1="Operatori"/>/<text:alphabetical-index-mark-end text:id="IMark94051496318408"/><text:span text:style-name="T132">: operatore di divisione e ritorna un numero float.</text:span></text:p>
        </text:list-item>
        <text:list-item>
          <text:p text:style-name="P334"><text:alphabetical-index-mark-start text:id="IMark94051494705944" text:key1="Operatori"/>div<text:alphabetical-index-mark-end text:id="IMark94051494705944"/><text:span text:style-name="T132">: operatore di divisine e ritorna un numero intero.</text:span></text:p>
        </text:list-item>
        <text:list-item>
          <text:p text:style-name="P334"><text:alphabetical-index-mark-start text:id="IMark94051496318408" text:key1="Operatori"/>mod<text:alphabetical-index-mark-end text:id="IMark94051496318408"/><text:span text:style-name="T132">: operatore modulo ritorna zero se i numeri son divisibili tra loro.</text:span></text:p>
        </text:list-item>
        <text:list-item>
          <text:p text:style-name="P334"><text:alphabetical-index-mark-start text:id="IMark94051494705944" text:key1="Operatori"/>+<text:alphabetical-index-mark-end text:id="IMark94051494705944"/><text:span text:style-name="T132">: operatore somma, addiziona due o più numeri tra di loro.</text:span></text:p>
        </text:list-item>
        <text:list-item>
          <text:p text:style-name="P334"><text:alphabetical-index-mark-start text:id="IMark94051496318408" text:key1="Operatori"/>-<text:alphabetical-index-mark-end text:id="IMark94051496318408"/><text:span text:style-name="T132">: operatore sottrazione, sottrae un numero all’altro.</text:span></text:p>
        </text:list-item>
        <text:list-item>
          <text:p text:style-name="P335"><text:alphabetical-index-mark-start text:id="IMark94051494705944" text:key1="Operatori"/>shr<text:alphabetical-index-mark-end text:id="IMark94051494705944"/><text:span text:style-name="T132">: operatore che sposta i bit a destra, nell’esempio sarebbe: 00010000b → 00000100b.</text:span></text:p>
        </text:list-item>
        <text:list-item>
          <text:p text:style-name="P335"><text:alphabetical-index-mark-start text:id="IMark94051496318408" text:key1="Operatori"/>shl<text:alphabetical-index-mark-end text:id="IMark94051496318408"/><text:span text:style-name="T132">: operatore che sposta i bit a sinistra, nell’esempio sarebbe: 00000100b → 00010000b.</text:span></text:p>
        </text:list-item>
        <text:list-item>
          <text:p text:style-name="P336"><text:alphabetical-index-mark-start text:id="IMark94051494705944" text:key1="Operatori"/>toInt<text:alphabetical-index-mark-end text:id="IMark94051494705944"/><text:span text:style-name="T132">: metodo che arrotonda un numero float all’intero più prossimo.</text:span></text:p>
        </text:list-item>
        <text:list-item>
          <text:p text:style-name="P336"><text:alphabetical-index-mark-start text:id="IMark94051496318408" text:key1="Operatori"/>toFloat<text:alphabetical-index-mark-end text:id="IMark94051496318408"/><text:span text:style-name="T132">: metodo che converte un intero in un float.</text:span></text:p>
        </text:list-item>
        <text:list-item>
          <text:p text:style-name="P337"><text:alphabetical-index-mark-start text:id="IMark94051494705944" text:key1="Operatori"/>and<text:alphabetical-index-mark-end text:id="IMark94051494705944"/>, <text:alphabetical-index-mark-start text:id="IMark94051496318408" text:key1="Operatori"/>or<text:alphabetical-index-mark-end text:id="IMark94051496318408"/>, <text:alphabetical-index-mark-start text:id="IMark94051500853608" text:key1="Operatori"/>xor<text:alphabetical-index-mark-end text:id="IMark94051500853608"/>, <text:alphabetical-index-mark-start text:id="IMark94051561500216" text:key1="Operatori"/>not<text:alphabetical-index-mark-end text:id="IMark94051561500216"/><text:span text:style-name="T132">: calcolano il valore bit per bit dei numeri dati.</text:span></text:p>
        </text:list-item>
      </text:list>
      <text:p text:style-name="P70"/>
      <text:p text:style-name="P22"><text:span text:style-name="T338">In più avrai a disposizione il modulo </text:span><text:alphabetical-index-mark-start text:id="IMark94051561500216" text:key1="Moduli"/><text:span text:style-name="T326">math</text:span><text:alphabetical-index-mark-end text:id="IMark94051561500216"/><text:span text:style-name="T338"> ( </text:span><text:a xlink:type="simple" xlink:href="https://nim-lang.org/docs/math.html" text:style-name="Internet_20_link" text:visited-style-name="Visited_20_Internet_20_Link"><text:span text:style-name="T338">https://nim-lang.org/docs/math.html</text:span></text:a><text:span text:style-name="T338"> ) che ti mette a disposizione parecchie funzioni matematiche, vediamo qualche esempio:</text:span></text:p>
      <text:p text:style-name="P97"/>
      <text:p text:style-name="P288"><text:span text:style-name="T350">proc </text:span><text:alphabetical-index-mark-start text:id="IMark94051500853608" text:key1="Procedure"/><text:span text:style-name="T350">sqrt</text:span><text:alphabetical-index-mark-end text:id="IMark94051500853608"/><text:span text:style-name="T350">(x: float64): float64 {…}</text:span></text:p>
      <text:p text:style-name="P238">echo(sqrt(16.0)) → 4.0 (nota che la procedura vuole un numero float!!)</text:p>
      <text:p text:style-name="P14">Procedura che ritorna la radice quadrata di un numero float.</text:p>
      <text:p text:style-name="P98"/>
      <text:p text:style-name="P288"><text:span text:style-name="T350">proc </text:span><text:alphabetical-index-mark-start text:id="IMark94051500853608" text:key1="Procedure"/><text:span text:style-name="T350">pow</text:span><text:alphabetical-index-mark-end text:id="IMark94051500853608"/><text:span text:style-name="T350">(x, y: float64): float64 {…}</text:span></text:p>
      <text:p text:style-name="P293"><text:span text:style-name="T350">e</text:span><text:span text:style-name="T349">cho(pow(3.0, 6.0)</text:span><text:span text:style-name="T352">) </text:span><text:span text:style-name="T349">→ 729</text:span></text:p>
      <text:p text:style-name="P15">Procedura che ritorna la potenza tra due numeri float.</text:p>
      <text:p text:style-name="P101"/>
      <text:p text:style-name="P245"/>
      <text:p text:style-name="P245"/>
      <text:p text:style-name="P245"/>
      <text:p text:style-name="P289"><text:soft-page-break/><text:span text:style-name="T351">proc </text:span><text:alphabetical-index-mark-start text:id="IMark94051496318408" text:key1="Procedure"/><text:span text:style-name="T351">round</text:span><text:alphabetical-index-mark-end text:id="IMark94051496318408"/><text:span text:style-name="T351">(x: float64): float64 {…}</text:span></text:p>
      <text:p text:style-name="P244">echo(round(5.2)<text:span text:style-name="T290">)</text:span> → 5.0 <text:tab/></text:p>
      <text:p text:style-name="P244">echo(round(5.7)) → 6.0</text:p>
      <text:p text:style-name="P15">Procedura che arrotonda al valore più prossimo a quello passato in argomento.</text:p>
      <text:p text:style-name="P101"/>
      <text:p text:style-name="P19"><text:span text:style-name="T338">Ti ho mostrato solo un lieve assaggio di tutte procedure presenti, ma ora sai che quando avrai a che fare con operatori matematici, questo è il primo posto da visitare per vedere se già esiste quello che ti serve per risolvere il tuo problema. </text:span><text:span text:style-name="T339">Altri moduli che contengono funzioni matematiche sono </text:span><text:alphabetical-index-mark-start text:id="IMark94051500853608" text:key1="Moduli"/><text:span text:style-name="T345">complex</text:span><text:alphabetical-index-mark-end text:id="IMark94051500853608"/><text:span text:style-name="T339"> ( </text:span><text:a xlink:type="simple" xlink:href="https://nim-lang.org/docs/complex.html" text:style-name="Internet_20_link" text:visited-style-name="Visited_20_Internet_20_Link"><text:span text:style-name="T339">https://nim-lang.org/docs/complex.html</text:span></text:a><text:span text:style-name="T339"> ) e </text:span><text:alphabetical-index-mark-start text:id="IMark94051496318408" text:key1="Moduli"/><text:span text:style-name="T345">rationals</text:span><text:alphabetical-index-mark-end text:id="IMark94051496318408"/><text:span text:style-name="T339"> ( </text:span><text:a xlink:type="simple" xlink:href="https://nim-lang.org/docs/rationals.html" text:style-name="Internet_20_link" text:visited-style-name="Visited_20_Internet_20_Link"><text:span text:style-name="T339">https://nim-lang.org/docs/rationals.html</text:span></text:a><text:span text:style-name="T339"> ) ma che forse non utilizzerai mai, quindi mi sembra superfluo dargli un occhiata in <text:s/>questa sede.</text:span></text:p>
      <text:p text:style-name="P82"/>
      <text:p text:style-name="P82"/>
      <text:p text:style-name="P82"/>
      <text:p text:style-name="P20"><text:span text:style-name="T172">3.</text:span><text:span text:style-name="T173">2</text:span><text:span text:style-name="T172"> – Le Stringhe e</text:span><text:span text:style-name="T174">d i</text:span><text:span text:style-name="T172"> Caratteri.</text:span></text:p>
      <text:p text:style-name="P71">Le <text:alphabetical-index-mark-start text:id="IMark94051500853608" text:key1="Variabili"/>stringhe<text:alphabetical-index-mark-end text:id="IMark94051500853608"/> sono una serie di lettere di solito in unicode mentre i <text:alphabetical-index-mark-start text:id="IMark94051496318408" text:key1="Variabili"/>caratteri<text:alphabetical-index-mark-end text:id="IMark94051496318408"/> son semplici lettere in ascii. <text:span text:style-name="T185">Vediamo con qualche esempio cosa si può fare:</text:span></text:p>
      <text:p text:style-name="P246"/>
      <text:p text:style-name="P247">let str1 = “Ciao “</text:p>
      <text:p text:style-name="P247">let str2 = “Mondo!”</text:p>
      <text:p text:style-name="P247">let char1= ‘q’</text:p>
      <text:p text:style-name="P247">var str3 = “Nim “</text:p>
      <text:p text:style-name="P247"/>
      <text:p text:style-name="P247">echo(“Unione: “, str1 <text:span text:style-name="T189">&amp;</text:span><text:span text:style-name="T186"> str2)<text:tab/><text:tab/><text:tab/><text:tab/>→ </text:span><text:span text:style-name="T206">Unione: Ciao Mondo!</text:span></text:p>
      <text:p text:style-name="P248">echo(“str2 contiene “, <text:span text:style-name="T188">len</text:span>(str2), ” lettere”)<text:tab/><text:tab/>→ str2 contiene 7 lettere</text:p>
      <text:p text:style-name="P249">echo(“Valore di q: “, <text:span text:style-name="T188">ord</text:span>(c))<text:tab/><text:tab/><text:tab/><text:tab/>→ <text:span text:style-name="T206">Valore di q: 113</text:span></text:p>
      <text:p text:style-name="P250">echo(“Il Numero 123 (0x7b) equivale a: “, <text:span text:style-name="T188">chr</text:span>(123))<text:tab/>→ Il Numero 123 (0x7b) equivale a: <text:span text:style-name="T206">{</text:span>str3.<text:span text:style-name="T188">add</text:span>(“è <text:span text:style-name="T206">B</text:span>ellissimo!!)</text:p>
      <text:p text:style-name="P250">echo(“Aggiungo una stringa: “, d)<text:tab/><text:tab/><text:tab/>→ Aggiungo una stringa: <text:span text:style-name="T206">Nim è Bellissimo</text:span></text:p>
      <text:p text:style-name="P249"/>
      <text:p text:style-name="P72">Qui <text:span text:style-name="T290">ho</text:span> messo un bel po' di carne al fuoco, nelle prime tre righe, <text:span text:style-name="T290">ho</text:span> impostato come<text:span text:style-name="T13"> let str1, str2, char</text:span> questo perchè esse non devono mai mutare nel programma, mentre <text:span text:style-name="T13">str3</text:span> dove andr<text:span text:style-name="T290">ò</text:span> ad aggiungere qualcosa, dovrà essere di tipo <text:span text:style-name="T13">var</text:span>. <text:span text:style-name="T206">Ma le cose più importante sono quelle in blu, che andr</text:span><text:span text:style-name="T290">ò</text:span><text:span text:style-name="T206"> ad analizzare:</text:span></text:p>
      <text:p text:style-name="P72"/>
      <text:list xml:id="list1680729270" text:style-name="L11">
        <text:list-item>
          <text:p text:style-name="P338"><text:alphabetical-index-mark-start text:id="IMark94051500853608" text:key1="Operatori"/>&amp;<text:alphabetical-index-mark-end text:id="IMark94051500853608"/><text:span text:style-name="T132">: </text:span><text:span text:style-name="T142">operatore </text:span><text:span text:style-name="T153">che </text:span><text:span text:style-name="T142">concatena due stringhe tra di loro: “ciao “&amp;”mondo” = ciao mondo.</text:span></text:p>
        </text:list-item>
        <text:list-item>
          <text:p text:style-name="P339"><text:alphabetical-index-mark-start text:id="IMark94051496318408" text:key1="Operatori"/><text:span text:style-name="T207">l</text:span>en<text:alphabetical-index-mark-end text:id="IMark94051496318408"/><text:span text:style-name="T132">: operatore </text:span><text:span text:style-name="T153">che </text:span><text:span text:style-name="T132">ritorna la lunghezza della stringa (o di una sequenza etc): let(“albero”) = 6.</text:span></text:p>
        </text:list-item>
        <text:list-item>
          <text:p text:style-name="P340"><text:alphabetical-index-mark-start text:id="IMark94051500853608" text:key1="Operatori"/>ord<text:alphabetical-index-mark-end text:id="IMark94051500853608"/><text:span text:style-name="T132">: operatore </text:span><text:span text:style-name="T153">che </text:span><text:span text:style-name="T132">ritorna il valore ascii del carattere messo in argomento: ord(‘c’) = 113.</text:span></text:p>
        </text:list-item>
        <text:list-item>
          <text:p text:style-name="P340"><text:alphabetical-index-mark-start text:id="IMark94051496318408" text:key1="Operatori"/>chr<text:alphabetical-index-mark-end text:id="IMark94051496318408"/><text:span text:style-name="T132">: operatore </text:span><text:span text:style-name="T153">che </text:span><text:span text:style-name="T132">ritorna il carattere del equivalente numero ascii: chr(123) = {.</text:span></text:p>
        </text:list-item>
        <text:list-item>
          <text:p text:style-name="P340"><text:alphabetical-index-mark-start text:id="IMark94051500853608" text:key1="Operatori"/>add<text:alphabetical-index-mark-end text:id="IMark94051500853608"/><text:span text:style-name="T132">: operatore </text:span><text:span text:style-name="T153">che </text:span><text:span text:style-name="T143">aggiunge una stringa o un carattere ad una stringa.</text:span></text:p>
        </text:list-item>
      </text:list>
      <text:p text:style-name="P8"/>
      <text:p text:style-name="P21"><text:span text:style-name="T340">A</text:span><text:span text:style-name="T338">pparentemente sembrano già molte cose, ma è solo l’inizio, perch</text:span><text:span text:style-name="T341">è</text:span><text:span text:style-name="T338"> sulle stringhe, i vari moduli hanno ancora molte sorprese da offrirti, è ovvio che non posso elencare tutto, ma almeno le cose più interessanti si. Cominciamo dal modulo </text:span><text:alphabetical-index-mark-start text:id="IMark94051500853608" text:key1="Moduli"/><text:span text:style-name="T326">strutils</text:span><text:alphabetical-index-mark-end text:id="IMark94051500853608"/><text:span text:style-name="T338"> ( </text:span><text:a xlink:type="simple" xlink:href="https://nim-lang.org/docs/strutils.html" text:style-name="Internet_20_link" text:visited-style-name="Visited_20_Internet_20_Link"><text:span text:style-name="T338">https://nim-lang.org/docs/strutils.html</text:span></text:a><text:span text:style-name="T338"> ) che come potrai intuire offre diverse utility che vanno ad operare sulle stringhe </text:span><text:span text:style-name="T342">vediamo alcune procedure di questo modulo:</text:span></text:p>
      <text:p text:style-name="P9"/>
      <text:p text:style-name="P290"><text:span text:style-name="T353">proc </text:span><text:alphabetical-index-mark-start text:id="IMark94051500853608" text:key1="Procedure"/><text:span text:style-name="T353">strip</text:span><text:alphabetical-index-mark-end text:id="IMark94051500853608"/><text:span text:style-name="T353">(s: string; leading = true; trailing = true;</text:span><text:span text:style-name="T354">chars: set[char] = </text:span><text:span text:style-name="T355">w</text:span><text:span text:style-name="T354">hitespace): string {…}</text:span></text:p>
      <text:p text:style-name="P36">Questa procedura elimina dei caratteri, di default gli spazi vuoti all’inizio ed alla fine, ma variando i parametri si possono ad esempio anche eliminare delle lettere ben specifiche.</text:p>
      <text:p text:style-name="P103"/>
      <text:p text:style-name="P291"><text:span text:style-name="T358">proc </text:span><text:alphabetical-index-mark-start text:id="IMark94051496318408" text:key1="Procedure"/><text:span text:style-name="T358">split</text:span><text:alphabetical-index-mark-end text:id="IMark94051496318408"/><text:span text:style-name="T358">(s: string; sep: char; maxsplit: int = -1): seq[string] {…}</text:span></text:p>
      <text:p text:style-name="P294"><text:span text:style-name="T358">l</text:span><text:span text:style-name="T357">et str1=(“1,2,3,4); let sp=split(str1,’,’,2) → @[“1”,”2”,”3,4”]</text:span></text:p>
      <text:p text:style-name="P37">Procedura utilissima per separare da una stringa gli elementi per poi metterli in una sequenza ed accedevi comodamente.</text:p>
      <text:p text:style-name="P104"/>
      <text:p text:style-name="P292"><text:span text:style-name="T359">proc </text:span><text:alphabetical-index-mark-start text:id="IMark94051496318408" text:key1="Procedure"/><text:span text:style-name="T359">isUpperAscii</text:span><text:alphabetical-index-mark-end text:id="IMark94051496318408"/><text:span text:style-name="T359">(c: char): bool {...}</text:span></text:p>
      <text:p text:style-name="P37">Controlla se un carattere ascii è minuscolo o maiuscolo, ovviamente ce la controparte <text:alphabetical-index-mark-start text:id="IMark94051500853608" text:key1="Procedure"/><text:span text:style-name="T13">isLowerAscii</text:span><text:span text:style-name="T91">.</text:span><text:alphabetical-index-mark-end text:id="IMark94051500853608"/></text:p>
      <text:p text:style-name="P104"/>
      <text:p text:style-name="P292"><text:span text:style-name="T359">proc </text:span><text:alphabetical-index-mark-start text:id="IMark94051500853608" text:key1="Procedure"/><text:span text:style-name="T359">intToStr</text:span><text:alphabetical-index-mark-end text:id="IMark94051500853608"/><text:span text:style-name="T359">(x: int; minchars: Positive = 1): string {…}</text:span></text:p>
      <text:p text:style-name="P225"><text:span text:style-name="T179">Procedura per convertire un numero intero in u</text:span><text:span text:style-name="T180">na</text:span><text:span text:style-name="T179"> stringa sempre in questa categoria poi ce </text:span><text:span text:style-name="T181">toHex </text:span><text:span text:style-name="T175">e </text:span><text:span text:style-name="T181">toBin</text:span><text:span text:style-name="T175">.</text:span></text:p>
      <text:p text:style-name="P90"/>
      <text:p text:style-name="P295"><text:soft-page-break/><text:span text:style-name="T356">proc <text:s/></text:span><text:alphabetical-index-mark-start text:id="IMark94051496318408" text:key1="Procedure"/><text:span text:style-name="T356">trimZeros</text:span><text:alphabetical-index-mark-end text:id="IMark94051496318408"/><text:span text:style-name="T356"> ( x : <text:s/>var <text:s/></text:span><text:span text:style-name="T354">stringa</text:span><text:span text:style-name="T356"> ; <text:s/>decimalSep <text:s/>= <text:s/>'.' ) <text:s/>{ ... }</text:span></text:p>
      <text:p text:style-name="P296"><text:span text:style-name="T356">v</text:span><text:span text:style-name="T354">ar num=”123.9870000”; num.trinZero(‘.’) → 123.987</text:span></text:p>
      <text:p text:style-name="P38">Elimina gli zeri dai numeri formattati come stringhe (non ritorna una copia).</text:p>
      <text:p text:style-name="P105"/>
      <text:p text:style-name="P282"><text:span text:style-name="T360">proc </text:span><text:alphabetical-index-mark-start text:id="IMark94051496318408" text:key1="Procedure"/><text:span text:style-name="T360">parseInt</text:span><text:alphabetical-index-mark-end text:id="IMark94051496318408"/><text:span text:style-name="T360">(s: string): </text:span>int<text:span text:style-name="T360"> {...}</text:span></text:p>
      <text:p text:style-name="P39">Questa assieme a <text:alphabetical-index-mark-start text:id="IMark94051500853608" text:key1="Procedure"/><text:span text:style-name="T13">parseFloat</text:span><text:span text:style-name="T91"> </text:span><text:alphabetical-index-mark-end text:id="IMark94051500853608"/><text:span text:style-name="T91"><text:s/>ed altre sono molto utili per convertire dati passati sotto forma di stringa in dati “numerici”, ad esempio quando usiamo </text:span><text:alphabetical-index-mark-start text:id="IMark94051496318408"/><text:span text:style-name="T13">readLine</text:span><text:alphabetical-index-mark-end text:id="IMark94051496318408"/><text:span text:style-name="T91"> che accetta solo stringhe, usando queste funzioni convertiamo il suo ingresso in un numero intero o float o altro.</text:span></text:p>
      <text:p text:style-name="P17"/>
      <text:p text:style-name="P40"><text:span text:style-name="T91">Ti invito caldamente a dare un occhiata a questa libreria che è molto vasta e contiene molte utili ed interessanti procedure che potrebbero tornarti molto utili, </text:span><text:span text:style-name="T95">ma non è finita, perché ce un’ altro modulo interessante che opera sulle stringhe ed è </text:span><text:alphabetical-index-mark-start text:id="IMark94051496318408" text:key1="Moduli"/><text:span text:style-name="T44">strformat</text:span><text:alphabetical-index-mark-end text:id="IMark94051496318408"/><text:span text:style-name="T44"> </text:span><text:span text:style-name="T144">che </text:span><text:span text:style-name="T161">serve</text:span><text:span text:style-name="T144"> </text:span><text:span text:style-name="T161">a fare ciò che fanno le </text:span><text:span text:style-name="T144"><text:s/>f-string di Python.</text:span></text:p>
      <text:p text:style-name="P251"/>
      <text:p text:style-name="P281">import <text:span text:style-name="T188">strformat</text:span></text:p>
      <text:p text:style-name="P281"/>
      <text:p text:style-name="P281">let mod = “Punto”</text:p>
      <text:p text:style-name="P281">let eta = “6”</text:p>
      <text:p text:style-name="P281"/>
      <text:p text:style-name="P281">echo(“La mia automobile “, mod, ” ha “, eta, “ anni”)<text:tab/>→ La mia automobile <text:span text:style-name="T229">Punto </text:span>ha 6 anni</text:p>
      <text:p text:style-name="P281">echo(<text:alphabetical-index-mark-start text:id="IMark94051496318408"/><text:span text:style-name="T188">fmt</text:span><text:alphabetical-index-mark-end text:id="IMark94051496318408"/>(“La mia automobile {mod} ha {eta} anni”))<text:tab/>→ La mia automobile <text:span text:style-name="T229">Punto </text:span>ha 6 anni</text:p>
      <text:p text:style-name="P281"/>
      <text:p text:style-name="P41">Come puoi osservare, il risultato finale è lo stesso, ma mentre nel primo echo si deve continuamente aprire e chiudere virgolette e inserire le virgole, nel secondo la scrittura è molto più naturale e semplice <text:span text:style-name="T213">e per far ciò si usa </text:span><text:span text:style-name="T17">fmt</text:span>, <text:span text:style-name="T211">ma non è tutto perch</text:span><text:span text:style-name="T212">è</text:span><text:span text:style-name="T211"> ci permette anche di formattare i numeri come meglio vogliamo </text:span><text:span text:style-name="T213">ad esempio</text:span><text:span text:style-name="T211">:</text:span></text:p>
      <text:p text:style-name="P274"/>
      <text:p text:style-name="P275">echo(fmt(“{12: 04}”))<text:tab/><text:tab/>→ 0012 ovvero scriverà il 12 ma <text:span text:style-name="T210">preceduto</text:span> da due zeri <text:span text:style-name="T208">che occuperanno le 4 <text:s/>posizioni.</text:span></text:p>
      <text:p text:style-name="P283">echo(fmt(“{1.2345: 0.3f}”) <text:tab/><text:tab/>→ 1.234 elimina tutti i decimali oltre la terza posizione.</text:p>
      <text:p text:style-name="P274"/>
      <text:p text:style-name="P42"><text:span text:style-name="T214">Attenzione!!</text:span> Quanto visto sopra non va a modificare la variabile, ma è solamente un rappresentazione manipolata di essa.</text:p>
      <text:p text:style-name="P18"/>
      <text:p text:style-name="P18"/>
      <text:p text:style-name="P31">3.3 – <text:span text:style-name="T209">Gli Array</text:span>.</text:p>
      <text:p text:style-name="P43">Gli <text:alphabetical-index-mark-start text:id="IMark94051496318408"/>array<text:alphabetical-index-mark-end text:id="IMark94051496318408"/>, o matrici sono dei semplici contenitori di lunghezza fissa, ovvero u<text:span text:style-name="T208">na</text:span> volta dichiarato non si può ne levare ne aggiungere elementi e tutti gli elem<text:span text:style-name="T230">e</text:span>nti devono essere dello stesso tipo. <text:span text:style-name="T231">Qui di seguito vedrai due modi per dichiararli che commenteremo dopo:</text:span></text:p>
      <text:p text:style-name="P276"/>
      <text:p text:style-name="P284">let matrice = [1, 2, 3, 4 ,5]<text:tab/><text:tab/><text:tab/>→ <text:span text:style-name="T291">inizializza un array di cinque elementi </text:span><text:span text:style-name="T19">int</text:span><text:span text:style-name="T101"> (indice da 0 a 4).</text:span></text:p>
      <text:p text:style-name="P285">var matrice2 = [uint8(6), uint8(34)]<text:tab/><text:tab/>→ inizializza un array di due elementi Iuint8I.</text:p>
      <text:p text:style-name="P284">echo(matrice)<text:tab/><text:tab/><text:tab/><text:tab/>→ [1,2,3,4,5]</text:p>
      <text:p text:style-name="P284">echo(matrice[2]<text:span text:style-name="T233">)</text:span><text:tab/><text:tab/><text:tab/><text:tab/>→ <text:span text:style-name="T232">3</text:span></text:p>
      <text:p text:style-name="P286">let matrice3: array[0..2, int] = <text:s text:c="2"/>[1, 2, 3] <text:s/><text:tab/>→ inizializza un array di tre elementi interi con indice da 0 a 2.</text:p>
      <text:p text:style-name="P286">let matrice3: array[5..7, int] = <text:s/>[1, 2, 3] <text:tab/><text:tab/>→ inizializza un array di tre elementi interi con indice da 5 a 7.</text:p>
      <text:p text:style-name="P277"/>
      <text:p text:style-name="P44">Nella prima linea puoi vedere che assegnamo alla variabile <text:span text:style-name="T13">matrice</text:span><text:span text:style-name="T91"> un array di cinque elementi di interi, </text:span><text:span text:style-name="T101">nella seconda linea creiamo un array di due elementi ma di tipo</text:span><text:span text:style-name="T47"> uint8</text:span><text:span text:style-name="T154">,</text:span><text:span text:style-name="T43"> </text:span><text:span text:style-name="T91">nella </text:span><text:span text:style-name="T166">terza</text:span><text:span text:style-name="T91"> linea invece stampiamo tutto l’array. La </text:span><text:span text:style-name="T166">quarta</text:span><text:span text:style-name="T91"> linea invece è più interessante perché introduce l’operatore “</text:span><text:span text:style-name="T128">[]”</text:span><text:span text:style-name="T132"> che ci permette di andare a richiamare all’interno di un array un valore o come vedremo tra breve un range di valori. </text:span><text:span text:style-name="T156">Nelle ultime due linee inizializziamo sempre un array di interi, ma stavolta lo dichiariamo esplicitamente come deve essere (tre elementi di interi) , in più questa forma di scrittura </text:span><text:span text:style-name="T162">ti</text:span><text:span text:style-name="T156"> da la possibilità di stabilire a te gli indici dell’array. </text:span><text:span text:style-name="T132">Vediamo alcuni esempi:</text:span></text:p>
      <text:p text:style-name="P252"/>
      <text:p text:style-name="P278"><text:span text:style-name="T132">echo(matrice[1..3])<text:tab/><text:tab/><text:tab/>→ </text:span><text:span text:style-name="T145">[2, 3, 4]<text:tab/>ritorna l’intervallo dal secondo al quarto elemento.</text:span></text:p>
      <text:p text:style-name="P278"><text:span text:style-name="T132">echo(matrice[2..</text:span><text:span text:style-name="T145">^</text:span><text:span text:style-name="T132">1])<text:tab/><text:tab/>→ </text:span><text:span text:style-name="T145">[3, 4, 5]<text:tab/>ritorna l’intervallo dal terzo all’ultimo elemento.</text:span></text:p>
      <text:p text:style-name="P279"><text:span text:style-name="T132">echo(matrice[</text:span><text:span text:style-name="T145">^</text:span><text:span text:style-name="T132">1])<text:tab/><text:tab/><text:tab/>→ </text:span><text:span text:style-name="T145">5<text:tab/><text:tab/>ritorna solo l’ultimo elemento.</text:span></text:p>
      <text:p text:style-name="P279"><text:span text:style-name="T132">echo(matrice[</text:span><text:span text:style-name="T145">^2</text:span><text:span text:style-name="T132">])<text:tab/><text:tab/><text:tab/>→ </text:span><text:span text:style-name="T145">4<text:tab/><text:tab/>ritorna solo il penultimo elemento.</text:span></text:p>
      <text:p text:style-name="P258"/>
      <text:p text:style-name="P11"><text:soft-page-break/><text:span text:style-name="T326">Qui introduciamo due nuovi operatori, ovvero “</text:span><text:alphabetical-index-mark-start text:id="IMark94051496318408" text:key1="Operatori"/><text:span text:style-name="T346">..</text:span><text:alphabetical-index-mark-end text:id="IMark94051496318408"/><text:span text:style-name="T326">” e “</text:span><text:alphabetical-index-mark-start text:id="IMark94051500853608" text:key1="Operatori"/><text:span text:style-name="T346">^</text:span><text:alphabetical-index-mark-end text:id="IMark94051500853608"/><text:span text:style-name="T326">”. </text:span><text:span text:style-name="T332">Il primo </text:span><text:span text:style-name="T333">t</text:span><text:span text:style-name="T332">i consente di fare un slice tra due elementi, ovvero creare un range </text:span><text:span text:style-name="T334">di valori </text:span><text:span text:style-name="T332">per esempio tra due numeri (0..3 → 0,1,2,3) mentre il secondo è come contasse a ritroso la posizione (^1 = ultimo, ^2 = penultimo e così via..). </text:span><text:span text:style-name="T334">L’operatore “</text:span><text:alphabetical-index-mark-start text:id="IMark94051494705944" text:key1="Operatori"/><text:span text:style-name="T347">..</text:span><text:alphabetical-index-mark-end text:id="IMark94051494705944"/><text:span text:style-name="T334">” lo incontrer</text:span><text:span text:style-name="T333">ai</text:span><text:span text:style-name="T334"> ancora molte volte in futuro e sarà sempre molto utile. </text:span><text:span text:style-name="T335">Ma come si contano gli elementi in un array?</text:span><text:span text:style-name="T234"> </text:span><text:span text:style-name="T335">Normalmente il primo valore equivale a zero, quindi se </text:span><text:span text:style-name="T336">vuoi</text:span><text:span text:style-name="T335"> ottenere il primo valore di un array </text:span><text:span text:style-name="T336">dovrai</text:span><text:span text:style-name="T335"> chiamare il valore in posizione zero, quindi l’ultimo sarà in posizione “numero elementiarray -1” </text:span><text:span text:style-name="T337">(per fortuna l’operatore “^” sa benissimo </text:span><text:span text:style-name="T333">questa</text:span><text:span text:style-name="T337"> cosa</text:span><text:span text:style-name="T335">. </text:span><text:span text:style-name="T337">Ma se </text:span><text:span text:style-name="T336">volessi</text:span><text:span text:style-name="T337"> cambiare questi indici? Vediamo il secondo modo di dichiarazione di un array;</text:span></text:p>
      <text:p text:style-name="P100"/>
      <text:p text:style-name="P253">type</text:p>
      <text:p text:style-name="P253"><text:s text:c="9"/>Matrice = array[0..4, int]</text:p>
      <text:p text:style-name="P253"><text:s text:c="9"/>Matrice2 = array[1..5, int]</text:p>
      <text:p text:style-name="P253">let Matrice = [1, 2, 3, 4, 5]</text:p>
      <text:p text:style-name="P253">let Matrice2 = [1, 2, 3, 4, 5]</text:p>
      <text:p text:style-name="P253">echo(Matrice[1])<text:tab/><text:tab/><text:tab/><text:tab/>→ 2</text:p>
      <text:p text:style-name="P253">echo(Matrice2[1])<text:tab/><text:tab/><text:tab/><text:tab/>→ 1</text:p>
      <text:p text:style-name="P99"/>
      <text:p text:style-name="P73">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29">3.4 – Le Sequenze.</text:p>
      <text:p text:style-name="P74">Le <text:alphabetical-index-mark-start text:id="IMark94051500853608"/>sequenze<text:alphabetical-index-mark-end text:id="IMark94051500853608"/> sono simili agli array, contengono dei dati di uniforme tipologia, ma differiscono per due cose: la prima molto importante è che le sequenze possono modificarsi durante l’esecuzione del tuo programma, ovvero <text:span text:style-name="T291">potrai</text:span> inserire e levare degli elementi. La seconda è che non è “indicizzabile, cioè il primo elemento sarà sempre l’elemento di indice zero. Vedrai ora come inizializzarle e gestirle:</text:p>
      <text:p text:style-name="P254"/>
      <text:p text:style-name="P255">var seq<text:span text:style-name="T236">1</text:span> = newSeq[int]()<text:tab/><text:tab/><text:tab/>→ inizializza una sequenza vuota (costruttore<text:span text:style-name="T235">) di interi</text:span>.</text:p>
      <text:p text:style-name="P255">var seq2 = @[1, 2, 3, 4]<text:tab/><text:tab/><text:tab/>→ inizializza una sequenza di interi.</text:p>
      <text:p text:style-name="P256">var seq3:<text:alphabetical-index-mark-start text:id="IMark94051500853608" text:key1="Operatori"/>seq<text:alphabetical-index-mark-end text:id="IMark94051500853608"/>[int]<text:tab/><text:tab/><text:tab/><text:tab/>→ inizializza una sequenza vuota di interi.</text:p>
      <text:p text:style-name="P257">var seq4 = @[uint16(60), uint16(45)]<text:tab/><text:tab/>→ inizializza una sequenza di due elementi di tipo <text:span text:style-name="T13">uint16</text:span>.</text:p>
      <text:p text:style-name="P255"/>
      <text:p text:style-name="P256">type</text:p>
      <text:p text:style-name="P256"><text:s text:c="11"/>seq4 = seq[int]<text:tab/><text:tab/><text:tab/>→ inizializza un tipo sequenza di interi.</text:p>
      <text:p text:style-name="P256"/>
      <text:p text:style-name="P75">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259"/>
      <text:p text:style-name="P260">seq2 .<text:span text:style-name="T188">setLen</text:span>(3) <text:tab/><text:tab/><text:tab/><text:tab/>→ @[0,0,0]</text:p>
      <text:p text:style-name="P260">seq2.<text:span text:style-name="T188">len</text:span>() <text:tab/><text:tab/><text:tab/><text:tab/>→ 3</text:p>
      <text:p text:style-name="P260">seq2.<text:span text:style-name="T188">add</text:span>(75)<text:tab/><text:tab/><text:tab/><text:tab/>→ @[0,0,0,75]</text:p>
      <text:p text:style-name="P261">seq2.<text:span text:style-name="T188">insert</text:span>(8,3)<text:tab/><text:tab/><text:tab/><text:tab/>→ @[0,0,0,<text:span text:style-name="T292">8</text:span>,75]</text:p>
      <text:p text:style-name="P261">seq2.<text:span text:style-name="T188">delete</text:span>(3)<text:tab/><text:tab/><text:tab/><text:tab/>→ @[0,0,0,75] preserva l’ordine degli elementi in memoria; più lento!!!</text:p>
      <text:p text:style-name="P261">seq.<text:span text:style-name="T188">del</text:span>(3)<text:tab/><text:tab/><text:tab/><text:tab/>→ @[0,0,0] non preserva l’ordine degli elementi in memoria; più veloce!!</text:p>
      <text:p text:style-name="P261">echo(seq2.<text:span text:style-name="T188">pop</text:span><text:span text:style-name="T237">())</text:span><text:tab/><text:tab/><text:tab/><text:tab/>→ @[0,0] e stampa lo 0 (zero) rimosso.</text:p>
      <text:p text:style-name="P262">seq1 <text:span text:style-name="T188">&amp;</text:span> seq2<text:tab/><text:tab/><text:tab/><text:tab/>→ @[1,2,3,4,0,0]</text:p>
      <text:p text:style-name="P262"/>
      <text:p text:style-name="P77">Come puoi vedere, qui per la gestione delle sequenze abbiamo molti operatori che ci vengono in aiuto. Ora spieghiamo meglio gli operatori che abbiamo appena visto, ma ci saranno anche vecchie conoscenze.</text:p>
      <text:p text:style-name="P76"/>
      <text:list xml:id="list2353700329" text:style-name="L12">
        <text:list-item>
          <text:p text:style-name="P341"><text:alphabetical-index-mark-start text:id="IMark94051500853608" text:key1="Operatori"/>setLen<text:alphabetical-index-mark-end text:id="IMark94051500853608"/><text:span text:style-name="T132">: riempirà di zeri, quanto l’argomento passato, nel nostro caso tre zeri.</text:span></text:p>
        </text:list-item>
        <text:list-item>
          <text:p text:style-name="P341"><text:soft-page-break/><text:alphabetical-index-mark-start text:id="IMark94051494705944" text:key1="Operatori"/>len<text:alphabetical-index-mark-end text:id="IMark94051494705944"/><text:span text:style-name="T132">: ritornerà la dimensione (quanti elementi contiene) la nostra sequenza.</text:span></text:p>
        </text:list-item>
        <text:list-item>
          <text:p text:style-name="P341"><text:alphabetical-index-mark-start text:id="IMark94051500853608" text:key1="Operatori"/>add<text:alphabetical-index-mark-end text:id="IMark94051500853608"/><text:span text:style-name="T132">: va ad aggiungere un elemento alla sequenza.</text:span></text:p>
        </text:list-item>
        <text:list-item>
          <text:p text:style-name="P341"><text:alphabetical-index-mark-start text:id="IMark94051494705944" text:key1="Operatori"/>insert<text:alphabetical-index-mark-end text:id="IMark94051494705944"/><text:span text:style-name="T132">: accetta due parametri, il primo è l’elemento da inserire, il secondo la sua posizione nella sequenza.</text:span></text:p>
        </text:list-item>
        <text:list-item>
          <text:p text:style-name="P341"><text:alphabetical-index-mark-start text:id="IMark94051500853608" text:key1="Operatori"/>delete<text:alphabetical-index-mark-end text:id="IMark94051500853608"/><text:span text:style-name="T132">: elimina il parametro nell’indice desiderato, e preserva l’ordine degli elementi in memoria (lento).</text:span></text:p>
        </text:list-item>
        <text:list-item>
          <text:p text:style-name="P342"><text:alphabetical-index-mark-start text:id="IMark94051494705944" text:key1="Operatori"/>del<text:alphabetical-index-mark-end text:id="IMark94051494705944"/><text:span text:style-name="T132">: elimina il parametro nell’indice desiderato, ma non preserva l’ordine degli elementi in memoria.</text:span></text:p>
        </text:list-item>
        <text:list-item>
          <text:p text:style-name="P342"><text:alphabetical-index-mark-start text:id="IMark94051500853608" text:key1="Operatori"/>pop<text:alphabetical-index-mark-end text:id="IMark94051500853608"/><text:span text:style-name="T132">: elimina l’ultimo elemento nella sequenza e lo rende subito stampabile a video.</text:span></text:p>
        </text:list-item>
        <text:list-item>
          <text:p text:style-name="P342"><text:alphabetical-index-mark-start text:id="IMark139971105530232" text:key1="Operatori"/>&amp;<text:alphabetical-index-mark-end text:id="IMark139971105530232"/><text:span text:style-name="T132">: se usato per due o più sequenze, le concatena creandone una sola.</text:span></text:p>
        </text:list-item>
        <text:list-item>
          <text:p text:style-name="P343">c[x<text:alphabetical-index-mark-start text:id="IMark94051494705944" text:key1="Operatori"/>..<text:alphabetical-index-mark-end text:id="IMark94051494705944"/>y]<text:span text:style-name="T132">: slice della sequenza intera tra i due indici x e y compresi.</text:span></text:p>
        </text:list-item>
        <text:list-item>
          <text:p text:style-name="P343">c[x..<text:alphabetical-index-mark-start text:id="IMark139971105530232" text:key1="Operatori"/>^<text:alphabetical-index-mark-end text:id="IMark139971105530232"/>y]<text:span text:style-name="T132">: slice degli indici tra x y è conteggiato a partire dalla fine (ultimo e = ^1 penultimo =^2 ecc).</text:span></text:p>
        </text:list-item>
        <text:list-item>
          <text:p text:style-name="P343">c[x..<text:alphabetical-index-mark-start text:id="IMark94051494705944" text:key1="Operatori"/>&lt;<text:alphabetical-index-mark-end text:id="IMark94051494705944"/>y]<text:span text:style-name="T132">: slice degli indici tra x e y-1; l’operatore “</text:span><text:span text:style-name="T91">&lt;</text:span><text:span text:style-name="T132">” esclude (scala di uno) il valore indicato.</text:span></text:p>
        </text:list-item>
      </text:list>
      <text:p text:style-name="P88"/>
      <text:p text:style-name="P96"><text:span text:style-name="T215">ATTENZIONE!!</text:span><text:span text:style-name="T132"> le sequenze lavorando sulla heap quindi son più lente rispetto agli array che son allocati nello stack, quindi se non pensi di doverle modificare</text:span><text:span text:style-name="T155">le</text:span><text:span text:style-name="T132"> ma di lasciarle costanti, usa sempre gli array, aumenti la velocità del tuo programma.</text:span></text:p>
      <text:p text:style-name="P89"/>
      <text:p text:style-name="P16"/>
      <text:p text:style-name="P16"/>
      <text:p text:style-name="P33"/>
      <text:p text:style-name="P13"><text:span text:style-name="T269">3.5 – i Set</text:span>.</text:p>
      <text:p text:style-name="P78">I <text:alphabetical-index-mark-start text:id="IMark94051494705944"/>set<text:alphabetical-index-mark-end text:id="IMark94051494705944"/> sono degli insiemi e rispondono alla matematica di essi (intersezioni, unioni, sottoinsiemi, ecc) ma <text:span text:style-name="T272">la cosa da tenere sempre ben a mente è che in un set, gli elementi contenuti sono sempre univoci (non possono ripetersi)</text:span>. <text:span text:style-name="T277">Nei set della libreria di systema si potranno usare solo tipi </text:span><text:alphabetical-index-mark-start text:id="IMark139971105530232"/><text:span text:style-name="T277">ordinali</text:span><text:alphabetical-index-mark-end text:id="IMark139971105530232"/><text:span text:style-name="T277">, ovvero elementi in cui la successione è nota: 2 viene dopo di 1 ma prima di 3, ‘b’ viene dopo ‘a’ <text:s/>ma prima di ‘c’ e cosi via </text:span><text:span text:style-name="T280">notare l’uso di ‘’ che indica che stiamo parlando di caratteri e non stringhe!!)</text:span><text:span text:style-name="T277">, una stringa per esempio non lo è. </text:span><text:span text:style-name="T278">Anche i tipi che potrei utilizzare con questi insieme sono limitati (vedi </text:span><text:span text:style-name="T283">sotto</text:span><text:span text:style-name="T278">) perché cosi si garantisce l’alta efficienza, ma vedremo che ci sarà modo di evitare queste limitazioni, a scapito però della performance. </text:span><text:span text:style-name="T279">Passiamo a vedere l’inizializzazione dei set.</text:span></text:p>
      <text:p text:style-name="P263"/>
      <text:p text:style-name="P264">var setInt<text:span text:style-name="T281">1</text:span> : set[int16]<text:tab/><text:tab/><text:tab/>→ inizializza un nuovo set di interi a 16 bit <text:span text:style-name="T281">vuoto</text:span>.</text:p>
      <text:p text:style-name="P265"><text:span text:style-name="T282">v</text:span>ar setInt2 = {1,2,3,4,<text:span text:style-name="T282">2</text:span>}<text:tab/><text:tab/><text:tab/>→ inizializza un nuovo set di interi e già si assegnano i valori.</text:p>
      <text:p text:style-name="P266">var setInt3 = {3,4,5,6}<text:tab/><text:tab/><text:tab/>→ set <text:s/>in più per gli esempi delle operazioni su di essi.</text:p>
      <text:p text:style-name="P265"/>
      <text:p text:style-name="P265">type</text:p>
      <text:p text:style-name="P265"><text:s text:c="11"/><text:span text:style-name="T285">S</text:span>et<text:span text:style-name="T286">Char</text:span>3 = set[char]<text:tab/><text:tab/><text:tab/>→ inizializza un tipo di set che accetta caratteri.</text:p>
      <text:p text:style-name="P265"/>
      <text:p text:style-name="P86">I tipi usabili sono: int8-int16, unint8/bitye-uint16, char, enum.</text:p>
      <text:p text:style-name="P86"/>
      <text:p text:style-name="P79">Altra cosa molto importante è che i set non è un insieme ordinato, quindi non si può in nessun caso richiamare gli elementi tramite un indice, ma sono estremamente utili oltre che per eliminare i dopp<text:span text:style-name="T284">i</text:span>oni come vedremo per verificare la presenza di un elemento con l’operatore “<text:span text:style-name="T78">in</text:span>”. <text:span text:style-name="T284">Anche nei set si può aggiungere o eliminare dei valori.</text:span></text:p>
      <text:p text:style-name="P267"/>
      <text:p text:style-name="P268">echo(setInt2)<text:tab/><text:tab/><text:tab/><text:tab/>→ {1,2,3,4} come puoi notare set ha rimosso 2 in quanto doppio.</text:p>
      <text:p text:style-name="P268">setInt1.<text:span text:style-name="T188">incl</text:span>(75)<text:tab/><text:tab/><text:tab/><text:tab/>→ {75} hai appena aggiunto il numero 75 al set “setInc1”.</text:p>
      <text:p text:style-name="P269">SetInt1 <text:span text:style-name="T188">+ </text:span>setInt2<text:tab/><text:tab/><text:tab/><text:tab/>→ {1,2,3,4,5,6} nota la mancanza dei doppi anche qui.</text:p>
      <text:p text:style-name="P269">SetInt1 <text:span text:style-name="T188">* </text:span>setInt2<text:tab/><text:tab/><text:tab/><text:tab/>→ {3,4}</text:p>
      <text:p text:style-name="P305">setInt1 <text:span text:style-name="T188">- </text:span>setInt2<text:tab/><text:tab/><text:tab/><text:tab/>→ {1,2} <text:s text:c="4"/>ATTENZIONE!!</text:p>
      <text:p text:style-name="P305">setInt2 <text:span text:style-name="T188">- </text:span>setInt1<text:tab/><text:tab/><text:tab/><text:tab/>→ {5,6} <text:s text:c="3"/>ATTENZIONE!!</text:p>
      <text:p text:style-name="P174">setInt1 <text:span text:style-name="T188">&lt;</text:span> setInt2<text:tab/><text:tab/><text:tab/><text:tab/>→ false.</text:p>
      <text:p text:style-name="P175">3 <text:span text:style-name="T187">in</text:span> setInt1<text:tab/><text:tab/><text:tab/><text:tab/>→ true.</text:p>
      <text:p text:style-name="P175"/>
      <text:p text:style-name="P175"/>
      <text:p text:style-name="P175"/>
      <text:p text:style-name="P175"/>
      <text:p text:style-name="P106"/>
      <text:p text:style-name="P122"><text:soft-page-break/>Anche per i set abbiamo molti interessanti operatori che ora cercherò di spiegarli meglio:</text:p>
      <text:p text:style-name="P122"/>
      <text:list xml:id="list3848860000" text:style-name="L13">
        <text:list-item>
          <text:p text:style-name="P346"><text:alphabetical-index-mark-start text:id="IMark94051494705944" text:key1="Operatori"/>incl<text:alphabetical-index-mark-end text:id="IMark94051494705944"/><text:span text:style-name="T132">: andrà ad inserire un elemento (di quelli concessi) dentro al set, accetta solo un elemento per volta.</text:span></text:p>
        </text:list-item>
        <text:list-item>
          <text:p text:style-name="P346"><text:alphabetical-index-mark-start text:id="IMark139971105530232" text:key1="Operatori"/>+<text:alphabetical-index-mark-end text:id="IMark139971105530232"/><text:span text:style-name="T132">: </text:span><text:span text:style-name="T91">unione</text:span><text:span text:style-name="T132">, unisce assieme due set, ovviamente escludendo eventuali doppi elementi.</text:span></text:p>
        </text:list-item>
        <text:list-item>
          <text:p text:style-name="P346"><text:alphabetical-index-mark-start text:id="IMark94051494705944" text:key1="Operatori"/>*<text:alphabetical-index-mark-end text:id="IMark94051494705944"/><text:span text:style-name="T132">: </text:span><text:span text:style-name="T91">intersezione</text:span><text:span text:style-name="T132">, ritorna solamente gli elementi in comune dei due set.</text:span></text:p>
        </text:list-item>
        <text:list-item>
          <text:p text:style-name="P346"><text:alphabetical-index-mark-start text:id="IMark139971105530232" text:key1="Operatori"/>-<text:alphabetical-index-mark-end text:id="IMark139971105530232"/><text:span text:style-name="T132">: </text:span><text:span text:style-name="T91">differenza</text:span><text:span text:style-name="T132">, dal primo insieme indicato, sottrae (elimina) gli elementi che sono in comune al secondo insieme. </text:span><text:span text:style-name="T163">Prestare attenzione quindi all’ordine con cui vengo scritti!!</text:span></text:p>
        </text:list-item>
        <text:list-item>
          <text:p text:style-name="P347"><text:alphabetical-index-mark-start text:id="IMark94051494705944" text:key1="Operatori"/>&lt;<text:alphabetical-index-mark-end text:id="IMark94051494705944"/><text:span text:style-name="T132">: </text:span><text:span text:style-name="T99">sottoinsieme</text:span><text:span text:style-name="T146">, se il primo set è sotto insieme del secondo ritorna true. Es {3,4} &lt; {1,2,3,4,5} = true.</text:span></text:p>
        </text:list-item>
        <text:list-item>
          <text:p text:style-name="P348"><text:alphabetical-index-mark-start text:id="IMark139971105530232" text:key1="Operatori"/>in<text:alphabetical-index-mark-end text:id="IMark139971105530232"/><text:span text:style-name="T132">:</text:span><text:span text:style-name="T91">è contentuto in</text:span><text:span text:style-name="T132">, questo operatore lo useremo molto spesso, su set, sequenze array, perché offre una ricerca rapida di un elemento all’interno di queste strutture dati (molto veloce).</text:span></text:p>
        </text:list-item>
      </text:list>
      <text:p text:style-name="P123"/>
      <text:p text:style-name="P160"><text:span text:style-name="T132">Come vedi i set son molto semplici ma molto efficienti, a volte però magari vogliamo o dobbiamo lavorare con altri tipi di dati, dati non supportati da questi insiemi. Niente paura, Nim ha già pronto il modulo “</text:span><text:alphabetical-index-mark-start text:id="IMark139971105530232" text:key1="Moduli"/>sets<text:alphabetical-index-mark-end text:id="IMark139971105530232"/><text:span text:style-name="T132">” che risolve questo problema e potremmo inserire qualsiasi “cosa” a cui si può applicare un </text:span><text:span text:style-name="T90">hasing</text:span><text:span text:style-name="T132">. </text:span><text:span text:style-name="T147">Non mi soffermo a come lavorano, perché è identico (o quasi vedremo dove ce qualche differenza) a quanto visto per i set di sistema, ma cambia solo qualcosa sulle inizializzazioni e i metodi/operatori. Al solito vediamo come si inizializzano.</text:span></text:p>
      <text:p text:style-name="P180"/>
      <text:p text:style-name="P206"><text:span text:style-name="T132">var hSet1: Ha</text:span><text:span text:style-name="T160">s</text:span><text:span text:style-name="T132">hSet[float]<text:tab/><text:tab/><text:tab/>→ inizia</text:span><text:span text:style-name="T148">lizza </text:span><text:span text:style-name="T132"><text:s/>un nuovo hashset vuoto </text:span><text:span text:style-name="T148">di tipo </text:span><text:span text:style-name="T150">float</text:span><text:span text:style-name="T148"> (ora si può!)</text:span><text:span text:style-name="T132">.</text:span></text:p>
      <text:p text:style-name="P206"><text:span text:style-name="T132">var hSet2: Has</text:span><text:span text:style-name="T160">h</text:span><text:span text:style-name="T132">Set[</text:span><text:span text:style-name="T148">int</text:span><text:span text:style-name="T132">] = </text:span><text:span text:style-name="T191">toHasSet</text:span><text:span text:style-name="T132">(</text:span><text:span text:style-name="T149">[</text:span><text:span text:style-name="T148">2,4</text:span><text:span text:style-name="T149">]</text:span><text:span text:style-name="T132">)<text:tab/>→ </text:span><text:span text:style-name="T148">inizializza un nuovo hashset di tipo int e mettiamo dei valori.</text:span></text:p>
      <text:p text:style-name="P181"/>
      <text:p text:style-name="P161"><text:span text:style-name="T132">In questo modulo però, i set contrariamente a quanto nella libreria di sistema, possono anche essere di tipo ordinato </text:span><text:span text:style-name="T150">o meglio si ricorda l’ordine di inserzione degli elementi</text:span><text:span text:style-name="T132">.</text:span></text:p>
      <text:p text:style-name="P181"/>
      <text:p text:style-name="P207"><text:span text:style-name="T132">Var hSet3: </text:span><text:span text:style-name="T150">Order</text:span><text:span text:style-name="T151">S</text:span><text:span text:style-name="T150">et[string]<text:tab/><text:tab/><text:tab/><text:tab/><text:tab/>→ inizializza un nuovo hashset ordinato di <text:s/>tipo string</text:span><text:span text:style-name="T152"> v</text:span><text:span text:style-name="T150">uoto.</text:span></text:p>
      <text:p text:style-name="P208"><text:span text:style-name="T150">V</text:span><text:span text:style-name="T132">ar hSet4: Oredeset[string] = </text:span><text:span text:style-name="T192">toOrderSet</text:span><text:span text:style-name="T132">([“ciao”,”Nim”])<text:tab/><text:tab/>→ inizializza un nuovo hashset ordinato con dei valori.</text:span></text:p>
      <text:p text:style-name="P182"/>
      <text:p text:style-name="P111"><text:span text:style-name="T338">Tutti i metodi che abbiamo visto prima per i set “normali” valgono anche qui (ci sono degli alias però tipo </text:span><text:span text:style-name="T326">–</text:span><text:span text:style-name="T338"> alis </text:span><text:span text:style-name="T326">difference</text:span><text:span text:style-name="T338">) ma alcun</text:span><text:span text:style-name="T343">i operatori</text:span><text:span text:style-name="T338"> potrebbero essere interessanti da vedere e spiegare </text:span><text:span text:style-name="T344">per gli altri dai un occhiata qui </text:span><text:a xlink:type="simple" xlink:href="https://nim-lang.org/docs/sets.html" text:style-name="Internet_20_link" text:visited-style-name="Visited_20_Internet_20_Link"><text:span text:style-name="T344">https://nim-lang.org/docs/sets.html</text:span></text:a><text:span text:style-name="T344"> </text:span><text:span text:style-name="T338">.</text:span></text:p>
      <text:p text:style-name="P124"/>
      <text:list xml:id="list4176847401" text:style-name="L14">
        <text:list-item>
          <text:p text:style-name="P349"><text:alphabetical-index-mark-start text:id="IMark139971105530232" text:key1="Operatori"/>toHashSet<text:alphabetical-index-mark-end text:id="IMark139971105530232"/><text:span text:style-name="T132">:inserisce una struttura dati (array, set, sequenza) in un hashset.</text:span></text:p>
        </text:list-item>
        <text:list-item>
          <text:p text:style-name="P349"><text:alphabetical-index-mark-start text:id="IMark94051494705944" text:key1="Operatori"/>toOrderSet<text:alphabetical-index-mark-end text:id="IMark94051494705944"/><text:span text:style-name="T132">: inserisce una struttura dati (array, set, sequenza) in un orderhashset.</text:span></text:p>
        </text:list-item>
        <text:list-item>
          <text:p text:style-name="P350"><text:alphabetical-index-mark-start text:id="IMark139971105530232" text:key1="Operatori"/>clear<text:alphabetical-index-mark-end text:id="IMark139971105530232"/><text:span text:style-name="T132">: elimina tutti i dati contenuti nel hashset.</text:span></text:p>
        </text:list-item>
        <text:list-item>
          <text:p text:style-name="P344"><text:span text:style-name="T238">-+-</text:span><text:span text:style-name="T241">: differenza simmetrica tra due insiemi, elimina gli elemnti in comune e ritorna solo quelli diveri su entrambi gli insiemi: {1,2,3,10} -+- {1,2,3,4,7} = {4,10,7}</text:span></text:p>
        </text:list-item>
      </text:list>
      <text:p text:style-name="P108"/>
      <text:p text:style-name="P108"/>
      <text:p text:style-name="P108"/>
      <text:p text:style-name="P30"><text:span text:style-name="T243">3.</text:span><text:span text:style-name="T242">6 – Gli Ordinali.</text:span></text:p>
      <text:p text:style-name="P80"><text:span text:style-name="T242">Abbiamo gi</text:span><text:span text:style-name="T244">à</text:span><text:span text:style-name="T242"> accennato agli ordinali nella sezione </text:span><text:span text:style-name="T244">3.5 i set. Ma li ripetiamo. Sono tutti quei elementi in cui esiste una successione nota; ad esempio i numeri </text:span><text:span text:style-name="T245">interi </text:span><text:span text:style-name="T244">che sono “in ordine” 1,2,3… ma possono esserlo anche i caratteri che appunto seguono l’ordine alfabetico ‘a’, ‘b’, ‘c’…. </text:span><text:span text:style-name="T245">i booleniani false (0) true(1) egli enum (enumerazioni). </text:span><text:span text:style-name="T246">Vediamo qui quali operatori possono agire sui ordinali.</text:span></text:p>
      <text:p text:style-name="P184"/>
      <text:p text:style-name="P183">var esempio = 2<text:tab/><text:tab/><text:tab/>→ prendiamo la variabile “esempio” che vale 2.</text:p>
      <text:p text:style-name="P185">let array = [0, 1, 2, 3]<text:tab/><text:tab/>→ creiamo un array di quattro elementi.</text:p>
      <text:p text:style-name="P270"><text:span text:style-name="T190">succ</text:span><text:span text:style-name="T242">(esempio)<text:tab/><text:tab/><text:tab/>→ 3 attenzione però, esempio = 2 ancora!!!!!</text:span></text:p>
      <text:p text:style-name="P270"><text:span text:style-name="T190">inc</text:span><text:span text:style-name="T242">(esempio)<text:tab/><text:tab/><text:tab/>→ 3 ma sta volta è stata incrementata la variabile “es</text:span><text:span text:style-name="T250">empio”.</text:span></text:p>
      <text:p text:style-name="P271"><text:span text:style-name="T190">high</text:span><text:span text:style-name="T242">(array)<text:tab/><text:tab/><text:tab/>→ 4</text:span></text:p>
      <text:p text:style-name="P272"><text:span text:style-name="T190">ord</text:span><text:span text:style-name="T242">(‘N’)<text:tab/><text:tab/><text:tab/><text:tab/>→ 78</text:span></text:p>
      <text:p text:style-name="P186"/>
      <text:p text:style-name="P109"/>
      <text:p text:style-name="P125"/>
      <text:p text:style-name="P125"/>
      <text:p text:style-name="P125"><text:soft-page-break/>Vediamo per intero gli operatori disponibili:</text:p>
      <text:p text:style-name="P125"/>
      <text:list xml:id="list2188183536" text:style-name="L15">
        <text:list-item>
          <text:p text:style-name="P326"><text:alphabetical-index-mark-start text:id="IMark139971105530232" text:key1="Operatori"/><text:span text:style-name="T239">succ</text:span><text:alphabetical-index-mark-end text:id="IMark139971105530232"/><text:span text:style-name="T242">: ritorna il valore successivo a quello dato come argomento, senza incrementare il valore della variabile passata.</text:span></text:p>
        </text:list-item>
        <text:list-item>
          <text:p text:style-name="P326"><text:alphabetical-index-mark-start text:id="IMark94051494705944" text:key1="Operatori"/><text:span text:style-name="T239">pred</text:span><text:alphabetical-index-mark-end text:id="IMark94051494705944"/><text:span text:style-name="T242">: ritorna il valore precedente a quello dato come argomento, senza decrementare il valore della variabile passata.</text:span></text:p>
        </text:list-item>
        <text:list-item>
          <text:p text:style-name="P326"><text:alphabetical-index-mark-start text:id="IMark139971105530232" text:key1="Operatori"/><text:span text:style-name="T239">inc</text:span><text:alphabetical-index-mark-end text:id="IMark139971105530232"/><text:span text:style-name="T242">: incrementa il valore della variabile passata.</text:span></text:p>
        </text:list-item>
        <text:list-item>
          <text:p text:style-name="P326"><text:alphabetical-index-mark-start text:id="IMark94051494705944" text:key1="Operatori"/><text:span text:style-name="T239">dec</text:span><text:alphabetical-index-mark-end text:id="IMark94051494705944"/><text:span text:style-name="T242">: decrementa il valore della variabile passata.</text:span></text:p>
        </text:list-item>
        <text:list-item>
          <text:p text:style-name="P327"><text:alphabetical-index-mark-start text:id="IMark139971105530232" text:key1="Operatori"/><text:span text:style-name="T240">h</text:span><text:span text:style-name="T239">igh</text:span><text:alphabetical-index-mark-end text:id="IMark139971105530232"/><text:span text:style-name="T242">: </text:span><text:span text:style-name="T247">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328"><text:alphabetical-index-mark-start text:id="IMark94051494705944" text:key1="Operatori"/><text:span text:style-name="T239">low</text:span><text:alphabetical-index-mark-end text:id="IMark94051494705944"/><text:span text:style-name="T242">: <text:s/></text:span><text:span text:style-name="T247">ha più funzioni se usato come low(int) torna il valore minimo che int può contenere. Se usato con gli array ritorna il valore dell’indice più basso (potrebbe essere negativo o comunque diverso da zero).</text:span></text:p>
        </text:list-item>
        <text:list-item>
          <text:p text:style-name="P329"><text:alphabetical-index-mark-start text:id="IMark139971105530232" text:key1="Operatori"/><text:span text:style-name="T239">ord</text:span><text:alphabetical-index-mark-end text:id="IMark139971105530232"/><text:span text:style-name="T242">: ritorna il valore intero dell’ordinale passato come argomento.</text:span></text:p>
        </text:list-item>
      </text:list>
      <text:p text:style-name="P126"/>
      <text:p text:style-name="P126"/>
      <text:p text:style-name="P112">3.7 – Varie.</text:p>
      <text:p text:style-name="P81"><text:span text:style-name="T242">Ora che abbiamo visto un po' di cose, in questa sezione varie cercheremo di metterle un po' a frutto con </text:span><text:span text:style-name="T248">qualche</text:span><text:span text:style-name="T242"> esempio che commenterò alla fine. </text:span><text:span text:style-name="T248">Non preoccuparti se ancora delle cose non le capirai, le vedremo nella prossima sezione, concentrati solo sui tipi di dati e sui vari operatore che userò. </text:span><text:span text:style-name="T249">Il programma che vedremo non avrà molta utilità, ma sarà funzionale e spero faccia capire come usare alcune delle cose che hai visto prima.</text:span></text:p>
      <text:p text:style-name="P200"/>
      <text:p text:style-name="P200"><text:span text:style-name="T293">1 <text:s/></text:span>import std/[strformat,sets]</text:p>
      <text:p text:style-name="P209"/>
      <text:p text:style-name="P210"><text:span text:style-name="T293">2 <text:s/></text:span>let ar1 = [1, 5, 9, 8, -34, 2]</text:p>
      <text:p text:style-name="P210"><text:span text:style-name="T293">3 <text:s text:c="2"/></text:span>var se1 = @[27, 65, 20, -187, 90]</text:p>
      <text:p text:style-name="P297"/>
      <text:p text:style-name="P211"><text:span text:style-name="T293">4 <text:s/></text:span>echo (fmt"array1= {ar1} sequenza1= {se1} e contiene {len(se1)} elementi")</text:p>
      <text:p text:style-name="P306">→ array1= [1, 5, 9, 8, -34, 2] sequenza1= @[27, 65, 20, -187, 90] e contiene 5 elementi</text:p>
      <text:p text:style-name="P210"/>
      <text:p text:style-name="P210"><text:span text:style-name="T293">5 <text:s/></text:span>if 55 notin se1:</text:p>
      <text:p text:style-name="P210"><text:span text:style-name="T293">6 <text:s/></text:span>se1.add(75)</text:p>
      <text:p text:style-name="P210"><text:span text:style-name="T293">7 <text:s/></text:span>se1.add(90)</text:p>
      <text:p text:style-name="P209"/>
      <text:p text:style-name="P210"><text:span text:style-name="T293">8 <text:s/></text:span>echo (fmt"array1 = {ar1} sequenza1 = {se1} e contiene {len(se1)} elementi")</text:p>
      <text:p text:style-name="P307">→ array1= [1, 5, 9, 8, -34, 2] sequenza1= @[27, 65, 20, -187, 90, 75, 90] e contiene 7 elementi</text:p>
      <text:p text:style-name="P209"/>
      <text:p text:style-name="P210"><text:span text:style-name="T293">9 <text:s/></text:span>var set1 = toHashSet(se1)</text:p>
      <text:p text:style-name="P210"><text:span text:style-name="T293">10 </text:span>echo (fmt"array1 = {ar1} <text:span text:style-name="T294">hashset </text:span>= {set1} e contiene {len(set1)} elementi")</text:p>
      <text:p text:style-name="P307">→ array1= [1, 5, 9, 8, -34, 2] <text:span text:style-name="T294">hashset</text:span>= {20, 27, 65, -187, 75, 90} e contiene 6 elementi</text:p>
      <text:p text:style-name="P210"><text:span text:style-name="T293">11 </text:span>echo (fmt"Da elem 1-&gt;3 {se1[1..3]}")</text:p>
      <text:p text:style-name="P307">Da elem 1-&gt;3 di <text:span text:style-name="T294">s</text:span>equenza se1@[65, 20, -187]</text:p>
      <text:p text:style-name="P210"><text:span text:style-name="T293">12 </text:span>echo("Lista elementi array:")</text:p>
      <text:p text:style-name="P210"><text:span text:style-name="T293">13 </text:span>for c in ar1.low..ar1.high:</text:p>
      <text:p text:style-name="P210"><text:span text:style-name="T293">14 <text:s text:c="2"/></text:span>stdout.write(ar1[c]," ")</text:p>
      <text:p text:style-name="P307">→ Lista elementi array: 1 5 9 8 -34 2 </text:p>
      <text:p text:style-name="P210"><text:span text:style-name="T293">15 </text:span>echo('\n', "Lista elementi sequenza:")</text:p>
      <text:p text:style-name="P210"><text:span text:style-name="T293">16 </text:span>for d in 0..&lt;len(se1):</text:p>
      <text:p text:style-name="P210"><text:span text:style-name="T293">17 <text:s text:c="2"/></text:span>stdout.write(se1[d], " ")</text:p>
      <text:p text:style-name="P307"><text:soft-page-break/>→ Lista elementi sequenza: 27 65 20 -187 90 75 90 </text:p>
      <text:p text:style-name="P210"><text:span text:style-name="T293">18 </text:span>echo()</text:p>
      <text:p text:style-name="P210"><text:span text:style-name="T293">19 </text:span>var <text:span text:style-name="T187">`inc`</text:span> = 0</text:p>
      <text:p text:style-name="P210"><text:span text:style-name="T293">20 </text:span>for e in 0..5:</text:p>
      <text:p text:style-name="P210"><text:span text:style-name="T293">21 <text:s text:c="4"/></text:span>inc.inc</text:p>
      <text:p text:style-name="P210"><text:span text:style-name="T293">22 <text:s text:c="2"/></text:span>echo(fmt("Ora incerement<text:span text:style-name="T295">o</text:span> vale: {inc}"))</text:p>
      <text:p text:style-name="P307">→ Ora incerement<text:span text:style-name="T295">o</text:span> vale: 1, Ora incerement<text:span text:style-name="T295">o</text:span> vale: 2, .. , Ora incerement<text:span text:style-name="T295">o</text:span> vale: 6</text:p>
      <text:p text:style-name="P210"/>
      <text:p text:style-name="P163">Nella prima riga, si importa i moduli di cui avremo bisogno, con <text:alphabetical-index-mark-start text:id="IMark139971105530232"/><text:span text:style-name="T43">import</text:span><text:alphabetical-index-mark-end text:id="IMark139971105530232"/><text:span text:style-name="T102"> nota anche come è stato scritto cosa importare ovvero </text:span><text:span text:style-name="T43">std/[</text:span><text:alphabetical-index-mark-start text:id="IMark94051494705944" text:key1="Moduli"/><text:span text:style-name="T43">strformat</text:span><text:alphabetical-index-mark-end text:id="IMark94051494705944"/><text:span text:style-name="T43">, </text:span><text:alphabetical-index-mark-start text:id="IMark94051500853608" text:key1="Moduli"/><text:span text:style-name="T43">sets</text:span><text:alphabetical-index-mark-end text:id="IMark94051500853608"/><text:span text:style-name="T43">]</text:span><text:span text:style-name="T102"> questa dovrebbe essere la corretta forma per farlo (si legge dalla libreria standard, importa strformat,sets).</text:span><text:span text:style-name="T103">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051496318408" text:key1="Operatori"/><text:span text:style-name="T45">len</text:span><text:alphabetical-index-mark-end text:id="IMark94051496318408"/><text:span text:style-name="T103"> ti dirà di quanti <text:s/>elementi è costituita. </text:span><text:span text:style-name="T104">Nella quinta linea, fa un controllo con l’operatore </text:span><text:alphabetical-index-mark-start text:id="IMark94051445564248" text:key1="Operatori"/><text:span text:style-name="T46">notin</text:span><text:alphabetical-index-mark-end text:id="IMark94051445564248"/><text:span text:style-name="T104"> per verificare se il numero 55 è presente nella lista, se non lo è lo andrà ad aggiungere con l’operatore </text:span><text:alphabetical-index-mark-start text:id="IMark94051499815672" text:key1="Operatori"/><text:span text:style-name="T46">add</text:span><text:alphabetical-index-mark-end text:id="IMark94051499815672"/><text:span text:style-name="T104"> ed aggiungerà anche un’altro 90 (ora son due nella sequenza), poi ristampa la sequenza ed il numero degli elementi aggiornati. La nona riga converte (in una nuova variabile) la sequenza </text:span><text:span text:style-name="T32">se1</text:span><text:span text:style-name="T104"> in un hasSet grazie all’operatore </text:span><text:alphabetical-index-mark-start text:id="IMark94051476546696" text:key1="Operatori"/><text:span text:style-name="T46">toHasSet</text:span><text:alphabetical-index-mark-end text:id="IMark94051476546696"/><text:span text:style-name="T46">, </text:span><text:span text:style-name="T104">come si noterà nella lin</text:span><text:span text:style-name="T105">e</text:span><text:span text:style-name="T104">a successiva gli elementi non saranno sette come in </text:span><text:span text:style-name="T32">se1</text:span><text:span text:style-name="T104">, ma saranno solo sei, perché se ci ricordiamo bene nei set non possono esserci due valori uguali (e noi avevamo due 90!!). </text:span><text:span text:style-name="T106">Nella linea undici, stamperai </text:span><text:span text:style-name="T108">soltanto </text:span><text:span text:style-name="T106">i valori </text:span><text:span text:style-name="T108">d</text:span><text:span text:style-name="T106">ella sequenza </text:span><text:span text:style-name="T33">se1</text:span><text:span text:style-name="T106"> </text:span><text:span text:style-name="T107">compresi tra l’indice 1 e 3. </text:span><text:span text:style-name="T109">La linea tredici, crea un ciclo che va dall’indice inferiore (qual che sia) di </text:span><text:span text:style-name="T34">ar1</text:span><text:span text:style-name="T109"> all’indice superiore e la variabile </text:span><text:span text:style-name="T34">c</text:span><text:span text:style-name="T109"> assumerà il numero di indice, </text:span><text:span text:style-name="T110">che poi nella linea quattordici verrà stampato il valore si </text:span><text:span text:style-name="T35">ar1[c]</text:span><text:span text:style-name="T110"> (lo si può fare in modo molto più semplice scrivendo </text:span><text:span text:style-name="T35">for c in ar1</text:span><text:span text:style-name="T110">: ma non raggiungerebbe lo scopo di illustrare questi operatori!). </text:span><text:span text:style-name="T111">Nella linea sedici, creiamo un secondo </text:span><text:span text:style-name="T36">for</text:span><text:span text:style-name="T111"> ma sta volta per la sequenza, e qui puoi osservare che non osiamo </text:span><text:span text:style-name="T36">low </text:span><text:span text:style-name="T111">e </text:span><text:span text:style-name="T36">high</text:span><text:span text:style-name="T111"> che va bene per gli array, ma usiamo l’operatore </text:span><text:span text:style-name="T130">&lt;</text:span><text:span text:style-name="T48">len()</text:span><text:span text:style-name="T63"> </text:span><text:span text:style-name="T111">che è quello corretto per questo tipo di dati. Nella linea diciannove, </text:span><text:span text:style-name="T112">potrai notare una strana dichiarazione della variabile, ovvero </text:span><text:span text:style-name="T49">`inc` </text:span><text:span text:style-name="T112">questo è detto </text:span><text:alphabetical-index-mark-start text:id="IMark94051492980648"/><text:span text:style-name="T37">stropping</text:span><text:alphabetical-index-mark-end text:id="IMark94051492980648"/><text:span text:style-name="T112">. </text:span><text:span text:style-name="T113">Se ti ricordi, </text:span><text:span text:style-name="T38">inc</text:span><text:span text:style-name="T113"> è una parola riservata di Nim ma usando l’accento capovolto (` = AltGr + ‘) puoi usarla per dichiarare una variabile; certo se puoi evita di farlo ma a volte magari non si può. Alla linea a venti creiamo un ciclo che andrà da 0 a 5 </text:span><text:span text:style-name="T114">e nella linea ventuno incrementeremo la variabile </text:span><text:span text:style-name="T39">inc</text:span><text:span text:style-name="T114"> con l’operatore </text:span><text:span text:style-name="T50">inc</text:span><text:span text:style-name="T114"> (vedi perché dico che è meglio e</text:span><text:span text:style-name="T116">vitarlo</text:span><text:span text:style-name="T114">, è orrendo da vedere e da capire) </text:span><text:span text:style-name="T115">e stampiamo a video il risultato (v</text:span><text:span text:style-name="T116">a</text:span><text:span text:style-name="T115">lore per valore). </text:span><text:span text:style-name="T117">Per concludere ci sono ancora un po' di metodi che val la pena esaminare perché torneranno utili in futuro.</text:span></text:p>
      <text:p text:style-name="P127"/>
      <text:list xml:id="list2861164120" text:style-name="L16">
        <text:list-item>
          <text:p text:style-name="P387"><text:alphabetical-index-mark-start text:id="IMark94051548753144" text:key1="Operatori"/><text:span text:style-name="T262">is</text:span><text:alphabetical-index-mark-end text:id="IMark94051548753144"/><text:span text:style-name="T262">: verifica se due argomenti son dello stesso tipo esempio: </text:span><text:span text:style-name="T264">let a =1; a is int </text:span><text:span text:style-name="T262">→ true.</text:span></text:p>
        </text:list-item>
        <text:list-item>
          <text:p text:style-name="P387"><text:alphabetical-index-mark-start text:id="IMark94051548752280" text:key1="Operatori"/><text:span text:style-name="T263">i</text:span><text:span text:style-name="T262">snot</text:span><text:alphabetical-index-mark-end text:id="IMark94051548752280"/><text:span text:style-name="T262">: </text:span><text:span text:style-name="T263">verifica se due argomenti non son dello stesso tipo.</text:span></text:p>
        </text:list-item>
        <text:list-item>
          <text:p text:style-name="P387"><text:alphabetical-index-mark-start text:id="IMark94051548753144" text:key1="Operatori"/><text:span text:style-name="T263">a</text:span><text:span text:style-name="T262">ddr</text:span><text:alphabetical-index-mark-end text:id="IMark94051548753144"/><text:span text:style-name="T262">: </text:span><text:span text:style-name="T263">prende l’indirizzo di uan locazione di memoria.</text:span></text:p>
        </text:list-item>
        <text:list-item>
          <text:p text:style-name="P387"><text:span text:style-name="T262">A </text:span><text:alphabetical-index-mark-start text:id="IMark94051548752280" text:key1="Operatori"/><text:span text:style-name="T262">and</text:span><text:alphabetical-index-mark-end text:id="IMark94051548752280"/><text:span text:style-name="T262"> B: </text:span><text:span text:style-name="T263">fa l’and logico (bit per bit) tra A e B.</text:span></text:p>
        </text:list-item>
        <text:list-item>
          <text:p text:style-name="P387"><text:span text:style-name="T262">A </text:span><text:alphabetical-index-mark-start text:id="IMark94051548753144" text:key1="Operatori"/><text:span text:style-name="T262">or</text:span><text:alphabetical-index-mark-end text:id="IMark94051548753144"/><text:span text:style-name="T262"> B: </text:span><text:span text:style-name="T263">fa l’or logico (bit per bit) tra A e B.</text:span></text:p>
        </text:list-item>
        <text:list-item>
          <text:p text:style-name="P387"><text:span text:style-name="T262">A </text:span><text:alphabetical-index-mark-start text:id="IMark94051548752280" text:key1="Operatori"/><text:span text:style-name="T262">xor</text:span><text:alphabetical-index-mark-end text:id="IMark94051548752280"/><text:span text:style-name="T262"> B: </text:span><text:span text:style-name="T263">fa lo xor logico (bit per bit) tra A e B.</text:span></text:p>
        </text:list-item>
        <text:list-item>
          <text:p text:style-name="P387"><text:alphabetical-index-mark-start text:id="IMark94051548753144" text:key1="Operatori"/><text:span text:style-name="T262">not</text:span><text:alphabetical-index-mark-end text:id="IMark94051548753144"/><text:span text:style-name="T262"> A: </text:span><text:span text:style-name="T263">fa la negazione di A.</text:span></text:p>
        </text:list-item>
      </text:list>
      <text:p text:style-name="P169"/>
      <text:p text:style-name="P169"/>
      <text:p text:style-name="P169"/>
      <text:p text:style-name="P169"/>
      <text:p text:style-name="P169"/>
      <text:p text:style-name="P220"><text:soft-page-break/><text:span text:style-name="T252">4</text:span><text:span text:style-name="T251"> – Le strutture di Controllo.</text:span></text:p>
      <text:p text:style-name="P128">Fino ad ora hai visto i vari tipi <text:span text:style-name="T297">di dati e le strutture base che Nim può gestire direttamente, ma per scrivere un programma degno di questo nome, ci vuole almeno qualcosa che in qualche modo controlli/</text:span><text:span text:style-name="T298">agisca</text:span><text:span text:style-name="T297"> questi dati. </text:span><text:span text:style-name="T299">Normalmente le istruzioni vengono eseguite una dopo l’altra ma con queste strutture possiamo variare questo ordine. Si può affermare dunque che qualsiasi programma può essere scritto utilizzando solo tre strutture:</text:span></text:p>
      <text:p text:style-name="P128"/>
      <text:list xml:id="list406897931" text:style-name="L17">
        <text:list-item>
          <text:p text:style-name="P351">Struttura <text:span text:style-name="T300">s</text:span>equenziale.</text:p>
        </text:list-item>
        <text:list-item>
          <text:p text:style-name="P351">Struttura di selezione.</text:p>
        </text:list-item>
        <text:list-item>
          <text:p text:style-name="P351">Struttura di iterazione.</text:p>
        </text:list-item>
      </text:list>
      <text:p text:style-name="P129"/>
      <text:p text:style-name="P130">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30"/>
      <text:p text:style-name="P130"/>
      <text:p text:style-name="P113">4.1 – I<text:span text:style-name="T304">f</text:span>/E<text:span text:style-name="T304">lif</text:span>/E<text:span text:style-name="T304">lse</text:span>:</text:p>
      <text:p text:style-name="P131"><text:alphabetical-index-mark text:string-value="if" text:key1="Operatori"/><text:span text:style-name="T43">If</text:span> è forse uno degli operatori più utilizzati perché ci consente di <text:span text:style-name="T301">eseguire un pezzo di codice o un altro in base ad un confronto, con una variabile, con un numero o altro, </text:span><text:span text:style-name="T302">ma vediamo subito un esempio:</text:span></text:p>
      <text:p text:style-name="P187"/>
      <text:p text:style-name="P212"><text:span text:style-name="T118">import std/[</text:span><text:alphabetical-index-mark-start text:id="IMark94051548752280" text:key1="Moduli"/><text:span text:style-name="T118">random</text:span><text:alphabetical-index-mark-end text:id="IMark94051548752280"/><text:span text:style-name="T118">, </text:span><text:alphabetical-index-mark-start text:id="IMark94051548753144" text:key1="Moduli"/><text:span text:style-name="T119">strformat</text:span><text:alphabetical-index-mark-end text:id="IMark94051548753144"/><text:span text:style-name="T118">]</text:span></text:p>
      <text:p text:style-name="P210">randomize()</text:p>
      <text:p text:style-name="P209"/>
      <text:p text:style-name="P210">let casuale = <text:alphabetical-index-mark-start text:id="IMark94051548752280"/>rand<text:alphabetical-index-mark-end text:id="IMark94051548752280"/>(300)</text:p>
      <text:p text:style-name="P210">echo(casuale)</text:p>
      <text:p text:style-name="P209"/>
      <text:p text:style-name="P210">if casuale &lt;= 100:</text:p>
      <text:p text:style-name="P210"><text:s text:c="4"/>echo(<text:alphabetical-index-mark-start text:id="IMark94051548752280"/>fmt<text:alphabetical-index-mark-end text:id="IMark94051548752280"/>("Il Numero {casuale} è un Valore <text:span text:style-name="T303">B</text:span>asso"))</text:p>
      <text:p text:style-name="P217">let prova = 1</text:p>
      <text:p text:style-name="P210">elif casuale &gt; 200:</text:p>
      <text:p text:style-name="P210"><text:s text:c="4"/>echo("Il Numero ", casuale, " è un Valore Alto")</text:p>
      <text:p text:style-name="P210">else:</text:p>
      <text:p text:style-name="P210"><text:s text:c="4"/>echo("Il Numero " <text:alphabetical-index-mark-start text:id="IMark94051548753144" text:key1="Operatori"/>&amp;<text:alphabetical-index-mark-end text:id="IMark94051548753144"/> <text:alphabetical-index-mark-start text:id="IMark94051548752280" text:key1="Operatori"/>$<text:alphabetical-index-mark-end text:id="IMark94051548752280"/>casuale &amp; "è un Valore Medio")</text:p>
      <text:p text:style-name="P217">echo(“provo a stampare prova: “, prova)<text:tab/>→ Error: undeclared identifier: 'prova'</text:p>
      <text:p text:style-name="P217"/>
      <text:p text:style-name="P164">Come puoi vedere l’uso del <text:span text:style-name="T43">if</text:span><text:span text:style-name="T102"> pur nella sua potenza è molto semplice, ma val la pena osservare </text:span><text:span text:style-name="T120">alcune cose, la prima è</text:span><text:span text:style-name="T102"> che la linea dell’</text:span><text:span text:style-name="T43">if</text:span><text:span text:style-name="T102"> termina con “</text:span><text:span text:style-name="T43">:</text:span><text:span text:style-name="T102">” e le istruzioni da eseguire in caso la condizione sia vera (</text:span><text:span text:style-name="T43">true</text:span><text:span text:style-name="T102">) sono identati di due spazzi dall’if. </text:span><text:span text:style-name="T121">La seconda che si nota meno ma ce, è l’ambito, ovvero dove una variabile “vive”, </text:span><text:span text:style-name="T167">la variabile </text:span><text:span text:style-name="T66">prova</text:span><text:span text:style-name="T167"> dichiarata dentro al blocco, vale solo ed esclusivamente in quel blocco, aldifuori non esiste</text:span><text:span text:style-name="T121">. La terza riguarda l’uso di </text:span><text:span text:style-name="T51">if</text:span><text:span text:style-name="T121"> ed </text:span><text:span text:style-name="T51">elif</text:span><text:span text:style-name="T121">, perché se si fa come nel nostro caso, il controllo dello stato della stessa variabile, si usa </text:span><text:span text:style-name="T51">if/elif</text:span><text:span text:style-name="T121">, perché cosi facendo il programma alla prima condizione vera, esce e non controlla le altre (meglio mettere per prima la condizione più probabile cosi si evita lavoro </text:span><text:span text:style-name="T122">inutile</text:span><text:span text:style-name="T121"> al processore</text:span><text:span text:style-name="T122">), mentre se si fanno controlli su variabili diverse ben vengano le sfilze di </text:span><text:span text:style-name="T52">if</text:span><text:span text:style-name="T122">. </text:span><text:span text:style-name="T123">Per quanto riguarda gli operatori di confronto, ormai dovremmo conoscerli e sono: &lt;,&lt;=,&gt;=,&gt;,!=. Una menzione speciale va agli opratori </text:span><text:span text:style-name="T53"><text:s/></text:span><text:alphabetical-index-mark-start text:id="IMark94051548753144" text:key1="Operatori"/><text:span text:style-name="T53">in</text:span><text:alphabetical-index-mark-end text:id="IMark94051548753144"/><text:span text:style-name="T123"> e </text:span><text:alphabetical-index-mark-start text:id="IMark94051548752280" text:key1="Operatori"/><text:span text:style-name="T53">notin</text:span><text:alphabetical-index-mark-end text:id="IMark94051548752280"/><text:span text:style-name="T123"> che hai gia visto, ma vale la pena rivederli con un esempio </text:span><text:span text:style-name="T124">perché ti tornerà molto utile:</text:span></text:p>
      <text:p text:style-name="P218"/>
      <text:p text:style-name="P201"><text:soft-page-break/>import std/[random]</text:p>
      <text:p text:style-name="P210">randomize()</text:p>
      <text:p text:style-name="P210">var sequenza: seq[int]</text:p>
      <text:p text:style-name="P210">for _ in 1..30:</text:p>
      <text:p text:style-name="P210"><text:s text:c="4"/>var num = rand(200)</text:p>
      <text:p text:style-name="P210"><text:s text:c="4"/>sequenza.add(num)</text:p>
      <text:p text:style-name="P210">echo(sequenza)</text:p>
      <text:p text:style-name="P209"/>
      <text:p text:style-name="P210">if 75 in sequenza:</text:p>
      <text:p text:style-name="P210"><text:s text:c="4"/>echo("Il numero 75 è nella sequenza")</text:p>
      <text:p text:style-name="P210">else:</text:p>
      <text:p text:style-name="P210"><text:s text:c="4"/>echo("in numero 75 non è nella sequenza")</text:p>
      <text:p text:style-name="P210"/>
      <text:p text:style-name="P165">Come puoi vedere con una sola operazione a base di <text:span text:style-name="T43">in</text:span><text:span text:style-name="T102"> si fa una ricerca in una sequenza (array, string..) che può essere anche molto lunga. </text:span><text:span text:style-name="T125">Una cosa che forse non hai notato è il “</text:span><text:alphabetical-index-mark-start text:id="IMark94051548753144" text:key1="Operatori"/><text:span text:style-name="T54">_</text:span><text:alphabetical-index-mark-end text:id="IMark94051548753144"/><text:span text:style-name="T125">” dopo il </text:span><text:span text:style-name="T54">for</text:span><text:span text:style-name="T125"> al posto di una variabile, questo lo si fa quando quel valore non interessa e si dice al compilatore di non tenerne traccia. </text:span><text:span text:style-name="T126">È sempre buona cosa finire con un else cosi assicuriamo di catturare tutti gli eventi e magari evitare spiacevoli blocchi del programma.</text:span></text:p>
      <text:p text:style-name="P132"/>
      <text:p text:style-name="P132"/>
      <text:p text:style-name="P114">4.2 – When.</text:p>
      <text:p text:style-name="P133">Non so se sia corretto mettere <text:alphabetical-index-mark-start text:id="IMark94051548753144" text:key1="Operatori"/><text:span text:style-name="T43">when</text:span><text:alphabetical-index-mark-end text:id="IMark94051548753144"/> in questa sezione, ma essendo molto simile ad <text:span text:style-name="T13">if </text:span><text:s/>mi sembrava la sezione più idonea. Come dicevo <text:span text:style-name="T43">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188"/>
      <text:p text:style-name="P202">echo("Stampo in esecuzione...")</text:p>
      <text:p text:style-name="P209"/>
      <text:p text:style-name="P210">when <text:alphabetical-index-mark-start text:id="IMark94051548753144"/>isMainModule<text:alphabetical-index-mark-end text:id="IMark94051548753144"/>:</text:p>
      <text:p text:style-name="P210"><text:s text:c="4"/>echo("questo lo stampo solo se non son un modulo!")</text:p>
      <text:p text:style-name="P209"/>
      <text:p text:style-name="P210"><text:s text:c="2"/>when <text:alphabetical-index-mark-start text:id="IMark94051548752280"/>system.hostOS<text:alphabetical-index-mark-end text:id="IMark94051548752280"/> == "linux":</text:p>
      <text:p text:style-name="P210"><text:s text:c="6"/>echo("Son un pc Linux")</text:p>
      <text:p text:style-name="P210"><text:s text:c="2"/>when system.hostOS == "windows":</text:p>
      <text:p text:style-name="P210"><text:s text:c="6"/>echo("Son un pc windows")</text:p>
      <text:p text:style-name="P210"><text:s text:c="2"/>when system.hostOS == "macosx":</text:p>
      <text:p text:style-name="P210"><text:s text:c="5"/>echo("Son un Mac")</text:p>
      <text:p text:style-name="P188"/>
      <text:p text:style-name="P142">Qui forse vale la pensa spendere due parole; quando il compilatore trova <text:span text:style-name="T13">when isMainModule </text:span>compilerà cio che è identato solo se il programma principale (main) altrimenti lo salta allegramente. Stessa cosa per esempio con <text:span text:style-name="T13">when </text:span><text:alphabetical-index-mark-start text:id="IMark94051548753144"/><text:span text:style-name="T13">system.hostOS</text:span><text:alphabetical-index-mark-end text:id="IMark94051548753144"/><text:span text:style-name="T13"> == "linux" </text:span>che compilerà solo quella specifica parte di codice se il computer è linux e cosi via.</text:p>
      <text:p text:style-name="P119"/>
      <text:p text:style-name="P143"><text:span text:style-name="T270">4.</text:span><text:span text:style-name="T271">3</text:span><text:span text:style-name="T270"> – Case/Of:</text:span></text:p>
      <text:p text:style-name="P134">L’istruzione <text:span text:style-name="T43">case </text:span>- <text:alphabetical-index-mark-start text:id="IMark94051548752280" text:key1="Operatori"/><text:span text:style-name="T43">of</text:span><text:alphabetical-index-mark-end text:id="IMark94051548752280"/><text:span text:style-name="T43"> </text:span>è molto simile ad<text:span text:style-name="T43"> </text:span><text:span text:style-name="T13">if</text:span> nel senso che pure essi fanno delle “scelte” ma lavora in modo diverso, <text:span text:style-name="T305">ovvero non ce un confronto diretto con una variabile, ma ci son dei “casi” per cui va eseguito un blocco di codice oppure un altro, e questo come vedremo è molto elastico, contrariamente all’ </text:span><text:span text:style-name="T20">if</text:span><text:span text:style-name="T305"> che è piu rigido, capirai meglio con un esempio:</text:span></text:p>
      <text:p text:style-name="P189"><text:soft-page-break/></text:p>
      <text:p text:style-name="P189"/>
      <text:p text:style-name="P189"/>
      <text:p text:style-name="P189"/>
      <text:p text:style-name="P189"/>
      <text:p text:style-name="P203"/>
      <text:p text:style-name="P203">let confronto = 75</text:p>
      <text:p text:style-name="P209"/>
      <text:p text:style-name="P210">case confronto</text:p>
      <text:p text:style-name="P213">of 75:</text:p>
      <text:p text:style-name="P213"><text:s text:c="4"/>echo("Si è 75..")</text:p>
      <text:p text:style-name="P210">of 60..70:</text:p>
      <text:p text:style-name="P210"><text:s text:c="4"/>echo("si è sicuramente compreso tra 50 ed 80..")</text:p>
      <text:p text:style-name="P210">of 30, 40:</text:p>
      <text:p text:style-name="P210"><text:s text:c="4"/>echo("si è o 65 o 75..")</text:p>
      <text:p text:style-name="P210">else:</text:p>
      <text:p text:style-name="P210"><text:s text:c="4"/>echo("Caso non coperto")</text:p>
      <text:p text:style-name="P210"/>
      <text:p text:style-name="P166">Puoi facilmente osservare come <text:span text:style-name="T43">case if</text:span><text:span text:style-name="T102"> sia molto elastico; nel primo caso è simile a </text:span><text:span text:style-name="T31">if</text:span><text:span text:style-name="T102"> perché lavora su una variabile, e nel caso questa sia uguale al parametro di confronto, viene eseguito il codice identato, ma gia il secondo caso è interessante, perché grazie all’operatore “</text:span><text:alphabetical-index-mark-start text:id="IMark94051548753144" text:key1="Operatori"/><text:span text:style-name="T31">..</text:span><text:alphabetical-index-mark-end text:id="IMark94051548753144"/><text:span text:style-name="T102">” </text:span><text:span text:style-name="T43">of</text:span><text:span text:style-name="T102"> ci consente di fare il confronto con tutti i numeri </text:span><text:span text:style-name="T127">(continui) </text:span><text:span text:style-name="T102">in quell’intervallo, nel nostro caso do 60 a 70. </text:span><text:span text:style-name="T127">anche il quarto caso è interessante perché ti consente di confrontare diversi numeri con la tua variabile (anche discontinui), nel nostro caso 30 e 40, ma ne poi aggiungere quanti ne vuoi. </text:span><text:span text:style-name="T64">Case</text:span><text:span text:style-name="T168"> va concluso con l’istruzione </text:span><text:span text:style-name="T64">else</text:span><text:span text:style-name="T131"> </text:span><text:span text:style-name="T168">per catturare tutti quei casi che non ci interessano, ma che com</text:span><text:span text:style-name="T169">unque</text:span><text:span text:style-name="T168"> potrebbero verificarsi</text:span><text:span text:style-name="T127">.</text:span></text:p>
      <text:p text:style-name="P135"/>
      <text:p text:style-name="P135"/>
      <text:p text:style-name="P135"/>
      <text:p text:style-name="P115"><text:span text:style-name="T306">4.</text:span><text:span text:style-name="T307">4</text:span> – While.</text:p>
      <text:p text:style-name="P136">Comincerai ora a vedere le strutture di iterazioni di Nim, e si comincia con <text:alphabetical-index-mark-start text:id="IMark94051548752280" text:key1="Operatori"/>while<text:alphabetical-index-mark-end text:id="IMark94051548752280"/>, che forse è la più semplice. Questa struttura continuerà ad iterare, indifferentemente da quante volte lo deve fare, fino a <text:span text:style-name="T308">che la condizione rimane vera, vediamo un esempio:</text:span></text:p>
      <text:p text:style-name="P190"/>
      <text:p text:style-name="P204">var x = 1</text:p>
      <text:p text:style-name="P210">while x &lt; 5:</text:p>
      <text:p text:style-name="P210"><text:s text:c="4"/>echo("x ora vale: ", x)<text:tab/><text:tab/>→ <text:span text:style-name="T309">1, <text:s/>2, 3 ,4</text:span></text:p>
      <text:p text:style-name="P210"><text:s text:c="4"/>inc x</text:p>
      <text:p text:style-name="P210">echo("uscito con x = ", x)<text:tab/><text:tab/>→ <text:span text:style-name="T309">5</text:span></text:p>
      <text:p text:style-name="P210"/>
      <text:p text:style-name="P167">L’esempio è molto chiaro, <text:span text:style-name="T43">while</text:span><text:span text:style-name="T102"> viene eseguito fin tanto che “</text:span><text:span text:style-name="T43">x</text:span><text:span text:style-name="T102">” è miore di 5, poi esce dal ciclo. Cosa molto usata con </text:span><text:span text:style-name="T43">while</text:span><text:span text:style-name="T102"> per esempio sui microcontrollori ma non solo, è </text:span><text:span text:style-name="T128">while true:</text:span><text:span text:style-name="T31"> </text:span><text:span text:style-name="T102">che creerà un ciclo infinito.</text:span></text:p>
      <text:p text:style-name="P110"/>
      <text:p text:style-name="P117"/>
      <text:p text:style-name="P116">4.5 – For.</text:p>
      <text:p text:style-name="P137">L’operatore <text:alphabetical-index-mark-start text:id="IMark94051548752280" text:key1="Operatori"/><text:span text:style-name="T43">for</text:span><text:alphabetical-index-mark-end text:id="IMark94051548752280"/> ti consente di iterare un numero stabilito di volte, oppure di iterare su un oggetto iterabile, come un array, una sequenza, una stringa, e questo come vedrai utilizzandolo, sarà di un utilità estrema. <text:span text:style-name="T310">Qui vedremo più esempi ma molto semplici, perché il </text:span><text:span text:style-name="T55">for</text:span><text:span text:style-name="T310"> lo si può usare davvero in moltissimi modi che val la pena vedere:</text:span></text:p>
      <text:p text:style-name="P190"><text:soft-page-break/></text:p>
      <text:p text:style-name="P203">for x in 1<text:alphabetical-index-mark-start text:id="IMark94051548752280" text:key1="Operatori"/>..<text:alphabetical-index-mark-end text:id="IMark94051548752280"/>10:<text:tab/><text:tab/><text:tab/>→ <text:span text:style-name="T311">grazie all’operatore “..” </text:span><text:span text:style-name="T80">for</text:span><text:span text:style-name="T311"> itera da 1 a 10.</text:span></text:p>
      <text:p text:style-name="P210"><text:alphabetical-index-mark-start text:id="IMark94051548753144"/>stdout.write<text:alphabetical-index-mark-end text:id="IMark94051548753144"/>(x, "-")</text:p>
      <text:p text:style-name="P210">echo()</text:p>
      <text:p text:style-name="P214">for x in @[40, 50, 55, 3]:<text:tab/><text:tab/>→ <text:span text:style-name="T81">for </text:span><text:span text:style-name="T312">può iterare su una sequenza, un array, un set.</text:span></text:p>
      <text:p text:style-name="P210">stdout.write(x, "-")</text:p>
      <text:p text:style-name="P210">echo()</text:p>
      <text:p text:style-name="P210">for x in "ciao":<text:tab/><text:tab/><text:tab/>→ <text:span text:style-name="T81">for</text:span><text:span text:style-name="T312"> puo iterare su una stringa.</text:span></text:p>
      <text:p text:style-name="P210">stdout.write(x, "-")</text:p>
      <text:p text:style-name="P210">echo()</text:p>
      <text:p text:style-name="P210">for x in <text:alphabetical-index-mark-start text:id="IMark94051548753144" text:key1="Operatori"/>countup<text:alphabetical-index-mark-end text:id="IMark94051548753144"/>(1, 10, 2):<text:tab/><text:tab/>→ <text:span text:style-name="T82">co</text:span><text:span text:style-name="T83">untup</text:span><text:span text:style-name="T313"> dice a </text:span><text:span text:style-name="T83">for</text:span><text:span text:style-name="T313"> di iterarare dal primo parametro al secondo (salendo), con il passo <text:tab/><text:tab/><text:tab/><text:tab/> <text:s text:c="4"/>indicato dal terzo parametro.</text:span></text:p>
      <text:p text:style-name="P210">stdout.write(x, "-")</text:p>
      <text:p text:style-name="P210">echo() </text:p>
      <text:p text:style-name="P215">for x in <text:alphabetical-index-mark-start text:id="IMark94051548752280" text:key1="Operatori"/>countdown<text:alphabetical-index-mark-end text:id="IMark94051548752280"/>(20, 10, 2):<text:tab/><text:tab/>→ <text:span text:style-name="T84">countdown</text:span><text:span text:style-name="T314"> </text:span><text:span text:style-name="T313">dice a </text:span><text:span text:style-name="T83">for</text:span><text:span text:style-name="T313"> di iterarare dal primo parametro al secondo (</text:span><text:span text:style-name="T314">scendendo</text:span><text:span text:style-name="T313">), con il <text:tab/> <text:s text:c="2"/><text:tab/><text:tab/><text:tab/> <text:s text:c="3"/>passo indicato dal terzo parametro.</text:span></text:p>
      <text:p text:style-name="P210">stdout.write(x, "-")</text:p>
      <text:p text:style-name="P210">echo()</text:p>
      <text:p text:style-name="P189"/>
      <text:p text:style-name="P138">Il <text:span text:style-name="T43">for</text:span> ha veramente molti caso d’uso e che ti torneranno sempre molto utili, ma il suo uso è davvero molto semplice e non mi dilungherei di più sulla descrizione perché mi sembra molto auto <text:span text:style-name="T315">esplicativo</text:span>.</text:p>
      <text:p text:style-name="P138"/>
      <text:p text:style-name="P138"/>
      <text:p text:style-name="P138"/>
      <text:p text:style-name="P118">4.6 – Try/Except.</text:p>
      <text:p text:style-name="P139">Gli operatori <text:alphabetical-index-mark-start text:id="IMark94051548753144" text:key1="Operatori"/><text:span text:style-name="T43">t</text:span><text:span text:style-name="T56">r</text:span><text:span text:style-name="T43">y</text:span><text:alphabetical-index-mark-end text:id="IMark94051548753144"/><text:span text:style-name="T43"> </text:span>/<text:span text:style-name="T43"> </text:span><text:alphabetical-index-mark-start text:id="IMark94051548752280" text:key1="Operatori"/><text:span text:style-name="T43">except</text:span><text:alphabetical-index-mark-end text:id="IMark94051548752280"/><text:span text:style-name="T43"> </text:span>sono estremamente utili, perch<text:span text:style-name="T316">è</text:span> ti consentono di “catturare” un errore in fase di <text:span text:style-name="T316">esecuzione </text:span><text:span text:style-name="T317">evitando cosi la chiusura <text:s/>brutale del tuo programma</text:span>. Vediamo subito un esempio e chiariamo il concetto:</text:p>
      <text:p text:style-name="P191"/>
      <text:p text:style-name="P201">import strutils</text:p>
      <text:p text:style-name="P209"/>
      <text:p text:style-name="P210">let a = stdin.readLine()</text:p>
      <text:p text:style-name="P209"/>
      <text:p text:style-name="P210">try:</text:p>
      <text:p text:style-name="P210"><text:s text:c="4"/>var v = parseInt(a)</text:p>
      <text:p text:style-name="P216">echo v</text:p>
      <text:p text:style-name="P216"><text:s text:c="4"/>except <text:span text:style-name="T187">ValueError</text:span>:</text:p>
      <text:p text:style-name="P210">echo ("non converto!!")</text:p>
      <text:p text:style-name="P191"/>
      <text:p text:style-name="P140">Questo va spiegato; se non usassimo la struttura <text:span text:style-name="T43">try </text:span>/ <text:span text:style-name="T43"><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195">ValueError</text:span><text:span text:style-name="T13">]</text:span>“ <text:span text:style-name="T318">ma per fortuna l’eccezione sollevata (in blu) può essere catturata da </text:span><text:span text:style-name="T57"><text:s/>try</text:span><text:span text:style-name="T318"> e gestita da </text:span><text:span text:style-name="T57"><text:s/>except</text:span><text:span text:style-name="T318"> in un qualche modo, nel nostro caso scrivendo la non avvenuta conversione. Inutile dirti che questa cosa potrebbe </text:span><text:span text:style-name="T319">gestire</text:span><text:span text:style-name="T318"> una mancata lettura di un file, una mancata connessione o altro </text:span><text:span text:style-name="T319">che porti ad un errore fatale. </text:span><text:span text:style-name="T320">Arriverà un giorno però, in cui tu stesso scriverai delle funzioni che potrebbero provocare degli errori, e sarebbe cosa giusta creare le proprie eccezioni viste <text:s/>e considerato che possono poi tornare assai utili. </text:span><text:span text:style-name="T321">Queste eccezioni si possono sollevare </text:span><text:soft-page-break/><text:span text:style-name="T321">utilizzando l’operatore </text:span><text:span text:style-name="T58"><text:s/></text:span><text:alphabetical-index-mark-start text:id="IMark94051548753144" text:key1="Operatori"/><text:span text:style-name="T58">raise</text:span><text:alphabetical-index-mark-end text:id="IMark94051548753144"/><text:span text:style-name="T321"> </text:span><text:span text:style-name="T322">e le nuove eccezioni si crea con </text:span><text:span text:style-name="T59">newExceptio</text:span><text:span text:style-name="T60">n</text:span><text:span text:style-name="T322"> </text:span><text:span text:style-name="T323">(non obbligatoria) vediamo un esempio:</text:span></text:p>
      <text:p text:style-name="P192"/>
      <text:p text:style-name="P205"/>
      <text:p text:style-name="P205"/>
      <text:p text:style-name="P205"/>
      <text:p text:style-name="P205"/>
      <text:p text:style-name="P205">proc provaEccezione(a, b: int)=</text:p>
      <text:p text:style-name="P210"><text:s text:c="4"/>if a &lt; b:</text:p>
      <text:p text:style-name="P210"><text:s text:c="8"/>raise newException(IOError, "errore a&lt;b")</text:p>
      <text:p text:style-name="P210"><text:s text:c="4"/>else:</text:p>
      <text:p text:style-name="P210"><text:s text:c="8"/>echo("<text:span text:style-name="T325">T</text:span>utto <text:span text:style-name="T325">B</text:span>ene!")</text:p>
      <text:p text:style-name="P209"/>
      <text:p text:style-name="P210"><text:span text:style-name="T324">var</text:span> a = 3</text:p>
      <text:p text:style-name="P210"><text:span text:style-name="T324">var</text:span> b = 7</text:p>
      <text:p text:style-name="P210">provaEccezione(a, b)</text:p>
      <text:p text:style-name="P192"/>
      <text:p text:style-name="P141">Qui se <text:span text:style-name="T13">a</text:span> è minore di <text:span text:style-name="T13">b</text:span> solleverà un eccezione che si potrà poi catturare con il <text:span text:style-name="T43">try</text:span> ed eventualmente intervenire, magari cambiando il valore ad una delle due variabili.</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70"><text:soft-page-break/>5 – Le <text:span text:style-name="T363">Procedure (Funzioni)</text:span>.</text:p>
      <text:p text:style-name="P149">Una ruolo molto importante nella programmazione, è svolto dalle <text:span text:style-name="T363">procedure (dette anche funzioni)</text:span> in Nim in particolar modo perché come linguaggio, pur essendo molto elastico, di suo preferisce il modo procedurale, cioè con uso intensivo appunto di <text:span text:style-name="T363">procedure</text:span>. Ma perché le <text:span text:style-name="T363">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361">in più se un giorno ci dovesse servire la stessa </text:span><text:span text:style-name="T363">procedura</text:span><text:span text:style-name="T361"> per altri programmi, ecco che si può o banalmente copiarla oppure creare un modulo ed importarla nel nuovo programma in maniera semplice e pulita </text:span><text:span text:style-name="T362">(vedremo in questa sezione come). Un modo per immaginare le </text:span><text:span text:style-name="T363">procedure</text:span><text:span text:style-name="T362">, è pensarle come a delle scatole chiuse e che fanno “qualcosa” al loro interno, ma dove per comunicare con esse si può farlo soltanto inviando dei dati nel momento della loro chiamata (</text:span><text:span text:style-name="T21">argomenti</text:span><text:span text:style-name="T362">) e ricevere il loro risultato alla fine del loro compito (con </text:span><text:span text:style-name="T21">return</text:span><text:span text:style-name="T362"> o </text:span><text:span text:style-name="T21">reslult</text:span><text:span text:style-name="T362">).</text:span></text:p>
      <text:p text:style-name="P149"/>
      <text:p text:style-name="P149"/>
      <text:p text:style-name="P149"/>
      <text:p text:style-name="P120">5.1 – Dichiarazione Di Una procedura.</text:p>
      <text:p text:style-name="P150">Il primo passo da fare, è capire come si dichiarano le procedure in Nim, di seguito <text:span text:style-name="T379">vedrai</text:span> alcuni esempi e spero cose utili da sapere:</text:p>
      <text:p text:style-name="P199"/>
      <text:p text:style-name="P171"><text:alphabetical-index-mark-start text:id="IMark94051548752280" text:key1="Operatori"/><text:span text:style-name="T364">proc</text:span><text:alphabetical-index-mark-end text:id="IMark94051548752280"/><text:span text:style-name="T364"> nomeProcedura(a: int, b: string): char =</text:span></text:p>
      <text:p text:style-name="P171"><text:span text:style-name="T364"><text:s text:c="4"/></text:span><text:alphabetical-index-mark-start text:id="IMark94051548753144" text:key1="Operatori"/><text:span text:style-name="T365">discard</text:span><text:alphabetical-index-mark-end text:id="IMark94051548753144"/></text:p>
      <text:p text:style-name="P196"/>
      <text:p text:style-name="P144">In questa breve dichiarazione gi<text:span text:style-name="T367">à</text:span> possiamo vedere <text:span text:style-name="T367">parecchie cose interessanti:</text:span></text:p>
      <text:list xml:id="list1344542153" text:style-name="L18">
        <text:list-item>
          <text:p text:style-name="P352">Un procedura viene dichiarata con la parola chiave <text:span text:style-name="T43">proc</text:span>.</text:p>
        </text:list-item>
        <text:list-item>
          <text:p text:style-name="P352"><text:span text:style-name="T398">Il</text:span> nome deve iniziare con lettera minuscola e non con numeri.</text:p>
        </text:list-item>
        <text:list-item>
          <text:p text:style-name="P352">Gli argomenti son<text:span text:style-name="T398">o</text:span> scritti tra parentesi e dichiarato il tipo (oppure a = 3, b = “ciao” ed il compilatore deduce da solo il tipo usato).</text:p>
        </text:list-item>
        <text:list-item>
          <text:p text:style-name="P352">Dopo “:” viene indicato il topo di valore che la procedura ritorna in questo caso un “char”.</text:p>
        </text:list-item>
        <text:list-item>
          <text:p text:style-name="P352">L’operatore “<text:span text:style-name="T43">discard</text:span>” in questo caso viene usato come il “pass” di python, ovvero dice al compilatore che la funzione esiste, ma per ora è vuota (senza darebbe errore).</text:p>
        </text:list-item>
        <text:list-item>
          <text:p text:style-name="P352">Dopo il simbolo “=” si scrive il corpo della funzione, che se a capo va identato di due spazzi.</text:p>
        </text:list-item>
      </text:list>
      <text:p text:style-name="P145"/>
      <text:p text:style-name="P146">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è quella di dichiararne i “prototipi”, e lo si fa (all’inizio del programma) scrivendo solo la dichiarazione della funzione omettendo “=”.</text:p>
      <text:p text:style-name="P193"/>
      <text:p text:style-name="P172"><text:alphabetical-index-mark-start text:id="IMark94051548753144" text:key1="Operatori"/><text:span text:style-name="T364">proc</text:span><text:alphabetical-index-mark-end text:id="IMark94051548753144"/><text:span text:style-name="T364"> nomeProcedura(a: int, b: string): char <text:tab/><text:tab/>→ </text:span><text:span text:style-name="T366">senza “=” e posta all’inizio è un prototipo di funzione.</text:span></text:p>
      <text:p text:style-name="P194"/>
      <text:p text:style-name="P147">Ora la funzione reale puoi davvero metterla dove vuoi, e in qualsiasi ordine, perché verrà sempre rit<text:span text:style-name="T368">r</text:span>ovata (cosa che come dicevo semplifica molto la vita quando hai molte funzioni). <text:span text:style-name="T368">Vediamo un esempio pratico:</text:span></text:p>
      <text:p text:style-name="P194"/>
      <text:p text:style-name="P194"/>
      <text:p text:style-name="P194"/>
      <text:p text:style-name="P194"/>
      <text:p text:style-name="P194"/>
      <text:p text:style-name="P194"/>
      <text:p text:style-name="P194"><text:soft-page-break/>import <text:alphabetical-index-mark-start text:id="IMark94051548752280" text:key1="Moduli"/>sequtils<text:alphabetical-index-mark-end text:id="IMark94051548752280"/></text:p>
      <text:p text:style-name="P194">proc estraiCarattere(stringa: string, indice: int): char<text:tab/>→ <text:span text:style-name="T369">prototipo della funzione </text:span><text:span text:style-name="T371">(senza “=”)</text:span><text:span text:style-name="T369">.</text:span></text:p>
      <text:p text:style-name="P194"/>
      <text:p text:style-name="P194">echo("Ho estratto: ", estraiCarattere("ciao", 2))</text:p>
      <text:p text:style-name="P194"><text:alphabetical-index-mark-start text:id="IMark94051548752280" text:key1="Operatori"/>discard<text:alphabetical-index-mark-end text:id="IMark94051548752280"/> estraiCarattere("albero", 3)<text:tab/><text:tab/><text:tab/>→ <text:span text:style-name="T370">senza “discard” darebbe errore.</text:span></text:p>
      <text:p text:style-name="P194"/>
      <text:p text:style-name="P194">proc estraiCarattere(stringa: string, indice: int): char =<text:tab/>→ <text:span text:style-name="T369">funzione reale.</text:span></text:p>
      <text:p text:style-name="P194"><text:s text:c="2"/>let sequenza = <text:alphabetical-index-mark-start text:id="IMark94051548752280" text:key1="Procedure"/>toSeq<text:alphabetical-index-mark-end text:id="IMark94051548752280"/>(stringa)</text:p>
      <text:p text:style-name="P194"><text:s text:c="2"/><text:alphabetical-index-mark-start text:id="IMark94051548751848" text:key1="Operatori"/>result<text:alphabetical-index-mark-end text:id="IMark94051548751848"/> = sequenza[indice]<text:tab/><text:tab/><text:tab/><text:tab/>→ “<text:span text:style-name="T370">result” ritorna un valore ed è </text:span><text:span text:style-name="T371">au</text:span><text:span text:style-name="T370">to dichiarato.</text:span></text:p>
      <text:p text:style-name="P147"/>
      <text:p text:style-name="P148">Anche in questo esempio, puoi vedere altre cose interessanti. Ovviamente la prima è l’uso della dichiarazione del prototipo della funzione all’inizio del programma <text:span text:style-name="T372">e come si usa; ma la cosa più importante è la parola chiave “</text:span><text:alphabetical-index-mark-start text:id="IMark94051548751848" text:key1="Operatori"/><text:span text:style-name="T22">result</text:span><text:alphabetical-index-mark-end text:id="IMark94051548751848"/><text:span text:style-name="T372">” che è una variabile riservata, e viene automaticamente associata al tipo dichiarato di ritorno della procedura </text:span><text:span text:style-name="T376">e va messa come ultima istruzione</text:span><text:span text:style-name="T372">. </text:span><text:span text:style-name="T373">Puoi anche usare “</text:span><text:alphabetical-index-mark-start text:id="IMark94051548752280" text:key1="Operatori"/><text:span text:style-name="T23">return</text:span><text:alphabetical-index-mark-end text:id="IMark94051548752280"/><text:span text:style-name="T373">” ma l’uso di questo operatore è consigliato solo nel caso in cui la procedura debba ritornare un risultato prima dell’effettiva conclusione della procedura stessa (ad esempio dentro ad un “</text:span><text:span text:style-name="T23">while true</text:span><text:span text:style-name="T373">”</text:span><text:span text:style-name="T376">)</text:span><text:span text:style-name="T373">. </text:span><text:span text:style-name="T374">La funzione potrebbe anche non avere un valore di ritorno, in qual caso </text:span><text:span text:style-name="T375">non ci vanno i “:” ma solo “=”</text:span><text:span text:style-name="T374">. Altra cosa che puoi notare è “</text:span><text:span text:style-name="T24">discard</text:span><text:span text:style-name="T374">” nella chiamata della funzione; quando si chiama una funzione che ha un qualsiasi ritorno, ma a te non interessa questo valore, devi dirlo esplicitamente al compilatore cosi non ti creerà problemi sul fatto che lo stai ignorando.</text:span></text:p>
      <text:p text:style-name="P195"/>
      <text:p text:style-name="P197"><text:span text:style-name="T376">p</text:span>roc nome<text:span text:style-name="T376">P</text:span>rocedura() =<text:tab/><text:tab/>→ procedura che non ritorna nulla (void).</text:p>
      <text:p text:style-name="P197"/>
      <text:p text:style-name="P198">proc ritorno(): int =<text:tab/><text:tab/>→ grazie a return la procedura può uscire dal ciclo while infinito.</text:p>
      <text:p text:style-name="P198"><text:s text:c="2"/>var a: int = 0</text:p>
      <text:p text:style-name="P198"><text:s text:c="2"/>while true:</text:p>
      <text:p text:style-name="P198"><text:s text:c="6"/>if a &gt; 10:</text:p>
      <text:p text:style-name="P198"><text:s text:c="10"/>return a<text:tab/><text:tab/><text:tab/>→ <text:span text:style-name="T377">prova a scrivere result = a, e vedi cosa succede!!</text:span></text:p>
      <text:p text:style-name="P198"><text:s text:c="6"/>a.inc()</text:p>
      <text:p text:style-name="P198"><text:s text:c="2"/></text:p>
      <text:p text:style-name="P198">echo(ritorno())</text:p>
      <text:p text:style-name="P198"/>
      <text:p text:style-name="P151">La prima procedura non ritorna nulla (quindi non si usa nemmeno <text:span text:style-name="T13">discard</text:span>) nella seconda invece, puoi vedere l’uso di <text:alphabetical-index-mark-start text:id="IMark94051548751848" text:key1="Operatori"/><text:span text:style-name="T13">return</text:span><text:alphabetical-index-mark-end text:id="IMark94051548751848"/> in questo caso <text:span text:style-name="T13">result</text:span> non <text:span text:style-name="T378">funziona</text:span>, in quanto non è l’ultima istruzione della procedura, quindi va usato<text:span text:style-name="T13"> return.</text:span></text:p>
      <text:p text:style-name="P162"/>
      <text:p text:style-name="P173"/>
      <text:p text:style-name="P162"/>
      <text:p text:style-name="P121">5.2 – Pas<text:span text:style-name="T380">s</text:span>aggio Argom<text:span text:style-name="T380">e</text:span>nti per Valore / Riferimento.</text:p>
      <text:p text:style-name="P152">Qui si entra in un discorso un po' più delicato, ovvero come si passano gli argomenti ad una procedura; generalmente lo si può fare in due modi:</text:p>
      <text:p text:style-name="P152"/>
      <text:list xml:id="list3522903543" text:style-name="L19">
        <text:list-item>
          <text:p text:style-name="P353">Per valore, e qui se vuoi modificare questo valore <text:span text:style-name="T78">devi</text:span> farne una copia all’interno della procedura e solo dopo puoi modificarlo generalmente più lenta (specie su grosse mole di dati) ma che crea meno problemi.</text:p>
        </text:list-item>
        <text:list-item>
          <text:p text:style-name="P353">Per riferimento, dove viene praticamente passato un puntatore al valore, pratica molto più veloce in fase esecutivo ma pericolosa perché quel valore sarà modificato per chiunque lo richieda.</text:p>
        </text:list-item>
      </text:list>
      <text:p text:style-name="P154"/>
      <text:p text:style-name="P153"><text:soft-page-break/>Come di consueto farò un paio di esempi per illustrare le diverse modalità di chiamata:</text:p>
      <text:p text:style-name="P219"/>
      <text:p text:style-name="P219">proc perVal(<text:span text:style-name="T214">valore: int</text:span>): int =<text:tab/><text:tab/><text:tab/>→ <text:span text:style-name="T381">Passaggio per valore.</text:span></text:p>
      <text:p text:style-name="P219"><text:s text:c="4"/>var copia = valore<text:tab/><text:tab/><text:tab/>→ <text:span text:style-name="T381">Viene fatta una copia del dato da modificare.</text:span></text:p>
      <text:p text:style-name="P219"><text:s text:c="4"/>copia = copia * 100</text:p>
      <text:p text:style-name="P219"><text:s text:c="4"/>result = copia</text:p>
      <text:p text:style-name="P219"/>
      <text:p text:style-name="P219">proc perRef(<text:span text:style-name="T214">valore: var int</text:span>): int =<text:tab/><text:tab/>→ <text:span text:style-name="T381">Passaggio per riferimento.</text:span></text:p>
      <text:p text:style-name="P219"><text:s text:c="4"/>valore = valore * 100</text:p>
      <text:p text:style-name="P219"><text:s text:c="4"/>result = valore</text:p>
      <text:p text:style-name="P219"><text:s text:c="4"/></text:p>
      <text:p text:style-name="P219">var vA = 2</text:p>
      <text:p text:style-name="P219">var vB = 4</text:p>
      <text:p text:style-name="P219"/>
      <text:p text:style-name="P308"><text:span text:style-name="T265">echo ("vA= ",vA, "vA fx= ", perVal(vA),"vA vale ora= ", vA)<text:tab/>→</text:span><text:span text:style-name="T267"> </text:span><text:span text:style-name="T196">vA= 2vA <text:s/>fx= 200 <text:s/>vA vale ora= 2</text:span><text:span text:style-name="T267"><text:line-break/></text:span><text:span text:style-name="T265">echo ("vB= ",vA, "vB fx= ", perRef(vB),"vB vale ora= ", vB)<text:tab/>→ </text:span><text:span text:style-name="T197">vB= 2vB <text:s text:c="2"/>fx= 400 <text:s/>vB vale ora= 400</text:span><text:span text:style-name="T268"><text:line-break/></text:span></text:p>
      <text:p text:style-name="P168"><text:span text:style-name="T165">N</text:span><text:span text:style-name="T164">ell’esempio qui sopra, risulta molto evidente quanto detto finora, infatti la procedura </text:span><text:span text:style-name="T42">perVal</text:span><text:span text:style-name="T164"> non va a modificare la valore </text:span><text:span text:style-name="T42">vA</text:span><text:span text:style-name="T164">, mentre la procedura </text:span><text:span text:style-name="T42">perRif</text:span><text:span text:style-name="T164"> va a modificare il dato originario, cambiandolo per sempre; ho evidenziato la caratteristica che rende una procedura per “valore” e l’altra per “riferimento”, ovvero l’aggiunta del operatore </text:span><text:span text:style-name="T65">var</text:span><text:span text:style-name="T164"> subito prima della dichiarazione del tipo dell’argomento, in pratica gli dice che “</text:span><text:span text:style-name="T42">valore</text:span><text:span text:style-name="T164"> è un puntatore a </text:span><text:span text:style-name="T42">int</text:span><text:span text:style-name="T164">”, puntatore sicuro tracciato dal GC.</text:span></text:p>
      <text:p text:style-name="P354"/>
      <text:p text:style-name="P354"/>
      <text:p text:style-name="P354"/>
      <text:p text:style-name="P366">5.3 – Generici</text:p>
      <text:p text:style-name="P155"><text:span text:style-name="T383">Nel capitolo 5.1 ho detto che gli eventuali argomenti di una funzione, devono essere dichiarati esplicitamente (</text:span><text:span text:style-name="T68">arg1: int, arg2: string</text:span><text:span text:style-name="T383">) oppure implicitamente (</text:span><text:span text:style-name="T68">arg1 = 75, arg2 =”Nim”</text:span><text:span text:style-name="T383">) ma questo non sempre è possibile. </text:span><text:span text:style-name="T384">Ci sono casi in cui a priori non è possibile sapere il tipo di dato che invierai alla tua funzione, oppure casi in cui la funzione potrebbe lavorare tranquillamente con tipi simili (ad esempio </text:span><text:span text:style-name="T69">int </text:span><text:span text:style-name="T384">e </text:span><text:span text:style-name="T69">float</text:span><text:span text:style-name="T384">) e si vuole evitare inutili e pesanti duplicazioni del codice, ovvero riscrivere praticamente la stessa cosa per i due tipi. </text:span><text:span text:style-name="T385">Per risolvere questo problema ci vengono in aiuto i </text:span><text:alphabetical-index-mark-start text:id="IMark94051548751848"/><text:span text:style-name="T385">generici</text:span><text:alphabetical-index-mark-end text:id="IMark94051548751848"/><text:span text:style-name="T385">. </text:span><text:span text:style-name="T386">Con i generici possiamo passare (in teoria) qualsiasi tipo alla nostra funzione, a patto che siano compatibili con ciò che la funzione stessa fa. Ma faccio un esempio:</text:span></text:p>
      <text:p text:style-name="P372"/>
      <text:p text:style-name="P176"><text:span text:style-name="T386">proc somma</text:span><text:alphabetical-index-mark-start text:id="IMark94051548751848" text:key1="Operatori"/><text:span text:style-name="T217">[T]</text:span><text:alphabetical-index-mark-end text:id="IMark94051548751848"/><text:span text:style-name="T386">(num1: T, num2: T): T =</text:span></text:p>
      <text:p text:style-name="P372"><text:s text:c="4"/>result = num1 + num2</text:p>
      <text:p text:style-name="P372"><text:s text:c="3"/></text:p>
      <text:p text:style-name="P176"><text:span text:style-name="T386">echo(somma(3, 5))<text:tab/><text:tab/><text:tab/><text:tab/></text:span><text:span text:style-name="T200">→ </text:span><text:span text:style-name="T199">8</text:span></text:p>
      <text:p text:style-name="P176"><text:span text:style-name="T386">echo(somma(3.14 , 10.1))<text:tab/><text:tab/><text:tab/></text:span><text:span text:style-name="T200">→ </text:span><text:span text:style-name="T199">13.24</text:span></text:p>
      <text:p text:style-name="P301"><text:span text:style-name="T386">echo(somma('N', 'i'))<text:tab/><text:tab/><text:tab/>→ </text:span><text:span text:style-name="T387">Errore! ‘</text:span><text:span text:style-name="T388">N’ e ‘i’ non possono essere sommati!</text:span></text:p>
      <text:p text:style-name="P301"><text:span text:style-name="T387">echo(somma(3, 5.4))<text:tab/><text:tab/><text:tab/>→ </text:span><text:span text:style-name="T388">Errore! 3 e 5.4 sono tipi diversi e T non può assumere due tipologie!</text:span></text:p>
      <text:p text:style-name="P372"/>
      <text:p text:style-name="P156"><text:span text:style-name="T386">C</text:span><text:span text:style-name="T383">ome possiamo osservare, un generico lo si dichiara con </text:span><text:span text:style-name="T88">[T]</text:span><text:span text:style-name="T383"> prima degli argomenti stessi, esso assumerà il tipo a seconda di cosa la chiamata manderà alla procedura, </text:span><text:span text:style-name="T388">ovviamente </text:span><text:span text:style-name="T273">può assumere un solo tipo</text:span><text:span text:style-name="T388">, infatti nel quarto esempio che forziamo a due tipi diversi ritorna errore in compilazione</text:span><text:span text:style-name="T383">. </text:span><text:span text:style-name="T388">Nel primo caso </text:span><text:span text:style-name="T89">T</text:span><text:span text:style-name="T388"> sarà di tipo </text:span><text:span text:style-name="T70">int</text:span><text:span text:style-name="T388"> nel secondo caso sarà </text:span><text:span text:style-name="T70">float</text:span><text:span text:style-name="T388">. Da notare che anche il dato ritornato dalla procedura essendo di tipo </text:span><text:span text:style-name="T89">T</text:span><text:span text:style-name="T388"> dovrà ritornare lo stesso tipo di quelli mandati. </text:span><text:span text:style-name="T389">Il terzo caso darà errore in compilazione, perché i caratteri non si </text:span><text:soft-page-break/><text:span text:style-name="T389">possono sommare tra loro. Potremo anche avere l’esigenza di limitare i tipi che un generico può ricevere magari per evitare spiacevoli sorprese in fase di esecuzione, Nim ti permette di fare questo, semplicemente dichiarando la funzione come:</text:span></text:p>
      <text:p text:style-name="P373"/>
      <text:p text:style-name="P177"><text:span text:style-name="T389">proc somma</text:span><text:span text:style-name="T216">[T: int </text:span><text:alphabetical-index-mark-start text:id="IMark94051548751848" text:key1="Operatori"/><text:span text:style-name="T216">|</text:span><text:alphabetical-index-mark-end text:id="IMark94051548751848"/><text:span text:style-name="T216"> float]</text:span><text:span text:style-name="T389">(num1: T, num2: T): T =</text:span></text:p>
      <text:p text:style-name="P373"/>
      <text:p text:style-name="P157"><text:span text:style-name="T389">I</text:span><text:span text:style-name="T383">n questo modo il generico può accettare soltanto numeri </text:span><text:span text:style-name="T68">int</text:span><text:span text:style-name="T383"> oppure </text:span><text:span text:style-name="T68">float</text:span><text:span text:style-name="T383"> tutte le altre cose solleveranno un errore in compilazione. </text:span><text:span text:style-name="T390">E se avessi più argomenti che però potrebbero (</text:span><text:span text:style-name="T391">o </text:span><text:span text:style-name="T390">no!) essere di tipo diverso, come si potrebbe fare, vediamo un esempio:</text:span></text:p>
      <text:p text:style-name="P374"/>
      <text:p text:style-name="P178"><text:span text:style-name="T390"><text:s/>proc cerca</text:span><text:span text:style-name="T218">[T, S]</text:span><text:span text:style-name="T390">(chiave: T, lista: S): bool =</text:span></text:p>
      <text:p text:style-name="P374"><text:s text:c="4"/>if chiave in lista:</text:p>
      <text:p text:style-name="P374"><text:s text:c="6"/>result = true</text:p>
      <text:p text:style-name="P374"><text:s text:c="4"/>else:</text:p>
      <text:p text:style-name="P374"><text:s text:c="6"/>result = false</text:p>
      <text:p text:style-name="P374"><text:s text:c="7"/></text:p>
      <text:p text:style-name="P178"><text:span text:style-name="T390">echo(cerca('f',['b','j','a','z']))<text:tab/><text:tab/><text:tab/></text:span><text:span text:style-name="T201">→ false</text:span></text:p>
      <text:p text:style-name="P178"><text:span text:style-name="T390">echo(cerca(3,[1,5,3,9,0]))<text:tab/><text:tab/><text:tab/></text:span><text:span text:style-name="T201">→ true</text:span></text:p>
      <text:p text:style-name="P178"><text:span text:style-name="T390">echo(cerca(1.5,[1.0,5.7,1.5,9.3]))<text:tab/><text:tab/><text:tab/></text:span><text:span text:style-name="T201">→ true</text:span></text:p>
      <text:p text:style-name="P374"/>
      <text:p text:style-name="P158"><text:span text:style-name="T383">In questo semplice esempio, passiamo alla procedura due argomenti, il primo funge da chiave, il secondo come un elenco di varie cose. In questo caso passiamo due generici, in questo caso </text:span><text:span text:style-name="T88">T</text:span><text:span text:style-name="T383"> varrà </text:span><text:span text:style-name="T68">char</text:span><text:span text:style-name="T383"> o </text:span><text:span text:style-name="T68">int</text:span><text:span text:style-name="T383"> o </text:span><text:span text:style-name="T68">float</text:span><text:span text:style-name="T383">, mentre </text:span><text:span text:style-name="T88">S</text:span><text:span text:style-name="T383"> sarà di tipo </text:span><text:span text:style-name="T68">array[char]</text:span><text:span text:style-name="T383"> o </text:span><text:span text:style-name="T68">array[int</text:span><text:span text:style-name="T383">] oppure </text:span><text:span text:style-name="T68">array[float]</text:span><text:span text:style-name="T383"> ecco dunque che alla procedura ora passiamo due </text:span><text:span text:style-name="T68">tipi</text:span><text:span text:style-name="T383"> diversi. </text:span></text:p>
      <text:p text:style-name="P355"/>
      <text:p text:style-name="P355"/>
      <text:p text:style-name="P368">5.4 – Proc vs Func.</text:p>
      <text:p text:style-name="P159"><text:span text:style-name="T383">In Nim ci son due modi per dichiarare un procedura, ovvero </text:span><text:span text:style-name="T88">proc</text:span><text:span text:style-name="T383"> e </text:span><text:alphabetical-index-mark-start text:id="IMark94051548751848"/><text:span text:style-name="T88">func</text:span><text:alphabetical-index-mark-end text:id="IMark94051548751848"/><text:span text:style-name="T383">, ma in cosa differiscono le due modalità? </text:span><text:span text:style-name="T392">La differenza è sottile, ma importante. Come prima ap</text:span><text:span text:style-name="T393">p</text:span><text:span text:style-name="T392">rossimazione, </text:span><text:span text:style-name="T393">puoi immaginare questa differenza come quella tra </text:span><text:span text:style-name="T71">var </text:span><text:span text:style-name="T393">(proc) e </text:span><text:span text:style-name="T71">let </text:span><text:span text:style-name="T393">(func), </text:span><text:span text:style-name="T394">func è molto più restrittiva rispetto a proc, questo vu</text:span><text:span text:style-name="T395">o</text:span><text:span text:style-name="T394">l</text:span><text:span text:style-name="T395">e</text:span><text:span text:style-name="T394"> dire che func non può arrecare nessun tipo di modifica a qualcosa esterno a se stessa (gli argomenti passati son interni!!), mentre proc lo può serenamente fare. </text:span><text:span text:style-name="T395">Due esempi classici di modifiche esterne sono:</text:span></text:p>
      <text:p text:style-name="P356"/>
      <text:list xml:id="list2577628942" text:style-name="L20">
        <text:list-item>
          <text:p text:style-name="P365"><text:span text:style-name="T383">Stampare a video con “echo” questo semplice comando viene interpretato come una modifica al </text:span><text:span text:style-name="T396">terminale</text:span><text:span text:style-name="T383">, quindi una modifica esterna alla procedura </text:span><text:span text:style-name="T68">func</text:span><text:span text:style-name="T383">.</text:span></text:p>
        </text:list-item>
        <text:list-item>
          <text:p text:style-name="P365"><text:span text:style-name="T383">La modifica/</text:span><text:span text:style-name="T397">lettura</text:span><text:span text:style-name="T383"> di una variabile globale, questa variabile essendo dichiarata al di fuori di </text:span><text:span text:style-name="T68">func</text:span><text:span text:style-name="T383"> non può essere modificata </text:span><text:span text:style-name="T397">ne usata internamente</text:span><text:span text:style-name="T383">.</text:span></text:p>
        </text:list-item>
      </text:list>
      <text:p text:style-name="P357"/>
      <text:p text:style-name="P358"/>
      <text:p text:style-name="P358"/>
      <text:p text:style-name="P358"/>
      <text:p text:style-name="P358"/>
      <text:p text:style-name="P358"/>
      <text:p text:style-name="P358"/>
      <text:p text:style-name="P358"/>
      <text:p text:style-name="P358"/>
      <text:p text:style-name="P358"/>
      <text:p text:style-name="P358"/>
      <text:p text:style-name="P358"><text:soft-page-break/>Ecco un esempio con i relativi risultati:</text:p>
      <text:p text:style-name="P375"/>
      <text:p text:style-name="P375">let globale = 20</text:p>
      <text:p text:style-name="P375"/>
      <text:p text:style-name="P375">proc somma(a: int): int =</text:p>
      <text:p text:style-name="P375"><text:s text:c="4"/>result = globale + a</text:p>
      <text:p text:style-name="P375"><text:s text:c="5"/></text:p>
      <text:p text:style-name="P375">func diff(a: int): int =</text:p>
      <text:p text:style-name="P375"><text:s text:c="4"/>result = globale - a</text:p>
      <text:p text:style-name="P375"><text:s text:c="4"/></text:p>
      <text:p text:style-name="P179"><text:span text:style-name="T383">echo(somma(10))<text:tab/><text:tab/><text:tab/><text:tab/></text:span><text:span text:style-name="T198">→ 30</text:span></text:p>
      <text:p text:style-name="P298"><text:span text:style-name="T266">echo(diff(10))<text:tab/><text:tab/><text:tab/><text:tab/></text:span><text:span text:style-name="T219">→ Errore! ‘</text:span><text:span text:style-name="T220">diff’ can have side effects</text:span></text:p>
      <text:p text:style-name="P388"/>
      <text:p text:style-name="P309"><text:span text:style-name="T255">Come puoi osservare, mentre in </text:span><text:span text:style-name="T258">somma()</text:span><text:span text:style-name="T255"> usare una variabile globale è ammesso, in </text:span><text:span text:style-name="T258">func()</text:span><text:span text:style-name="T255"> non è e questo vale per qualsiasi cosa che ti venga in mente che vada ad avere effetti fuori di essa. In proatica </text:span><text:span text:style-name="T258">func</text:span><text:span text:style-name="T255"> è un alias per </text:span><text:span text:style-name="T260">proc() </text:span><text:span text:style-name="T261">{.</text:span><text:span text:style-name="Source_20_Text"><text:span text:style-name="T178">noSideEffect</text:span></text:span><text:span text:style-name="T261">.}</text:span><text:span text:style-name="T256">. </text:span><text:span text:style-name="T257">In altre parole </text:span><text:span text:style-name="T259">func</text:span><text:span text:style-name="T257"> garantisce che non si siano effetti indesiderati come modifiche involontarie nel tuo codice.</text:span></text:p>
      <text:p text:style-name="P355"/>
      <text:p text:style-name="P355"/>
      <text:p text:style-name="P355"/>
      <text:p text:style-name="P369">5.5 – Procedure Puppliche e Private.</text:p>
      <text:p text:style-name="P359">Il concetto di procedure pubbliche e private, non è molto importante quando si lavora su di un singolo file, ma diventa cruciale quando si creano librerie e poi viene importata in un’altro progetto <text:span text:style-name="T400">specie se si usa un aproccio “ad oggetti” (capitolo 6)</text:span>, <text:span text:style-name="T400">perché alcune procedure potrebbero essere “pericolose” da usare liberamente o perchè richiedono prima che delle altre procedure impostiano dei valori. </text:span><text:span text:style-name="T274">Qualsiasi procedura in Nim di default è privata (non visibile al di fuori del file dove è dichiarata), per renderla pubbilca bisogna dirlo esplicitamente</text:span><text:span text:style-name="T400">. Rendere pubblica una funzione è estremamente facile, basta mettere </text:span><text:span text:style-name="T85">“*”</text:span><text:span text:style-name="T400"> dopo il nome della procedura stessa. Vediamo come:</text:span></text:p>
      <text:p text:style-name="P376"/>
      <text:p text:style-name="P376">proc privata() =<text:tab/><text:tab/><text:tab/><text:tab/>→ <text:span text:style-name="T400">Questa funzione sarà visibile (importato il file che la contiene).</text:span></text:p>
      <text:p text:style-name="P376"><text:s text:c="4"/>discard</text:p>
      <text:p text:style-name="P376"><text:s text:c="4"/></text:p>
      <text:p text:style-name="P376">proc pubblica<text:span text:style-name="T402">*</text:span>() =<text:tab/><text:tab/><text:tab/><text:tab/>→ <text:span text:style-name="T400">Questa funzione NON sarà visibile (importato il file che la contiene).</text:span></text:p>
      <text:p text:style-name="P376"><text:s text:c="4"/>discard</text:p>
      <text:p text:style-name="P355"/>
      <text:p text:style-name="P360">Questo concetto che per ora può sembrare un po' strano, nel prossimo capitolo sarà spero più chiaro e potrei capire perché è cosi importante la distinzione tra pubblico e privato.</text:p>
      <text:p text:style-name="P355"/>
      <text:p text:style-name="P355"/>
      <text:p text:style-name="P355"/>
      <text:p text:style-name="P355"/>
      <text:p text:style-name="P355"/>
      <text:p text:style-name="P355"/>
      <text:p text:style-name="P355"/>
      <text:p text:style-name="P355"/>
      <text:p text:style-name="P355"/>
      <text:p text:style-name="P355"/>
      <text:p text:style-name="P371"/>
      <text:p text:style-name="P371"><text:soft-page-break/>6.0 – Programmazione ad Oggetti.</text:p>
      <text:p text:style-name="P359">Ormai sai che Nim preferisce una programmazione procedurale, ma questo non ci impedisce di usare un’altro stile molto usato, ovvero la programmazione ad aggetti <text:span text:style-name="T405">che a volte può essere molto utile</text:span>. In altri linguaggi come per esempio Python, ce uan parola chiave riservata che ci permette di creare una classe, ovvero class, in Nim non esiste nulla del genere, ma in questo capitolo vedrai comunque come risolvere questo problema e creare qualcosa di molto simile ad un oggetto. <text:span text:style-name="T403">Per fare questo, per prima cosa dovrai studiare </text:span><text:span text:style-name="T61">type</text:span><text:span text:style-name="T403"> che finora lo abbiamo solo intravis</text:span><text:span text:style-name="T404">t</text:span><text:span text:style-name="T403">o, ma senza soffermarci troppo su di esso al capitolo 3. </text:span></text:p>
      <text:p text:style-name="P359"/>
      <text:p text:style-name="P359"/>
      <text:p text:style-name="P359"/>
      <text:p text:style-name="P367">6.1 – Type.</text:p>
      <text:p text:style-name="P361">Siediti comodo, perché questo operatore <text:alphabetical-index-mark-start text:id="IMark94051548751848"/><text:span text:style-name="T13">type</text:span><text:alphabetical-index-mark-end text:id="IMark94051548751848"/> dall’aria cosi mansueta, in realtà ci riserverà parecchie sorprese. <text:span text:style-name="T275">Lo scopo principale di </text:span><text:span text:style-name="T67">type</text:span><text:span text:style-name="T275"> è quello di creare delle strutture dati personalizzate dall’utente</text:span><text:span text:style-name="T406">, in altre parole oltre ai tipi standard come </text:span><text:span text:style-name="T25">int</text:span><text:span text:style-name="T406">, </text:span><text:span text:style-name="T25">char</text:span><text:span text:style-name="T406">, </text:span><text:span text:style-name="T25">ecc</text:span><text:span text:style-name="T406"> possiamo creare dei </text:span><text:span text:style-name="T25">tipi</text:span><text:span text:style-name="T406"> che contengo combinazione dei precedenti e molto, molto altro. </text:span><text:span text:style-name="T407">Cominciamo subito con un esempio perché ci sarà gia molto da dire:</text:span></text:p>
      <text:p text:style-name="P377"><text:span text:style-name="T407"/></text:p>
      <text:p text:style-name="P377"><text:span text:style-name="T407">type</text:span></text:p>
      <text:p text:style-name="P377"><text:span text:style-name="T407"><text:s text:c="4"/></text:span><text:span text:style-name="T221">F</text:span><text:span text:style-name="T407">rutta = </text:span><text:span text:style-name="T221">object</text:span></text:p>
      <text:p text:style-name="P377"><text:span text:style-name="T407"><text:s text:c="8"/>nome: string</text:span></text:p>
      <text:p text:style-name="P377"><text:span text:style-name="T407"><text:s text:c="8"/>colore: string</text:span></text:p>
      <text:p text:style-name="P377"><text:span text:style-name="T407"><text:s text:c="8"/>peso: int</text:span></text:p>
      <text:p text:style-name="P377"><text:span text:style-name="T407"><text:s text:c="8"/></text:span></text:p>
      <text:p text:style-name="P377"><text:span text:style-name="T407">var frutto1 = Frutta(nome: "Arancia", colore: "arancione", peso: 100)</text:span></text:p>
      <text:p text:style-name="P377"><text:span text:style-name="T407">echo frutto1.nome<text:tab/><text:tab/><text:tab/><text:tab/></text:span><text:span text:style-name="T202">→ </text:span><text:span text:style-name="T203">Arancia</text:span></text:p>
      <text:p text:style-name="P378"><text:span text:style-name="T408">e</text:span><text:span text:style-name="T401">cho frutto1<text:tab/><text:tab/><text:tab/></text:span><text:span text:style-name="T204"><text:tab/>→ Visualizza tutto il contenuto della variabile.</text:span></text:p>
      <text:p text:style-name="P377"><text:span text:style-name="T407"/></text:p>
      <text:p text:style-name="P382"><text:span text:style-name="T407">N</text:span><text:span text:style-name="T401">ella prima riga, ce </text:span><text:span text:style-name="T26">type</text:span><text:span text:style-name="T401"> e di seguito identato (come di consueto ho usato 4 spazi anziche 2 per maggior visibilità qui) il nome di questo nuovo </text:span><text:span text:style-name="T26">tipo</text:span><text:span text:style-name="T401">, e se osservi, inizia con uan lettere maiusola, questo perché in Nim per convenzione, i </text:span><text:span text:style-name="T26">tipi</text:span><text:span text:style-name="T401"> definiti dall’utente e solo essi </text:span><text:span text:style-name="T86">devono</text:span><text:span text:style-name="T401"> iniziare in questo modo. </text:span><text:span text:style-name="T409">Dopo il nome possiamo osservare un’altra istruzione, ovvero </text:span><text:span text:style-name="T27">object</text:span><text:span text:style-name="T409"> e qui mi tocca aprire una parentesi, perché i </text:span><text:span text:style-name="T27">type</text:span><text:span text:style-name="T409"> possono essere di tre tipologie:</text:span></text:p>
      <text:p text:style-name="P382"><text:span text:style-name="T409"/></text:p>
      <text:list xml:id="list3185789078" text:style-name="L21">
        <text:list-item>
          <text:p text:style-name="P383"><text:span text:style-name="T401">Gli </text:span><text:alphabetical-index-mark-start text:id="IMark94051548752280"/><text:span text:style-name="T62">object</text:span><text:alphabetical-index-mark-end text:id="IMark94051548752280"/><text:span text:style-name="T401">: sono grosso modo le strutture di C, dove all’interno ci sono tutte le variabili richieste. </text:span><text:span text:style-name="T410">In questo caso due </text:span><text:span text:style-name="T28">tipi</text:span><text:span text:style-name="T410"> strutturalmente ugali ma con nomi diversi(ma stesse variabili e stessi nomi di esse), dal punto di vista del compilatore sono entità completamente diverse.</text:span></text:p>
        </text:list-item>
        <text:list-item>
          <text:p text:style-name="P383"><text:span text:style-name="T401">Le </text:span><text:alphabetical-index-mark-start text:id="IMark94051548751848"/><text:span text:style-name="T62">tuple</text:span><text:alphabetical-index-mark-end text:id="IMark94051548751848"/><text:span text:style-name="T401">: assomigliano molto agli </text:span><text:span text:style-name="T26">object</text:span><text:span text:style-name="T401">, </text:span><text:span text:style-name="T410">anche esse son delle strutture dati, ma a differenza di prima, due </text:span><text:span text:style-name="T28">tipi</text:span><text:span text:style-name="T410"> stutturalmente uguali ma con nomi diversi(ma stesse variabili e stessi nomi) in questo caso sono uguali.</text:span></text:p>
        </text:list-item>
        <text:list-item>
          <text:p text:style-name="P384"><text:span text:style-name="T410">G</text:span><text:span text:style-name="T401">li </text:span><text:alphabetical-index-mark-start text:id="IMark94051548752280"/><text:span text:style-name="T62">enum</text:span><text:alphabetical-index-mark-end text:id="IMark94051548752280"/><text:span text:style-name="T401">: è simile alle numerazioni di C. definisce una raccolta di identificatori, a cui è associato significato.</text:span></text:p>
        </text:list-item>
      </text:list>
      <text:p text:style-name="P385"><text:span text:style-name="T401"/></text:p>
      <text:p text:style-name="P385"><text:span text:style-name="T401">Le restanti </text:span><text:span text:style-name="T411">tre </text:span><text:span text:style-name="T401">linee vanno a definire il “contenuto” del nostro nuovo </text:span><text:span text:style-name="T26">tipo</text:span><text:span text:style-name="T401"> e vanno dichiarati semplicemente specificando a loro volta di che </text:span><text:span text:style-name="T26">tipo</text:span><text:span text:style-name="T401"> sono. </text:span><text:span text:style-name="T276">Una volta descritta la struttura che volgiamo usare, che va sempre posta all’inizio o per lomeno prima di usare il nuovo tipo</text:span><text:span text:style-name="T411"> come per le procedure, andrai ad usarla come fosse un qualsiasi </text:span><text:span text:style-name="T29">tipo</text:span><text:span text:style-name="T411"> di sistema (come nell’esempio) ora qui </text:span><text:span text:style-name="T412">potrai</text:span><text:span text:style-name="T411"> inizializzare tutti o solo alcuni dei suoi valori. </text:span><text:span text:style-name="T412">Nell’ultima linea ti mostro come richiamare un solo valore della variabile </text:span><text:span text:style-name="T87">frutto</text:span><text:span text:style-name="T412"> in questo caso </text:span><text:span text:style-name="T87">nome</text:span><text:span text:style-name="T412"> che è uguale ad “Arancia”, puoi anche vedere tutto il contenuto </text:span><text:span text:style-name="T414">dei campi</text:span><text:span text:style-name="T412"> semplicemente </text:span><text:span text:style-name="T413">usando solo il suo nome, e si può modificarne il contnuto scrivendo:</text:span></text:p>
      <text:p text:style-name="P379"><text:soft-page-break/><text:span text:style-name="T413">frutto1.nome = "Mandarino”</text:span></text:p>
      <text:p text:style-name="P379"><text:span text:style-name="T413">frutto1 = Frutta(nome: "pesca", colore: "Giallo", peso = 123)</text:span></text:p>
      <text:p text:style-name="P379"><text:span text:style-name="T413"/></text:p>
      <text:p text:style-name="P386"><text:span text:style-name="T413">N</text:span><text:span text:style-name="T401">on sempre però potreai modificare i valori di questo </text:span><text:span text:style-name="T26">tipo</text:span><text:span text:style-name="T401"> (e qui ci avviciniamo alla programmazione ad oggetti) e questo avviene quando dovrai modificare una o più voci di esso, tramite una procedura, questo perché se tiricordi dal capitolo precedente, normalmente gli argomenti vengono passati per valore quindi lei potrebbe agire al più su una copia del valore ma non sul valore originale. Ma ce una via d’uscita, usare</text:span><text:span text:style-name="T62"> ref</text:span><text:span text:style-name="T401"> nella definizione del tuo</text:span><text:span text:style-name="T26"> tipo</text:span><text:span text:style-name="T401">. Ecco subito un esempio che ti chiarirà il concetto:</text:span></text:p>
      <text:p text:style-name="P376"/>
      <text:p text:style-name="P376">type</text:p>
      <text:p text:style-name="P376"><text:s text:c="4"/>PerValore = object<text:tab/><text:tab/><text:tab/><text:span text:style-name="T415">→ </text:span><text:span text:style-name="T416">I </text:span><text:span text:style-name="T417">tipo</text:span><text:span text:style-name="T416"> verrà passato per valore, quindi il copilatore darà errore perche la </text:span></text:p>
      <text:p text:style-name="P376"><text:s text:c="8"/>valore: int<text:tab/><text:tab/><text:tab/><text:tab/> <text:s text:c="4"/><text:span text:style-name="T416">procedura non potrà andare andare a variare quanto passato.</text:span></text:p>
      <text:p text:style-name="P376"><text:s text:c="8"/></text:p>
      <text:p text:style-name="P376">proc cambio(a: PerValore) =</text:p>
      <text:p text:style-name="P376"><text:s text:c="4"/>a.valore = <text:s/>100</text:p>
      <text:p text:style-name="P376"><text:s text:c="4"/>echo(a.valore)</text:p>
      <text:p text:style-name="P376"/>
      <text:p text:style-name="P376">var x = PerValore(valore: 50)</text:p>
      <text:p text:style-name="P376">cambio(x)</text:p>
      <text:p text:style-name="P376">echo(x.valore)</text:p>
      <text:p text:style-name="P359"/>
      <text:p text:style-name="P362">Se provi a compilare questo codice, il compilatore dara errore dicendo che <text:span text:style-name="T43">a.valore</text:span> non può essere riassegnata in questo modo, ma se riscrivi il programma nel modo proposto qui sotto le cose cambieranno:</text:p>
      <text:p text:style-name="P380"/>
      <text:p text:style-name="P380">type</text:p>
      <text:p text:style-name="P380"><text:s text:c="4"/>PerValore = <text:alphabetical-index-mark-start text:id="IMark94051494219016"/><text:span text:style-name="T214">ref</text:span> <text:alphabetical-index-mark-end text:id="IMark94051494219016"/>object<text:tab/><text:tab/><text:tab/><text:span text:style-name="T415">→ Ora si che può variare il valore passato, in quanto passato per riferimento!</text:span></text:p>
      <text:p text:style-name="P380"><text:s text:c="8"/>valore: int</text:p>
      <text:p text:style-name="P380"><text:s text:c="8"/></text:p>
      <text:p text:style-name="P380">proc cambio(a: PerValore) =</text:p>
      <text:p text:style-name="P380"><text:s text:c="4"/>a.valore = <text:s/>100</text:p>
      <text:p text:style-name="P380"><text:s text:c="4"/>echo(a.valore)<text:tab/><text:tab/><text:tab/><text:tab/><text:span text:style-name="T187">→ </text:span><text:span text:style-name="T205">100</text:span></text:p>
      <text:p text:style-name="P380"/>
      <text:p text:style-name="P380">var x = PerValore(valore: 50)</text:p>
      <text:p text:style-name="P380">cambio(x)</text:p>
      <text:p text:style-name="P380">echo(x.valore)<text:tab/><text:tab/><text:tab/><text:tab/><text:span text:style-name="T187">→ </text:span><text:span text:style-name="T205">100</text:span></text:p>
      <text:p text:style-name="P380"/>
      <text:p text:style-name="P363">Con questa piccola modifica, ovvero aggiungedo <text:span text:style-name="T43">ref</text:span> prima di <text:span text:style-name="T13">object</text:span> il tuo nuovo tipo sarà sempre passato per riferimento (un puntatore tracciato e sicuro) e quindi sempre modificabile dalle procedure.</text:p>
      <text:p text:style-name="P363"/>
      <text:p text:style-name="P363"/>
      <text:p text:style-name="P363"/>
      <text:p text:style-name="P370">6.2 – Programmazione ad Oggetti.</text:p>
      <text:p text:style-name="P364">Ci siamo, adesso abbiamo tutto ciò che ci serve per scrivere un programmino in stile ad oggetti. Come si accennava prima, in Nim non esiste la parola chiave <text:span text:style-name="T13">class</text:span> che raggurpa al suo interno tutti i metodi che servono per gestire la classe stessa. Però possiamo creare un file che come vedremo scriveremo qualcosa di simile ad una classe, e uan volta importato (in un secondo programma) sembrerà di lavorare con una vera e proria classe. <text:span text:style-name="T418">In questo </text:span><text:span text:style-name="T30">import</text:span><text:span text:style-name="T418">, </text:span><text:span text:style-name="T30">type</text:span><text:span text:style-name="T418"> e </text:span><text:span text:style-name="T30">*</text:span><text:span text:style-name="T418">, ci saranno davvero molto utili. Il prossimo esempio sarà il primo file dove scriveremo la nostra “classe” che poi importeremo, ecco come fare:</text:span></text:p>
      <text:p text:style-name="P381"><text:soft-page-break/></text:p>
      <text:p text:style-name="P359"/>
      <text:p text:style-name="P359"/>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P311">Indice Alfabetico</text:p>
          </text:index-title>
          <text:p text:style-name="P224">A</text:p>
          <text:p text:style-name="P221">array<text:tab/>8</text:p>
          <text:p text:style-name="P224">C</text:p>
          <text:p text:style-name="P221">cast<text:tab/>5</text:p>
          <text:p text:style-name="P224">E</text:p>
          <text:p text:style-name="P221">echo<text:tab/>4</text:p>
          <text:p text:style-name="P224">F</text:p>
          <text:p text:style-name="P221">fmt<text:tab/>8, 14</text:p>
          <text:p text:style-name="P224">I</text:p>
          <text:p text:style-name="P221">import<text:tab/>13</text:p>
          <text:p text:style-name="P221">isMainModule<text:tab/>15</text:p>
          <text:p text:style-name="P224">M</text:p>
          <text:p text:style-name="P221">Moduli<text:tab/></text:p>
          <text:p text:style-name="P222">complex<text:tab/>6</text:p>
          <text:p text:style-name="P222">math<text:tab/>6</text:p>
          <text:p text:style-name="P222">random<text:tab/>14</text:p>
          <text:p text:style-name="P222">rationals<text:tab/>6</text:p>
          <text:p text:style-name="P222">sets<text:tab/>11, 13</text:p>
          <text:p text:style-name="P222">strformat<text:tab/>7, 13, 14</text:p>
          <text:p text:style-name="P222">strutils<text:tab/>7</text:p>
          <text:p text:style-name="P224">O</text:p>
          <text:p text:style-name="P221">Operatori<text:tab/></text:p>
          <text:p text:style-name="P222">add<text:tab/>7, 10, 13</text:p>
          <text:p text:style-name="P222">addr<text:tab/>13</text:p>
          <text:p text:style-name="P222">and<text:tab/>6, 13</text:p>
          <text:p text:style-name="P222">chr<text:tab/>7</text:p>
          <text:p text:style-name="P222">clear<text:tab/>11</text:p>
          <text:p text:style-name="P222">countdown<text:tab/>17</text:p>
          <text:p text:style-name="P222">countup<text:tab/>17</text:p>
          <text:p text:style-name="P222">dec<text:tab/>12</text:p>
          <text:p text:style-name="P222">del<text:tab/>10</text:p>
          <text:p text:style-name="P222">delete<text:tab/>10</text:p>
          <text:p text:style-name="P222">div<text:tab/>6</text:p>
          <text:p text:style-name="P222">for<text:tab/>17</text:p>
          <text:p text:style-name="P222">high<text:tab/>12</text:p>
          <text:p text:style-name="P222">if<text:tab/>14</text:p>
          <text:p text:style-name="P222">in<text:tab/>11, 14</text:p>
          <text:p text:style-name="P222">inc<text:tab/>12</text:p>
          <text:p text:style-name="P222">incl<text:tab/>11</text:p>
          <text:p text:style-name="P222">insert<text:tab/>10</text:p>
          <text:p text:style-name="P222">is<text:tab/>13</text:p>
          <text:p text:style-name="P222">isnot<text:tab/>13</text:p>
          <text:p text:style-name="P222">len<text:tab/>7, 10, 13</text:p>
          <text:p text:style-name="P222">low<text:tab/>12</text:p>
          <text:p text:style-name="P222">mod<text:tab/>6</text:p>
          <text:p text:style-name="P222">not<text:tab/>6, 13</text:p>
          <text:p text:style-name="P222">notin<text:tab/>13, 14</text:p>
          <text:p text:style-name="P222">of<text:tab/>15</text:p>
          <text:p text:style-name="P222">or<text:tab/>6, 13</text:p>
          <text:p text:style-name="P222">ord<text:tab/>7, 12</text:p>
          <text:p text:style-name="P222">pop<text:tab/>10</text:p>
          <text:p text:style-name="P222">pred<text:tab/>12</text:p>
          <text:p text:style-name="P222">seq<text:tab/>9</text:p>
          <text:p text:style-name="P222">setLen<text:tab/>10</text:p>
          <text:p text:style-name="P222">shl<text:tab/>6</text:p>
          <text:p text:style-name="P222">shr<text:tab/>6</text:p>
          <text:p text:style-name="P222">succ<text:tab/>12</text:p>
          <text:p text:style-name="P222">toFloat<text:tab/>6</text:p>
          <text:p text:style-name="P222">toHashSet<text:tab/>11</text:p>
          <text:p text:style-name="P222">toHasSet<text:tab/>13</text:p>
          <text:p text:style-name="P222">toInt<text:tab/>6</text:p>
          <text:p text:style-name="P222">toOrderSet<text:tab/>11</text:p>
          <text:p text:style-name="P222">when<text:tab/>15</text:p>
          <text:p text:style-name="P222">while<text:tab/>16</text:p>
          <text:p text:style-name="P222">xor<text:tab/>6, 13</text:p>
          <text:p text:style-name="P222">_<text:tab/>15</text:p>
          <text:p text:style-name="P222">-<text:tab/>6, 11</text:p>
          <text:p text:style-name="P222">..<text:tab/>8, 10, 16, 17</text:p>
          <text:p text:style-name="P222">*<text:tab/>11</text:p>
          <text:p text:style-name="P222">/<text:tab/>6</text:p>
          <text:p text:style-name="P222">&amp;<text:tab/>7, 10, 14</text:p>
          <text:p text:style-name="P222">^<text:tab/>8, 10</text:p>
          <text:p text:style-name="P222">+<text:tab/>6, 11</text:p>
          <text:p text:style-name="P222">&lt;<text:tab/>10, 11</text:p>
          <text:p text:style-name="P222">$<text:tab/>14</text:p>
          <text:p text:style-name="P221">ordinali<text:tab/>10</text:p>
          <text:p text:style-name="P224">P</text:p>
          <text:p text:style-name="P221">Procedure<text:tab/></text:p>
          <text:p text:style-name="P222">intToStr<text:tab/>7</text:p>
          <text:p text:style-name="P222">isLowerAscii.<text:tab/>7</text:p>
          <text:p text:style-name="P222">isUpperAscii<text:tab/>7</text:p>
          <text:p text:style-name="P222">parseFloat<text:tab/>7</text:p>
          <text:p text:style-name="P222">parseInt<text:tab/>7</text:p>
          <text:p text:style-name="P222">pow<text:tab/>6</text:p>
          <text:p text:style-name="P222">round<text:tab/>6</text:p>
          <text:p text:style-name="P222">split<text:tab/>7</text:p>
          <text:p text:style-name="P222">sqrt<text:tab/>6</text:p>
          <text:p text:style-name="P222">strip<text:tab/>7</text:p>
          <text:p text:style-name="P222">trimZeros<text:tab/>7</text:p>
          <text:p text:style-name="P224">R</text:p>
          <text:p text:style-name="P221">rand<text:tab/>14</text:p>
          <text:p text:style-name="P221">readLine<text:tab/>4, 7</text:p>
          <text:p text:style-name="P221">result<text:tab/>2</text:p>
          <text:p text:style-name="P221">return<text:tab/>2</text:p>
          <text:p text:style-name="P224">S</text:p>
          <text:p text:style-name="P221">sequenze<text:tab/>9</text:p>
          <text:p text:style-name="P221">set<text:tab/>10</text:p>
          <text:p text:style-name="P221">stdout.write<text:tab/>4, 17</text:p>
          <text:p text:style-name="P221">stropping<text:tab/>13</text:p>
          <text:p text:style-name="P221">system.hostOS<text:tab/>15</text:p>
          <text:p text:style-name="P224">T</text:p>
          <text:p text:style-name="P221">type<text:tab/>5</text:p>
          <text:p text:style-name="P224">V</text:p>
          <text:p text:style-name="P221">Variabili<text:tab/></text:p>
          <text:p text:style-name="P222">caratteri<text:tab/>7</text:p>
          <text:p text:style-name="P222">const<text:tab/>4</text:p>
          <text:p text:style-name="P222">let<text:tab/>4</text:p>
          <text:p text:style-name="P222">stringhe<text:tab/>7</text:p>
          <text:p text:style-name="P222">Tipi<text:tab/></text:p>
          <text:p text:style-name="P223">bool<text:tab/>5</text:p>
          <text:p text:style-name="P223">char<text:tab/>5</text:p>
          <text:p text:style-name="P223">float<text:tab/>5</text:p>
          <text:p text:style-name="P223">float32<text:tab/>5</text:p>
          <text:p text:style-name="P223">float64<text:tab/>5</text:p>
          <text:p text:style-name="P223">int<text:tab/>5</text:p>
          <text:p text:style-name="P223">int16<text:tab/>5</text:p>
          <text:p text:style-name="P223">int32<text:tab/>5</text:p>
          <text:p text:style-name="P223">int64<text:tab/>5</text:p>
          <text:p text:style-name="P223">int8<text:tab/>5</text:p>
          <text:p text:style-name="P223">string<text:tab/>5</text:p>
          <text:p text:style-name="P223">uint<text:tab/>5</text:p>
          <text:p text:style-name="P223">uint16<text:tab/>5</text:p>
          <text:p text:style-name="P223">uint32<text:tab/>5</text:p>
          <text:p text:style-name="P223">uint64<text:tab/>5</text:p>
          <text:p text:style-name="P223">uint8<text:tab/>5</text:p>
          <text:p text:style-name="P222">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2-01-04T17:26:05.239964545</dc:date>
    <meta:editing-duration>P1DT6H56M9S</meta:editing-duration>
    <meta:editing-cycles>400</meta:editing-cycles>
    <meta:print-date>2022-01-04T13:20:51.519579321</meta:print-date>
    <meta:document-statistic meta:table-count="0" meta:image-count="0" meta:object-count="0" meta:page-count="26" meta:paragraph-count="688" meta:word-count="10820" meta:character-count="64949" meta:non-whitespace-character-count="54164"/>
  </office:meta>
</office:document-meta>
</file>